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2.769cm"/>
    </style:style>
    <style:style style:name="co5" style:family="table-column">
      <style:table-column-properties fo:break-before="auto" style:column-width="0.586cm"/>
    </style:style>
    <style:style style:name="co62" style:family="table-column">
      <style:table-column-properties fo:break-before="auto" style:column-width="2.907cm"/>
    </style:style>
    <style:style style:name="co63" style:family="table-column">
      <style:table-column-properties fo:break-before="auto" style:column-width="12.612cm"/>
    </style:style>
    <style:style style:name="co64" style:family="table-column">
      <style:table-column-properties fo:break-before="auto" style:column-width="2.438cm"/>
    </style:style>
    <style:style style:name="co65" style:family="table-column">
      <style:table-column-properties fo:break-before="auto" style:column-width="3.958cm"/>
    </style:style>
    <style:style style:name="co66" style:family="table-column">
      <style:table-column-properties fo:break-before="auto" style:column-width="1.72cm"/>
    </style:style>
    <style:style style:name="co11" style:family="table-column">
      <style:table-column-properties fo:break-before="auto" style:column-width="1.746cm"/>
    </style:style>
    <style:style style:name="co67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2.258cm"/>
    </style:style>
    <style:style style:name="co68" style:family="table-column">
      <style:table-column-properties fo:break-before="auto" style:column-width="5.142cm"/>
    </style:style>
    <style:style style:name="co19" style:family="table-column">
      <style:table-column-properties fo:break-before="auto" style:column-width="0.889cm"/>
    </style:style>
    <style:style style:name="co20" style:family="table-column">
      <style:table-column-properties fo:break-before="auto" style:column-width="7.939cm"/>
    </style:style>
    <style:style style:name="co21" style:family="table-column">
      <style:table-column-properties fo:break-before="auto" style:column-width="4.062cm"/>
    </style:style>
    <style:style style:name="co22" style:family="table-column">
      <style:table-column-properties fo:break-before="auto" style:column-width="0.972cm"/>
    </style:style>
    <style:style style:name="co23" style:family="table-column">
      <style:table-column-properties fo:break-before="auto" style:column-width="6.17cm"/>
    </style:style>
    <style:style style:name="co24" style:family="table-column">
      <style:table-column-properties fo:break-before="auto" style:column-width="4.036cm"/>
    </style:style>
    <style:style style:name="co25" style:family="table-column">
      <style:table-column-properties fo:break-before="auto" style:column-width="5.114cm"/>
    </style:style>
    <style:style style:name="co26" style:family="table-column">
      <style:table-column-properties fo:break-before="auto" style:column-width="5.921cm"/>
    </style:style>
    <style:style style:name="co27" style:family="table-column">
      <style:table-column-properties fo:break-before="auto" style:column-width="6.108cm"/>
    </style:style>
    <style:style style:name="co28" style:family="table-column">
      <style:table-column-properties fo:break-before="auto" style:column-width="6.225cm"/>
    </style:style>
    <style:style style:name="co29" style:family="table-column">
      <style:table-column-properties fo:break-before="auto" style:column-width="4.671cm"/>
    </style:style>
    <style:style style:name="co30" style:family="table-column">
      <style:table-column-properties fo:break-before="auto" style:column-width="6.888cm"/>
    </style:style>
    <style:style style:name="co31" style:family="table-column">
      <style:table-column-properties fo:break-before="auto" style:column-width="5.639cm"/>
    </style:style>
    <style:style style:name="co32" style:family="table-column">
      <style:table-column-properties fo:break-before="auto" style:column-width="5.867cm"/>
    </style:style>
    <style:style style:name="co33" style:family="table-column">
      <style:table-column-properties fo:break-before="auto" style:column-width="6.939cm"/>
    </style:style>
    <style:style style:name="co17" style:family="table-column">
      <style:table-column-properties fo:break-before="auto" style:column-width="5.313cm"/>
    </style:style>
    <style:style style:name="co34" style:family="table-column">
      <style:table-column-properties fo:break-before="auto" style:column-width="8.983cm"/>
    </style:style>
    <style:style style:name="co35" style:family="table-column">
      <style:table-column-properties fo:break-before="auto" style:column-width="3.074cm"/>
    </style:style>
    <style:style style:name="co36" style:family="table-column">
      <style:table-column-properties fo:break-before="auto" style:column-width="2.992cm"/>
    </style:style>
    <style:style style:name="co37" style:family="table-column">
      <style:table-column-properties fo:break-before="auto" style:column-width="3.875cm"/>
    </style:style>
    <style:style style:name="co38" style:family="table-column">
      <style:table-column-properties fo:break-before="auto" style:column-width="3.572cm"/>
    </style:style>
    <style:style style:name="co39" style:family="table-column">
      <style:table-column-properties fo:break-before="auto" style:column-width="3.821cm"/>
    </style:style>
    <style:style style:name="co40" style:family="table-column">
      <style:table-column-properties fo:break-before="auto" style:column-width="3.018cm"/>
    </style:style>
    <style:style style:name="co41" style:family="table-column">
      <style:table-column-properties fo:break-before="auto" style:column-width="4.29cm"/>
    </style:style>
    <style:style style:name="co42" style:family="table-column">
      <style:table-column-properties fo:break-before="auto" style:column-width="3.598cm"/>
    </style:style>
    <style:style style:name="co43" style:family="table-column">
      <style:table-column-properties fo:break-before="auto" style:column-width="1.663cm"/>
    </style:style>
    <style:style style:name="co44" style:family="table-column">
      <style:table-column-properties fo:break-before="auto" style:column-width="2.798cm"/>
    </style:style>
    <style:style style:name="co45" style:family="table-column">
      <style:table-column-properties fo:break-before="auto" style:column-width="0.697cm"/>
    </style:style>
    <style:style style:name="co46" style:family="table-column">
      <style:table-column-properties fo:break-before="auto" style:column-width="1.552cm"/>
    </style:style>
    <style:style style:name="co49" style:family="table-column">
      <style:table-column-properties fo:break-before="auto" style:column-width="3.93cm"/>
    </style:style>
    <style:style style:name="co50" style:family="table-column">
      <style:table-column-properties fo:break-before="auto" style:column-width="3.489cm"/>
    </style:style>
    <style:style style:name="co51" style:family="table-column">
      <style:table-column-properties fo:break-before="auto" style:column-width="3.046cm"/>
    </style:style>
    <style:style style:name="co52" style:family="table-column">
      <style:table-column-properties fo:break-before="auto" style:column-width="3.655cm"/>
    </style:style>
    <style:style style:name="co53" style:family="table-column">
      <style:table-column-properties fo:break-before="auto" style:column-width="2.715cm"/>
    </style:style>
    <style:style style:name="co54" style:family="table-column">
      <style:table-column-properties fo:break-before="auto" style:column-width="4.567cm"/>
    </style:style>
    <style:style style:name="co55" style:family="table-column">
      <style:table-column-properties fo:break-before="auto" style:column-width="4.069cm"/>
    </style:style>
    <style:style style:name="co56" style:family="table-column">
      <style:table-column-properties fo:break-before="auto" style:column-width="4.179cm"/>
    </style:style>
    <style:style style:name="co57" style:family="table-column">
      <style:table-column-properties fo:break-before="auto" style:column-width="2.632cm"/>
    </style:style>
    <style:style style:name="co58" style:family="table-column">
      <style:table-column-properties fo:break-before="auto" style:column-width="2.824cm"/>
    </style:style>
    <style:style style:name="co59" style:family="table-column">
      <style:table-column-properties fo:break-before="auto" style:column-width="2.741cm"/>
    </style:style>
    <style:style style:name="co60" style:family="table-column">
      <style:table-column-properties fo:break-before="auto" style:column-width="3.35cm"/>
    </style:style>
    <style:style style:name="co14" style:family="table-column">
      <style:table-column-properties fo:break-before="auto" style:column-width="5.175cm"/>
    </style:style>
    <style:style style:name="co69" style:family="table-column">
      <style:table-column-properties fo:break-before="auto" style:column-width="2.958cm"/>
    </style:style>
    <style:style style:name="co70" style:family="table-column">
      <style:table-column-properties fo:break-before="auto" style:column-width="1.886cm"/>
    </style:style>
    <style:style style:name="co71" style:family="table-column">
      <style:table-column-properties fo:break-before="auto" style:column-width="4.235cm"/>
    </style:style>
    <style:style style:name="co72" style:family="table-column">
      <style:table-column-properties fo:break-before="auto" style:column-width="2.963cm"/>
    </style:style>
    <style:style style:name="co73" style:family="table-column">
      <style:table-column-properties fo:break-before="auto" style:column-width="3.544cm"/>
    </style:style>
    <style:style style:name="co74" style:family="table-column">
      <style:table-column-properties fo:break-before="auto" style:column-width="4.5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 style:data-style-name="N105">
      <style:text-properties style:text-position="" style:text-underline-style="none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5">
      <style:text-properties style:text-position=""/>
    </style:style>
    <style:style style:name="ce4" style:family="table-cell" style:parent-style-name="Default">
      <style:table-cell-properties fo:background-color="#ffffff"/>
      <style:text-properties style:text-position=""/>
    </style:style>
    <style:style style:name="ce5" style:family="table-cell" style:parent-style-name="Default">
      <style:table-cell-properties fo:background-color="transparent" fo:border="none"/>
      <style:text-properties style:text-position=""/>
    </style:style>
    <style:style style:name="ce6" style:family="table-cell" style:parent-style-name="Default">
      <style:table-cell-properties fo:background-color="transparent" fo:border="none"/>
      <style:text-properties fo:color="#000000" style:text-position=""/>
    </style:style>
    <style:style style:name="ce7" style:family="table-cell" style:parent-style-name="Default">
      <style:table-cell-properties fo:background-color="transparent"/>
      <style:text-properties fo:color="#000000" style:text-position=""/>
    </style:style>
    <style:style style:name="ce10" style:family="table-cell" style:parent-style-name="Default" style:data-style-name="N105">
      <style:text-properties style:text-underline-style="none"/>
    </style:style>
    <style:style style:name="ce11" style:family="table-cell" style:parent-style-name="Default" style:data-style-name="N105"/>
    <style:style style:name="ce1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/>
    </style:style>
    <style:style style:name="ce14" style:family="table-cell" style:parent-style-name="Default">
      <style:table-cell-properties fo:background-color="transparent" fo:border="none"/>
    </style:style>
    <style:style style:name="ce15" style:family="table-cell" style:parent-style-name="Default">
      <style:table-cell-properties fo:background-color="transparent" fo:border="none"/>
      <style:text-properties fo:color="#000000"/>
    </style:style>
    <style:style style:name="ce16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ontent-validations>
        <table:content-validation table:name="val1" table:condition="of:cell-content-is-in-list(user_id)" table:allow-empty-cell="true" table:display-list="unsorted" table:base-cell-address="background_picture.A2">
          <table:error-message table:message-type="stop" table:display="true"/>
        </table:content-validation>
        <table:content-validation table:name="val2" table:condition="of:cell-content-is-in-list(user_id)" table:allow-empty-cell="true" table:display-list="unsorted" table:base-cell-address="request.E2">
          <table:error-message table:message-type="stop" table:display="true"/>
        </table:content-validation>
        <table:content-validation table:name="val3" table:condition="of:cell-content-is-in-list(user_id)" table:allow-empty-cell="true" table:display-list="unsorted" table:base-cell-address="tag.B2">
          <table:error-message table:message-type="stop" table:display="true"/>
        </table:content-validation>
      </table:content-validations>
      <table:table table:name="authorities" table:style-name="ta1">
        <table:table-column table:style-name="co1" table:default-cell-style-name="Default"/>
        <table:table-row table:style-name="ro1" table:number-rows-repeated="13">
          <table:table-cell/>
        </table:table-row>
        <table:table-row table:style-name="ro1"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ROLE_ADMIN</text:p>
          </table:table-cell>
        </table:table-row>
        <table:table-row table:style-name="ro1">
          <table:table-cell office:value-type="string" calcext:value-type="string">
            <text:p>ROLE_USER</text:p>
          </table:table-cell>
        </table:table-row>
      </table:table>
      <table:table table:name="users_authorities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authority_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LE_ADM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LE_ADM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LE_USER</text:p>
          </table:table-cell>
        </table:table-row>
      </table:table>
      <table:table table:name="users" table:style-name="ta1">
        <table:table-column table:style-name="co5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number-columns-repeated="2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11" table:default-cell-style-name="Default"/>
        <table:table-column table:style-name="co67" table:default-cell-style-name="Default"/>
        <table:table-column table:style-name="co2" table:default-cell-style-name="Default"/>
        <table:table-column table:style-name="co68" table:default-cell-style-name="ce8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ctivated</text:p>
          </table:table-cell>
          <table:table-cell office:value-type="string" calcext:value-type="string">
            <text:p>lang_key</text:p>
          </table:table-cell>
          <table:table-cell office:value-type="string" calcext:value-type="string">
            <text:p>created_by</text:p>
          </table:table-cell>
          <table:table-cell office:value-type="string" calcext:value-type="string">
            <text:p>biography</text:p>
          </table:table-cell>
          <table:table-cell table:style-name="Default" office:value-type="string" calcext:value-type="string">
            <text:p>created_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$2a$10$mE.qmcV0mFU5NcKh73TZx.z4ueI/.bDWbj0T1BYyqP481kGGarKLG</text:p>
          </table:table-cell>
          <table:table-cell table:number-columns-repeated="2" office:value-type="string" calcext:value-type="string">
            <text:p>System</text:p>
          </table:table-cell>
          <table:table-cell office:value-type="string" calcext:value-type="string">
            <text:p>system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system</text:p>
          </table:table-cell>
          <table:table-cell office:value-type="date" office:date-value="2014-07-12T10:10:13" calcext:value-type="date">
            <text:p>2014-07-12 10:10: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onymousUser</text:p>
          </table:table-cell>
          <table:table-cell office:value-type="string" calcext:value-type="string">
            <text:p>$2a$10$j8S5d7Sr7.8VTOYNviDPOeWX8KcYILUVJBsYV83Y5NtECayypx9lO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nonymous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ystem</text:p>
          </table:table-cell>
          <table:table-cell/>
          <table:table-cell office:value-type="date" office:date-value="2014-07-13T10:10:13" calcext:value-type="date">
            <text:p>2014-07-13 10:10: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$2a$10$gSAhZrxMllrbgj/kkK9UceBPpChGWJA7SYIb1Mqo.n5aNLq1/oRrC</text:p>
          </table:table-cell>
          <table:table-cell table:number-columns-repeated="2" office:value-type="string" calcext:value-type="string">
            <text:p>Administrator</text:p>
          </table:table-cell>
          <table:table-cell office:value-type="string" calcext:value-type="string">
            <text:p>admin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admin</text:p>
          </table:table-cell>
          <table:table-cell office:value-type="date" office:date-value="2014-07-14T10:10:13" calcext:value-type="date">
            <text:p>2014-07-14 10:10: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$2a$10$VEjxo0jq2YG9Rbk2HmX9S.k1uZBGYUHdUcid3g/vfiEl7lwWgOH/K</text:p>
          </table:table-cell>
          <table:table-cell table:number-columns-repeated="2" office:value-type="string" calcext:value-type="string">
            <text:p>User</text:p>
          </table:table-cell>
          <table:table-cell office:value-type="string" calcext:value-type="string">
            <text:p>user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</text:p>
          </table:table-cell>
          <table:table-cell office:value-type="date" office:date-value="2014-07-15T10:10:13" calcext:value-type="date">
            <text:p>2014-07-15 10:10: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r001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1</text:p>
          </table:table-cell>
          <table:table-cell office:value-type="string" calcext:value-type="string">
            <text:p>Surname 001</text:p>
          </table:table-cell>
          <table:table-cell office:value-type="string" calcext:value-type="string">
            <text:p>user001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1</text:p>
          </table:table-cell>
          <table:table-cell office:value-type="date" office:date-value="2014-07-16T10:10:13" calcext:value-type="date">
            <text:p>2014-07-16 10:10: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2</text:p>
          </table:table-cell>
          <table:table-cell office:value-type="string" calcext:value-type="string">
            <text:p>Surname 002</text:p>
          </table:table-cell>
          <table:table-cell office:value-type="string" calcext:value-type="string">
            <text:p>user002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2</text:p>
          </table:table-cell>
          <table:table-cell office:value-type="date" office:date-value="2014-07-17T10:10:13" calcext:value-type="date">
            <text:p>2014-07-17 10:10: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3</text:p>
          </table:table-cell>
          <table:table-cell office:value-type="string" calcext:value-type="string">
            <text:p>Surname 003</text:p>
          </table:table-cell>
          <table:table-cell office:value-type="string" calcext:value-type="string">
            <text:p>user003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3</text:p>
          </table:table-cell>
          <table:table-cell office:value-type="date" office:date-value="2014-07-18T10:10:13" calcext:value-type="date">
            <text:p>2014-07-18 10:10: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er004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4</text:p>
          </table:table-cell>
          <table:table-cell office:value-type="string" calcext:value-type="string">
            <text:p>Surname 004</text:p>
          </table:table-cell>
          <table:table-cell office:value-type="string" calcext:value-type="string">
            <text:p>user004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4</text:p>
          </table:table-cell>
          <table:table-cell office:value-type="date" office:date-value="2014-07-19T10:10:13" calcext:value-type="date">
            <text:p>2014-07-19 10:10: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er005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5</text:p>
          </table:table-cell>
          <table:table-cell office:value-type="string" calcext:value-type="string">
            <text:p>Surname 005</text:p>
          </table:table-cell>
          <table:table-cell office:value-type="string" calcext:value-type="string">
            <text:p>user005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5</text:p>
          </table:table-cell>
          <table:table-cell office:value-type="date" office:date-value="2014-07-20T10:10:13" calcext:value-type="date">
            <text:p>2014-07-20 10:10: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ser006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6</text:p>
          </table:table-cell>
          <table:table-cell office:value-type="string" calcext:value-type="string">
            <text:p>Surname 006</text:p>
          </table:table-cell>
          <table:table-cell office:value-type="string" calcext:value-type="string">
            <text:p>user006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6</text:p>
          </table:table-cell>
          <table:table-cell office:value-type="date" office:date-value="2014-07-21T10:10:13" calcext:value-type="date">
            <text:p>2014-07-21 10:10: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ser007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7</text:p>
          </table:table-cell>
          <table:table-cell office:value-type="string" calcext:value-type="string">
            <text:p>Surname 007</text:p>
          </table:table-cell>
          <table:table-cell office:value-type="string" calcext:value-type="string">
            <text:p>user007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7</text:p>
          </table:table-cell>
          <table:table-cell office:value-type="date" office:date-value="2014-07-22T10:10:13" calcext:value-type="date">
            <text:p>2014-07-22 10:10: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ser008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8</text:p>
          </table:table-cell>
          <table:table-cell office:value-type="string" calcext:value-type="string">
            <text:p>Surname 008</text:p>
          </table:table-cell>
          <table:table-cell office:value-type="string" calcext:value-type="string">
            <text:p>user008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8</text:p>
          </table:table-cell>
          <table:table-cell office:value-type="date" office:date-value="2014-07-23T10:10:13" calcext:value-type="date">
            <text:p>2014-07-23 10:10: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r009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9</text:p>
          </table:table-cell>
          <table:table-cell office:value-type="string" calcext:value-type="string">
            <text:p>Surname 009</text:p>
          </table:table-cell>
          <table:table-cell office:value-type="string" calcext:value-type="string">
            <text:p>user009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9</text:p>
          </table:table-cell>
          <table:table-cell office:value-type="date" office:date-value="2014-07-24T10:10:13" calcext:value-type="date">
            <text:p>2014-07-24 10:10: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ser010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0</text:p>
          </table:table-cell>
          <table:table-cell office:value-type="string" calcext:value-type="string">
            <text:p>Surname 010</text:p>
          </table:table-cell>
          <table:table-cell office:value-type="string" calcext:value-type="string">
            <text:p>user010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0</text:p>
          </table:table-cell>
          <table:table-cell office:value-type="date" office:date-value="2014-07-25T10:10:13" calcext:value-type="date">
            <text:p>2014-07-25 10:10: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ser011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1</text:p>
          </table:table-cell>
          <table:table-cell office:value-type="string" calcext:value-type="string">
            <text:p>Surname 011</text:p>
          </table:table-cell>
          <table:table-cell office:value-type="string" calcext:value-type="string">
            <text:p>user011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1</text:p>
          </table:table-cell>
          <table:table-cell office:value-type="date" office:date-value="2014-07-26T10:10:13" calcext:value-type="date">
            <text:p>2014-07-26 10:10: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ser012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2</text:p>
          </table:table-cell>
          <table:table-cell office:value-type="string" calcext:value-type="string">
            <text:p>Surname 012</text:p>
          </table:table-cell>
          <table:table-cell office:value-type="string" calcext:value-type="string">
            <text:p>user012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2</text:p>
          </table:table-cell>
          <table:table-cell office:value-type="date" office:date-value="2014-07-27T10:10:13" calcext:value-type="date">
            <text:p>2014-07-27 10:10: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ser013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3</text:p>
          </table:table-cell>
          <table:table-cell office:value-type="string" calcext:value-type="string">
            <text:p>Surname 013</text:p>
          </table:table-cell>
          <table:table-cell office:value-type="string" calcext:value-type="string">
            <text:p>user013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3</text:p>
          </table:table-cell>
          <table:table-cell office:value-type="date" office:date-value="2014-07-28T10:10:13" calcext:value-type="date">
            <text:p>2014-07-28 10:10: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ser014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4</text:p>
          </table:table-cell>
          <table:table-cell office:value-type="string" calcext:value-type="string">
            <text:p>Surname 014</text:p>
          </table:table-cell>
          <table:table-cell office:value-type="string" calcext:value-type="string">
            <text:p>user014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4</text:p>
          </table:table-cell>
          <table:table-cell office:value-type="date" office:date-value="2014-07-29T10:10:13" calcext:value-type="date">
            <text:p>2014-07-29 10:10: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ser015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5</text:p>
          </table:table-cell>
          <table:table-cell office:value-type="string" calcext:value-type="string">
            <text:p>Surname 015</text:p>
          </table:table-cell>
          <table:table-cell office:value-type="string" calcext:value-type="string">
            <text:p>user015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5</text:p>
          </table:table-cell>
          <table:table-cell office:value-type="date" office:date-value="2014-07-30T10:10:13" calcext:value-type="date">
            <text:p>2014-07-30 10:10: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ser016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6</text:p>
          </table:table-cell>
          <table:table-cell office:value-type="string" calcext:value-type="string">
            <text:p>Surname 016</text:p>
          </table:table-cell>
          <table:table-cell office:value-type="string" calcext:value-type="string">
            <text:p>user016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6</text:p>
          </table:table-cell>
          <table:table-cell office:value-type="date" office:date-value="2014-07-31T10:10:13" calcext:value-type="date">
            <text:p>2014-07-31 10:10:13</text:p>
          </table:table-cell>
        </table:table-row>
      </table:table>
      <table:table table:name="background_picture" table:style-name="ta1">
        <table:table-column table:style-name="co3" table:default-cell-style-name="Default"/>
        <table:table-column table:style-name="co69" table:default-cell-style-name="Default"/>
        <table:table-column table:style-name="co70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roperties</text:p>
          </table:table-cell>
        </table:table-row>
        <table:table-row table:style-name="ro1">
          <table:table-cell table:content-validation-name="val1" office:value-type="float" office:value="1" calcext:value-type="float">
            <text:p>1</text:p>
          </table:table-cell>
          <table:table-cell table:formula="of:=CONCATENATE(&quot;Usuario &quot;; [users.B2])" office:value-type="string" office:string-value="Usuario system" calcext:value-type="string">
            <text:p>Usuario system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table:formula="of:=CONCATENATE(&quot;Usuario &quot;; [users.B4])" office:value-type="string" office:string-value="Usuario admin" calcext:value-type="string">
            <text:p>Usuario admin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4" calcext:value-type="float">
            <text:p>4</text:p>
          </table:table-cell>
          <table:table-cell table:formula="of:=CONCATENATE(&quot;Usuario &quot;; [users.B5])" office:value-type="string" office:string-value="Usuario user" calcext:value-type="string">
            <text:p>Usuario user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5" calcext:value-type="float">
            <text:p>5</text:p>
          </table:table-cell>
          <table:table-cell table:formula="of:=CONCATENATE(&quot;Usuario &quot;; [users.B6])" office:value-type="string" office:string-value="Usuario user001" calcext:value-type="string">
            <text:p>Usuario user001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6" calcext:value-type="float">
            <text:p>6</text:p>
          </table:table-cell>
          <table:table-cell table:formula="of:=CONCATENATE(&quot;Usuario &quot;; [users.B7])" office:value-type="string" office:string-value="Usuario user002" calcext:value-type="string">
            <text:p>Usuario user002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7" calcext:value-type="float">
            <text:p>7</text:p>
          </table:table-cell>
          <table:table-cell table:formula="of:=CONCATENATE(&quot;Usuario &quot;; [users.B8])" office:value-type="string" office:string-value="Usuario user003" calcext:value-type="string">
            <text:p>Usuario user003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8" calcext:value-type="float">
            <text:p>8</text:p>
          </table:table-cell>
          <table:table-cell table:formula="of:=CONCATENATE(&quot;Usuario &quot;; [users.B9])" office:value-type="string" office:string-value="Usuario user004" calcext:value-type="string">
            <text:p>Usuario user004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9" calcext:value-type="float">
            <text:p>9</text:p>
          </table:table-cell>
          <table:table-cell table:formula="of:=CONCATENATE(&quot;Usuario &quot;; [users.B10])" office:value-type="string" office:string-value="Usuario user005" calcext:value-type="string">
            <text:p>Usuario user005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table:formula="of:=CONCATENATE(&quot;Usuario &quot;; [users.B11])" office:value-type="string" office:string-value="Usuario user006" calcext:value-type="string">
            <text:p>Usuario user006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table:formula="of:=CONCATENATE(&quot;Usuario &quot;; [users.B12])" office:value-type="string" office:string-value="Usuario user007" calcext:value-type="string">
            <text:p>Usuario user007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2" calcext:value-type="float">
            <text:p>12</text:p>
          </table:table-cell>
          <table:table-cell table:formula="of:=CONCATENATE(&quot;Usuario &quot;; [users.B13])" office:value-type="string" office:string-value="Usuario user008" calcext:value-type="string">
            <text:p>Usuario user008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table:formula="of:=CONCATENATE(&quot;Usuario &quot;; [users.B14])" office:value-type="string" office:string-value="Usuario user009" calcext:value-type="string">
            <text:p>Usuario user009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4" calcext:value-type="float">
            <text:p>14</text:p>
          </table:table-cell>
          <table:table-cell table:formula="of:=CONCATENATE(&quot;Usuario &quot;; [users.B15])" office:value-type="string" office:string-value="Usuario user010" calcext:value-type="string">
            <text:p>Usuario user010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table:formula="of:=CONCATENATE(&quot;Usuario &quot;; [users.B16])" office:value-type="string" office:string-value="Usuario user011" calcext:value-type="string">
            <text:p>Usuario user011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6" calcext:value-type="float">
            <text:p>16</text:p>
          </table:table-cell>
          <table:table-cell table:formula="of:=CONCATENATE(&quot;Usuario &quot;; [users.B17])" office:value-type="string" office:string-value="Usuario user012" calcext:value-type="string">
            <text:p>Usuario user012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table:formula="of:=CONCATENATE(&quot;Usuario &quot;; [users.B18])" office:value-type="string" office:string-value="Usuario user013" calcext:value-type="string">
            <text:p>Usuario user013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table:formula="of:=CONCATENATE(&quot;Usuario &quot;; [users.B19])" office:value-type="string" office:string-value="Usuario user014" calcext:value-type="string">
            <text:p>Usuario user014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9" calcext:value-type="float">
            <text:p>19</text:p>
          </table:table-cell>
          <table:table-cell table:formula="of:=CONCATENATE(&quot;Usuario &quot;; [users.B20])" office:value-type="string" office:string-value="Usuario user015" calcext:value-type="string">
            <text:p>Usuario user015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table:formula="of:=CONCATENATE(&quot;Usuario &quot;; [users.B21])" office:value-type="string" office:string-value="Usuario user016" calcext:value-type="string">
            <text:p>Usuario user016</text:p>
          </table:table-cell>
          <table:table-cell office:value-type="string" calcext:value-type="string">
            <text:p>empty</text:p>
          </table:table-cell>
        </table:table-row>
        <table:table-row table:style-name="ro1" table:number-rows-repeated="20">
          <table:table-cell table:content-validation-name="val1"/>
          <table:table-cell table:number-columns-repeated="2"/>
        </table:table-row>
        <table:table-row table:style-name="ro1">
          <table:table-cell table:content-validation-name="val1"/>
          <table:table-cell table:number-columns-repeated="2"/>
        </table:table-row>
      </table:table>
      <table:table table:name="profile_picture" table:style-name="ta1">
        <table:table-column table:style-name="co3" table:default-cell-style-name="Default"/>
        <table:table-column table:style-name="co71" table:default-cell-style-name="Default"/>
        <table:table-column table:style-name="co70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roperties</text:p>
          </table:table-cell>
        </table:table-row>
        <table:table-row table:style-name="ro1">
          <table:table-cell table:content-validation-name="val1" office:value-type="float" office:value="1" calcext:value-type="float">
            <text:p>1</text:p>
          </table:table-cell>
          <table:table-cell table:formula="of:=[background_picture.B2]" office:value-type="string" office:string-value="Usuario system" calcext:value-type="string">
            <text:p>Usuario system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table:formula="of:=[background_picture.B3]" office:value-type="string" office:string-value="Usuario admin" calcext:value-type="string">
            <text:p>Usuario admin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4" calcext:value-type="float">
            <text:p>4</text:p>
          </table:table-cell>
          <table:table-cell table:formula="of:=[background_picture.B4]" office:value-type="string" office:string-value="Usuario user" calcext:value-type="string">
            <text:p>Usuario user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5" calcext:value-type="float">
            <text:p>5</text:p>
          </table:table-cell>
          <table:table-cell table:formula="of:=[background_picture.B5]" office:value-type="string" office:string-value="Usuario user001" calcext:value-type="string">
            <text:p>Usuario user001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6" calcext:value-type="float">
            <text:p>6</text:p>
          </table:table-cell>
          <table:table-cell table:formula="of:=[background_picture.B6]" office:value-type="string" office:string-value="Usuario user002" calcext:value-type="string">
            <text:p>Usuario user002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7" calcext:value-type="float">
            <text:p>7</text:p>
          </table:table-cell>
          <table:table-cell table:formula="of:=[background_picture.B7]" office:value-type="string" office:string-value="Usuario user003" calcext:value-type="string">
            <text:p>Usuario user003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8" calcext:value-type="float">
            <text:p>8</text:p>
          </table:table-cell>
          <table:table-cell table:formula="of:=[background_picture.B8]" office:value-type="string" office:string-value="Usuario user004" calcext:value-type="string">
            <text:p>Usuario user004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9" calcext:value-type="float">
            <text:p>9</text:p>
          </table:table-cell>
          <table:table-cell table:formula="of:=[background_picture.B9]" office:value-type="string" office:string-value="Usuario user005" calcext:value-type="string">
            <text:p>Usuario user005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table:formula="of:=[background_picture.B10]" office:value-type="string" office:string-value="Usuario user006" calcext:value-type="string">
            <text:p>Usuario user006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table:formula="of:=[background_picture.B11]" office:value-type="string" office:string-value="Usuario user007" calcext:value-type="string">
            <text:p>Usuario user007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2" calcext:value-type="float">
            <text:p>12</text:p>
          </table:table-cell>
          <table:table-cell table:formula="of:=[background_picture.B12]" office:value-type="string" office:string-value="Usuario user008" calcext:value-type="string">
            <text:p>Usuario user008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table:formula="of:=[background_picture.B13]" office:value-type="string" office:string-value="Usuario user009" calcext:value-type="string">
            <text:p>Usuario user009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4" calcext:value-type="float">
            <text:p>14</text:p>
          </table:table-cell>
          <table:table-cell table:formula="of:=[background_picture.B14]" office:value-type="string" office:string-value="Usuario user010" calcext:value-type="string">
            <text:p>Usuario user010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table:formula="of:=[background_picture.B15]" office:value-type="string" office:string-value="Usuario user011" calcext:value-type="string">
            <text:p>Usuario user011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6" calcext:value-type="float">
            <text:p>16</text:p>
          </table:table-cell>
          <table:table-cell table:formula="of:=[background_picture.B16]" office:value-type="string" office:string-value="Usuario user012" calcext:value-type="string">
            <text:p>Usuario user012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table:formula="of:=[background_picture.B17]" office:value-type="string" office:string-value="Usuario user013" calcext:value-type="string">
            <text:p>Usuario user013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table:formula="of:=[background_picture.B18]" office:value-type="string" office:string-value="Usuario user014" calcext:value-type="string">
            <text:p>Usuario user014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9" calcext:value-type="float">
            <text:p>19</text:p>
          </table:table-cell>
          <table:table-cell table:formula="of:=[background_picture.B19]" office:value-type="string" office:string-value="Usuario user015" calcext:value-type="string">
            <text:p>Usuario user015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table:formula="of:=[background_picture.B20]" office:value-type="string" office:string-value="Usuario user016" calcext:value-type="string">
            <text:p>Usuario user016</text:p>
          </table:table-cell>
          <table:table-cell office:value-type="string" calcext:value-type="string">
            <text:p>empty</text:p>
          </table:table-cell>
        </table:table-row>
        <table:table-row table:style-name="ro1" table:number-rows-repeated="20">
          <table:table-cell table:content-validation-name="val1"/>
          <table:table-cell table:number-columns-repeated="2"/>
        </table:table-row>
        <table:table-row table:style-name="ro1">
          <table:table-cell table:content-validation-name="val1"/>
          <table:table-cell table:number-columns-repeated="2"/>
        </table:table-row>
      </table:table>
      <table:table table:name="request" table:style-name="ta1">
        <table:table-column table:style-name="co17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reation_date</text:p>
          </table:table-cell>
          <table:table-cell office:value-type="string" calcext:value-type="string">
            <text:p>accepted <text:s text:c="4"/></text:p>
          </table:table-cell>
          <table:table-cell office:value-type="string" calcext:value-type="string">
            <text:p>locked <text:s text:c="6"/></text:p>
          </table:table-cell>
          <table:table-cell office:value-type="string" calcext:value-type="string">
            <text:p>ignored <text:s text:c="5"/></text:p>
          </table:table-cell>
          <table:table-cell office:value-type="string" calcext:value-type="string">
            <text:p>follower_id <text:s/></text:p>
          </table:table-cell>
          <table:table-cell office:value-type="string" calcext:value-type="string">
            <text:p>followed_id </text:p>
          </table:table-cell>
        </table:table-row>
        <table:table-row table:style-name="ro1">
          <table:table-cell table:style-name="ce11" office:value-type="date" office:date-value="2014-10-12T10:20:13" calcext:value-type="date">
            <text:p>2014-10-12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date" office:date-value="2014-10-13T10:20:13" calcext:value-type="date">
            <text:p>2014-10-13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date" office:date-value="2014-10-14T10:20:13" calcext:value-type="date">
            <text:p>2014-10-14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2" office:value-type="float" office:value="6" calcext:value-type="float">
            <text:p>6</text:p>
          </table:table-cell>
        </table:table-row>
        <table:table-row table:style-name="ro1">
          <table:table-cell table:style-name="ce11" office:value-type="date" office:date-value="2014-10-15T10:20:13" calcext:value-type="date">
            <text:p>2014-10-15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2" office:value-type="float" office:value="7" calcext:value-type="float">
            <text:p>7</text:p>
          </table:table-cell>
        </table:table-row>
        <table:table-row table:style-name="ro1">
          <table:table-cell table:style-name="ce11" office:value-type="date" office:date-value="2014-10-16T10:20:13" calcext:value-type="date">
            <text:p>2014-10-16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2" office:value-type="float" office:value="7" calcext:value-type="float">
            <text:p>7</text:p>
          </table:table-cell>
        </table:table-row>
        <table:table-row table:style-name="ro1">
          <table:table-cell table:style-name="ce11" office:value-type="date" office:date-value="2014-10-17T10:20:13" calcext:value-type="date">
            <text:p>2014-10-17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2" calcext:value-type="float">
            <text:p>12</text:p>
          </table:table-cell>
          <table:table-cell table:content-validation-name="val2" office:value-type="float" office:value="11" calcext:value-type="float">
            <text:p>11</text:p>
          </table:table-cell>
        </table:table-row>
        <table:table-row table:style-name="ro1">
          <table:table-cell table:style-name="ce11" office:value-type="date" office:date-value="2014-10-18T10:20:13" calcext:value-type="date">
            <text:p>2014-10-18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9" calcext:value-type="float">
            <text:p>19</text:p>
          </table:table-cell>
          <table:table-cell table:content-validation-name="val2" office:value-type="float" office:value="17" calcext:value-type="float">
            <text:p>17</text:p>
          </table:table-cell>
        </table:table-row>
        <table:table-row table:style-name="ro1">
          <table:table-cell table:style-name="ce11" office:value-type="date" office:date-value="2014-10-19T10:20:13" calcext:value-type="date">
            <text:p>2014-10-19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20" calcext:value-type="float">
            <text:p>20</text:p>
          </table:table-cell>
          <table:table-cell table:content-validation-name="val2" office:value-type="float" office:value="7" calcext:value-type="float">
            <text:p>7</text:p>
          </table:table-cell>
        </table:table-row>
        <table:table-row table:style-name="ro1">
          <table:table-cell table:style-name="ce11" office:value-type="date" office:date-value="2014-10-20T10:20:13" calcext:value-type="date">
            <text:p>2014-10-20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9" calcext:value-type="float">
            <text:p>9</text:p>
          </table:table-cell>
          <table:table-cell table:content-validation-name="val2" office:value-type="float" office:value="6" calcext:value-type="float">
            <text:p>6</text:p>
          </table:table-cell>
        </table:table-row>
        <table:table-row table:style-name="ro1">
          <table:table-cell table:style-name="ce11" office:value-type="date" office:date-value="2014-10-21T10:20:13" calcext:value-type="date">
            <text:p>2014-10-21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2" office:value-type="float" office:value="8" calcext:value-type="float">
            <text:p>8</text:p>
          </table:table-cell>
        </table:table-row>
        <table:table-row table:style-name="ro1">
          <table:table-cell table:style-name="ce11" office:value-type="date" office:date-value="2014-10-22T10:20:13" calcext:value-type="date">
            <text:p>2014-10-22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2" office:value-type="float" office:value="6" calcext:value-type="float">
            <text:p>6</text:p>
          </table:table-cell>
        </table:table-row>
        <table:table-row table:style-name="ro1">
          <table:table-cell table:style-name="ce11" office:value-type="date" office:date-value="2014-10-23T10:20:13" calcext:value-type="date">
            <text:p>2014-10-23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12" calcext:value-type="float">
            <text:p>12</text:p>
          </table:table-cell>
          <table:table-cell table:content-validation-name="val2" office:value-type="float" office:value="6" calcext:value-type="float">
            <text:p>6</text:p>
          </table:table-cell>
        </table:table-row>
        <table:table-row table:style-name="ro1">
          <table:table-cell table:style-name="ce11" office:value-type="date" office:date-value="2014-10-24T10:20:13" calcext:value-type="date">
            <text:p>2014-10-24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content-validation-name="val2" office:value-type="float" office:value="12" calcext:value-type="float">
            <text:p>12</text:p>
          </table:table-cell>
          <table:table-cell table:content-validation-name="val2" office:value-type="float" office:value="7" calcext:value-type="float">
            <text:p>7</text:p>
          </table:table-cell>
        </table:table-row>
        <table:table-row table:style-name="ro1">
          <table:table-cell table:style-name="ce11" office:value-type="date" office:date-value="2014-10-25T10:20:13" calcext:value-type="date">
            <text:p>2014-10-25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2" calcext:value-type="float">
            <text:p>12</text:p>
          </table:table-cell>
          <table:table-cell table:content-validation-name="val2" office:value-type="float" office:value="9" calcext:value-type="float">
            <text:p>9</text:p>
          </table:table-cell>
        </table:table-row>
        <table:table-row table:style-name="ro1">
          <table:table-cell table:style-name="ce11" office:value-type="date" office:date-value="2014-10-26T10:20:13" calcext:value-type="date">
            <text:p>2014-10-26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3" calcext:value-type="float">
            <text:p>13</text:p>
          </table:table-cell>
          <table:table-cell table:content-validation-name="val2" office:value-type="float" office:value="8" calcext:value-type="float">
            <text:p>8</text:p>
          </table:table-cell>
        </table:table-row>
        <table:table-row table:style-name="ro1">
          <table:table-cell table:style-name="ce11" office:value-type="date" office:date-value="2014-10-27T10:20:13" calcext:value-type="date">
            <text:p>2014-10-27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14" calcext:value-type="float">
            <text:p>14</text:p>
          </table:table-cell>
          <table:table-cell table:content-validation-name="val2" office:value-type="float" office:value="10" calcext:value-type="float">
            <text:p>10</text:p>
          </table:table-cell>
        </table:table-row>
        <table:table-row table:style-name="ro1" table:number-rows-repeated="8">
          <table:table-cell table:number-columns-repeated="4"/>
          <table:table-cell table:content-validation-name="val2" table:number-columns-repeated="2"/>
        </table:table-row>
        <table:table-row table:style-name="ro1" table:number-rows-repeated="12">
          <table:table-cell table:number-columns-repeated="5"/>
          <table:table-cell table:content-validation-name="val2"/>
        </table:table-row>
        <table:table-row table:style-name="ro1">
          <table:table-cell table:number-columns-repeated="5"/>
          <table:table-cell table:content-validation-name="val2"/>
        </table:table-row>
      </table:table>
      <table:table table:name="tag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g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g0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g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g0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g0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g0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g0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g0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g0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ag0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g0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ag0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ag0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g0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g0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ag0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ag0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ag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ag0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ag020</text:p>
          </table:table-cell>
        </table:table-row>
      </table:table>
      <table:table table:name="social_picture" table:style-name="ta1">
        <table:table-column table:style-name="co2" table:default-cell-style-name="Default"/>
        <table:table-column table:style-name="co7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roperti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cialPicture001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cialPicture002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cialPicture003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cialPicture004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cialPicture005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cialPicture006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cialPicture007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cialPicture008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cialPicture009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cialPicture010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ocialPicture011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ocialPicture012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ocialPicture013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ocialPicture014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ocialPicture015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ocialPicture016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ocialPicture017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ocialPicture018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ocialPicture019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ocialPicture020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cialPicture021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ocialPicture022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ocialPicture023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ocialPicture024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cialPicture025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cialPicture026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cialPicture027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cialPicture028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cialPicture029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cialPicture030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cialPicture031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cialPicture032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cialPicture033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cialPicture034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cialPicture035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cialPicture036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ocialPicture037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ocialPicture038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ocialPicture039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ocialPicture040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ocialPicture041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ocialPicture042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ocialPicture043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ocialPicture044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ocialPicture045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ocialPicture046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ocialPicture047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ocialPicture048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ocialPicture049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ocialPicture050</text:p>
          </table:table-cell>
          <table:table-cell office:value-type="string" calcext:value-type="string">
            <text:p>empty</text:p>
          </table:table-cell>
        </table:table-row>
      </table:table>
      <table:table table:name="food_1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UPPER(SUBSTITUTE(SUBSTITUTE( SUBSTITUTE( SUBSTITUTE( SUBSTITUTE( SUBSTITUTE( SUBSTITUTE( SUBSTITUTE( SUBSTITUTE( SUBSTITUTE( SUBSTITUTE([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ROZBLANCO" calcext:value-type="string">
            <text:p>ARROZBLANCO</text:p>
          </table:table-cell>
          <table:table-cell office:value-type="string" calcext:value-type="string">
            <text:p>Arroz blanco 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UPPER(SUBSTITUTE(SUBSTITUTE( SUBSTITUTE( SUBSTITUTE( SUBSTITUTE( SUBSTITUTE( SUBSTITUTE( SUBSTITUTE( SUBSTITUTE( SUBSTITUTE( SUBSTITUTE([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ROZINTEGRAL" calcext:value-type="string">
            <text:p>ARROZINTEGRAL</text:p>
          </table:table-cell>
          <table:table-cell office:value-type="string" calcext:value-type="string">
            <text:p>Arroz integral 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UPPER(SUBSTITUTE(SUBSTITUTE( SUBSTITUTE( SUBSTITUTE( SUBSTITUTE( SUBSTITUTE( SUBSTITUTE( SUBSTITUTE( SUBSTITUTE( SUBSTITUTE( SUBSTITUTE([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VENA" calcext:value-type="string">
            <text:p>AVENA</text:p>
          </table:table-cell>
          <table:table-cell office:value-type="string" calcext:value-type="string">
            <text:p>Avena 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UPPER(SUBSTITUTE(SUBSTITUTE( SUBSTITUTE( SUBSTITUTE( SUBSTITUTE( SUBSTITUTE( SUBSTITUTE( SUBSTITUTE( SUBSTITUTE( SUBSTITUTE( SUBSTITUTE([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BADA" calcext:value-type="string">
            <text:p>CEBADA</text:p>
          </table:table-cell>
          <table:table-cell office:value-type="string" calcext:value-type="string">
            <text:p>Cebada 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UPPER(SUBSTITUTE(SUBSTITUTE( SUBSTITUTE( SUBSTITUTE( SUBSTITUTE( SUBSTITUTE( SUBSTITUTE( SUBSTITUTE( SUBSTITUTE( SUBSTITUTE( SUBSTITUTE([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NTENO" calcext:value-type="string">
            <text:p>CENTENO</text:p>
          </table:table-cell>
          <table:table-cell office:value-type="string" calcext:value-type="string">
            <text:p>Centeno 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UPPER(SUBSTITUTE(SUBSTITUTE( SUBSTITUTE( SUBSTITUTE( SUBSTITUTE( SUBSTITUTE( SUBSTITUTE( SUBSTITUTE( SUBSTITUTE( SUBSTITUTE( SUBSTITUTE([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EALESCONCHOCOLATE" calcext:value-type="string">
            <text:p>CEREALESCONCHOCOLATE</text:p>
          </table:table-cell>
          <table:table-cell office:value-type="string" calcext:value-type="string">
            <text:p>Cereales con chocolate </text:p>
          </table:table-cell>
          <table:table-cell office:value-type="float" office:value="358" calcext:value-type="float">
            <text:p>35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UPPER(SUBSTITUTE(SUBSTITUTE( SUBSTITUTE( SUBSTITUTE( SUBSTITUTE( SUBSTITUTE( SUBSTITUTE( SUBSTITUTE( SUBSTITUTE( SUBSTITUTE( SUBSTITUTE([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EALESDESAYUNO,CONMIEL" calcext:value-type="string">
            <text:p>CEREALESDESAYUNO,CONMIEL</text:p>
          </table:table-cell>
          <table:table-cell office:value-type="string" calcext:value-type="string">
            <text:p>Cereales desayuno, con miel 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UPPER(SUBSTITUTE(SUBSTITUTE( SUBSTITUTE( SUBSTITUTE( SUBSTITUTE( SUBSTITUTE( SUBSTITUTE( SUBSTITUTE( SUBSTITUTE( SUBSTITUTE( SUBSTITUTE([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POSDEMAIZ" calcext:value-type="string">
            <text:p>COPOSDEMAIZ</text:p>
          </table:table-cell>
          <table:table-cell office:value-type="string" calcext:value-type="string">
            <text:p>Copos de maíz 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UPPER(SUBSTITUTE(SUBSTITUTE( SUBSTITUTE( SUBSTITUTE( SUBSTITUTE( SUBSTITUTE( SUBSTITUTE( SUBSTITUTE( SUBSTITUTE( SUBSTITUTE( SUBSTITUTE([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ARINADEMAIZ" calcext:value-type="string">
            <text:p>HARINADEMAIZ</text:p>
          </table:table-cell>
          <table:table-cell office:value-type="string" calcext:value-type="string">
            <text:p>Harina de maíz 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UPPER(SUBSTITUTE(SUBSTITUTE( SUBSTITUTE( SUBSTITUTE( SUBSTITUTE( SUBSTITUTE( SUBSTITUTE( SUBSTITUTE( SUBSTITUTE( SUBSTITUTE( SUBSTITUTE([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ARINADETRIGOINTEGRAL" calcext:value-type="string">
            <text:p>HARINADETRIGOINTEGRAL</text:p>
          </table:table-cell>
          <table:table-cell office:value-type="string" calcext:value-type="string">
            <text:p>Harina de trigo integral 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UPPER(SUBSTITUTE(SUBSTITUTE( SUBSTITUTE( SUBSTITUTE( SUBSTITUTE( SUBSTITUTE( SUBSTITUTE( SUBSTITUTE( SUBSTITUTE( SUBSTITUTE( SUBSTITUTE([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ARINADETRIGOREFINADA" calcext:value-type="string">
            <text:p>HARINADETRIGOREFINADA</text:p>
          </table:table-cell>
          <table:table-cell office:value-type="string" calcext:value-type="string">
            <text:p>Harina de trigo refinada 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UPPER(SUBSTITUTE(SUBSTITUTE( SUBSTITUTE( SUBSTITUTE( SUBSTITUTE( SUBSTITUTE( SUBSTITUTE( SUBSTITUTE( SUBSTITUTE( SUBSTITUTE( SUBSTITUTE([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NDECENTENO" calcext:value-type="string">
            <text:p>PANDECENTENO</text:p>
          </table:table-cell>
          <table:table-cell office:value-type="string" calcext:value-type="string">
            <text:p>Pan de centeno 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UPPER(SUBSTITUTE(SUBSTITUTE( SUBSTITUTE( SUBSTITUTE( SUBSTITUTE( SUBSTITUTE( SUBSTITUTE( SUBSTITUTE( SUBSTITUTE( SUBSTITUTE( SUBSTITUTE([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NDETRIGOBLANCO" calcext:value-type="string">
            <text:p>PANDETRIGOBLANCO</text:p>
          </table:table-cell>
          <table:table-cell office:value-type="string" calcext:value-type="string">
            <text:p>Pan de trigo blanco 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UPPER(SUBSTITUTE(SUBSTITUTE( SUBSTITUTE( SUBSTITUTE( SUBSTITUTE( SUBSTITUTE( SUBSTITUTE( SUBSTITUTE( SUBSTITUTE( SUBSTITUTE( SUBSTITUTE([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NDETRIGOINTEGRAL" calcext:value-type="string">
            <text:p>PANDETRIGOINTEGRAL</text:p>
          </table:table-cell>
          <table:table-cell office:value-type="string" calcext:value-type="string">
            <text:p>Pan de trigo integral 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UPPER(SUBSTITUTE(SUBSTITUTE( SUBSTITUTE( SUBSTITUTE( SUBSTITUTE( SUBSTITUTE( SUBSTITUTE( SUBSTITUTE( SUBSTITUTE( SUBSTITUTE( SUBSTITUTE([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NDETRIGOMOLDEBLANCO" calcext:value-type="string">
            <text:p>PANDETRIGOMOLDEBLANCO</text:p>
          </table:table-cell>
          <table:table-cell office:value-type="string" calcext:value-type="string">
            <text:p>Pan de trigo molde blanco 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UPPER(SUBSTITUTE(SUBSTITUTE( SUBSTITUTE( SUBSTITUTE( SUBSTITUTE( SUBSTITUTE( SUBSTITUTE( SUBSTITUTE( SUBSTITUTE( SUBSTITUTE( SUBSTITUTE([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NDETRIGOMOLDEINTEGRAL" calcext:value-type="string">
            <text:p>PANDETRIGOMOLDEINTEGRAL</text:p>
          </table:table-cell>
          <table:table-cell office:value-type="string" calcext:value-type="string">
            <text:p>Pan de trigo molde integral 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UPPER(SUBSTITUTE(SUBSTITUTE( SUBSTITUTE( SUBSTITUTE( SUBSTITUTE( SUBSTITUTE( SUBSTITUTE( SUBSTITUTE( SUBSTITUTE( SUBSTITUTE( SUBSTITUTE([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STAALHUEVO" calcext:value-type="string">
            <text:p>PASTAALHUEVO</text:p>
          </table:table-cell>
          <table:table-cell office:value-type="string" calcext:value-type="string">
            <text:p>Pasta al huevo 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UPPER(SUBSTITUTE(SUBSTITUTE( SUBSTITUTE( SUBSTITUTE( SUBSTITUTE( SUBSTITUTE( SUBSTITUTE( SUBSTITUTE( SUBSTITUTE( SUBSTITUTE( SUBSTITUTE([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STADESEMOLA" calcext:value-type="string">
            <text:p>PASTADESEMOLA</text:p>
          </table:table-cell>
          <table:table-cell office:value-type="string" calcext:value-type="string">
            <text:p>Pasta de sémola 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UPPER(SUBSTITUTE(SUBSTITUTE( SUBSTITUTE( SUBSTITUTE( SUBSTITUTE( SUBSTITUTE( SUBSTITUTE( SUBSTITUTE( SUBSTITUTE( SUBSTITUTE( SUBSTITUTE([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LENTA" calcext:value-type="string">
            <text:p>POLENTA</text:p>
          </table:table-cell>
          <table:table-cell office:value-type="string" calcext:value-type="string">
            <text:p>Polenta 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UPPER(SUBSTITUTE(SUBSTITUTE( SUBSTITUTE( SUBSTITUTE( SUBSTITUTE( SUBSTITUTE( SUBSTITUTE( SUBSTITUTE( SUBSTITUTE( SUBSTITUTE( SUBSTITUTE([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EMOLADETRIGO" calcext:value-type="string">
            <text:p>SEMOLADETRIGO</text:p>
          </table:table-cell>
          <table:table-cell office:value-type="string" calcext:value-type="string">
            <text:p>Sémola de trigo 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UPPER(SUBSTITUTE(SUBSTITUTE( SUBSTITUTE( SUBSTITUTE( SUBSTITUTE( SUBSTITUTE( SUBSTITUTE( SUBSTITUTE( SUBSTITUTE( SUBSTITUTE( SUBSTITUTE([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UCA" calcext:value-type="string">
            <text:p>YUCA</text:p>
          </table:table-cell>
          <table:table-cell office:value-type="string" calcext:value-type="string">
            <text:p>Yuca 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UPPER(SUBSTITUTE(SUBSTITUTE( SUBSTITUTE( SUBSTITUTE( SUBSTITUTE( SUBSTITUTE( SUBSTITUTE( SUBSTITUTE( SUBSTITUTE( SUBSTITUTE( SUBSTITUTE([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VEJASSECAS" calcext:value-type="string">
            <text:p>ARVEJASSECAS</text:p>
          </table:table-cell>
          <table:table-cell office:value-type="string" calcext:value-type="string">
            <text:p>Arvejas secas 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UPPER(SUBSTITUTE(SUBSTITUTE( SUBSTITUTE( SUBSTITUTE( SUBSTITUTE( SUBSTITUTE( SUBSTITUTE( SUBSTITUTE( SUBSTITUTE( SUBSTITUTE( SUBSTITUTE([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RBANZOS" calcext:value-type="string">
            <text:p>GARBANZOS</text:p>
          </table:table-cell>
          <table:table-cell office:value-type="string" calcext:value-type="string">
            <text:p>Garbanzos 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UPPER(SUBSTITUTE(SUBSTITUTE( SUBSTITUTE( SUBSTITUTE( SUBSTITUTE( SUBSTITUTE( SUBSTITUTE( SUBSTITUTE( SUBSTITUTE( SUBSTITUTE( SUBSTITUTE([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ABASSECAS" calcext:value-type="string">
            <text:p>HABASSECAS</text:p>
          </table:table-cell>
          <table:table-cell office:value-type="string" calcext:value-type="string">
            <text:p>Habas secas 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UPPER(SUBSTITUTE(SUBSTITUTE( SUBSTITUTE( SUBSTITUTE( SUBSTITUTE( SUBSTITUTE( SUBSTITUTE( SUBSTITUTE( SUBSTITUTE( SUBSTITUTE( SUBSTITUTE([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NTEJAS" calcext:value-type="string">
            <text:p>LENTEJAS</text:p>
          </table:table-cell>
          <table:table-cell office:value-type="string" calcext:value-type="string">
            <text:p>Lentejas 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UPPER(SUBSTITUTE(SUBSTITUTE( SUBSTITUTE( SUBSTITUTE( SUBSTITUTE( SUBSTITUTE( SUBSTITUTE( SUBSTITUTE( SUBSTITUTE( SUBSTITUTE( SUBSTITUTE([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ROTO" calcext:value-type="string">
            <text:p>POROTO</text:p>
          </table:table-cell>
          <table:table-cell office:value-type="string" calcext:value-type="string">
            <text:p>Poroto 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UPPER(SUBSTITUTE(SUBSTITUTE( SUBSTITUTE( SUBSTITUTE( SUBSTITUTE( SUBSTITUTE( SUBSTITUTE( SUBSTITUTE( SUBSTITUTE( SUBSTITUTE( SUBSTITUTE([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OJAENGRANO" calcext:value-type="string">
            <text:p>SOJAENGRANO</text:p>
          </table:table-cell>
          <table:table-cell office:value-type="string" calcext:value-type="string">
            <text:p>Soja en grano 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UPPER(SUBSTITUTE(SUBSTITUTE( SUBSTITUTE( SUBSTITUTE( SUBSTITUTE( SUBSTITUTE( SUBSTITUTE( SUBSTITUTE( SUBSTITUTE( SUBSTITUTE( SUBSTITUTE([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LARA" calcext:value-type="string">
            <text:p>CLARA</text:p>
          </table:table-cell>
          <table:table-cell office:value-type="string" calcext:value-type="string">
            <text:p>Clara 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UPPER(SUBSTITUTE(SUBSTITUTE( SUBSTITUTE( SUBSTITUTE( SUBSTITUTE( SUBSTITUTE( SUBSTITUTE( SUBSTITUTE( SUBSTITUTE( SUBSTITUTE( SUBSTITUTE([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UEVODURO" calcext:value-type="string">
            <text:p>HUEVODURO</text:p>
          </table:table-cell>
          <table:table-cell office:value-type="string" calcext:value-type="string">
            <text:p>Huevo duro 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UPPER(SUBSTITUTE(SUBSTITUTE( SUBSTITUTE( SUBSTITUTE( SUBSTITUTE( SUBSTITUTE( SUBSTITUTE( SUBSTITUTE( SUBSTITUTE( SUBSTITUTE( SUBSTITUTE([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UEVOENTERO" calcext:value-type="string">
            <text:p>HUEVOENTERO</text:p>
          </table:table-cell>
          <table:table-cell office:value-type="string" calcext:value-type="string">
            <text:p>Huevo entero 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UPPER(SUBSTITUTE(SUBSTITUTE( SUBSTITUTE( SUBSTITUTE( SUBSTITUTE( SUBSTITUTE( SUBSTITUTE( SUBSTITUTE( SUBSTITUTE( SUBSTITUTE( SUBSTITUTE([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EMA" calcext:value-type="string">
            <text:p>YEMA</text:p>
          </table:table-cell>
          <table:table-cell office:value-type="string" calcext:value-type="string">
            <text:p>Yema 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UPPER(SUBSTITUTE(SUBSTITUTE( SUBSTITUTE( SUBSTITUTE( SUBSTITUTE( SUBSTITUTE( SUBSTITUTE( SUBSTITUTE( SUBSTITUTE( SUBSTITUTE( SUBSTITUTE([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IZCOCHO" calcext:value-type="string">
            <text:p>BIZCOCHO</text:p>
          </table:table-cell>
          <table:table-cell office:value-type="string" calcext:value-type="string">
            <text:p>Bizcocho 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UPPER(SUBSTITUTE(SUBSTITUTE( SUBSTITUTE( SUBSTITUTE( SUBSTITUTE( SUBSTITUTE( SUBSTITUTE( SUBSTITUTE( SUBSTITUTE( SUBSTITUTE( SUBSTITUTE([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ROISSANTCHOCOLATE" calcext:value-type="string">
            <text:p>CROISSANTCHOCOLATE</text:p>
          </table:table-cell>
          <table:table-cell office:value-type="string" calcext:value-type="string">
            <text:p>Croissant chocolate 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UPPER(SUBSTITUTE(SUBSTITUTE( SUBSTITUTE( SUBSTITUTE( SUBSTITUTE( SUBSTITUTE( SUBSTITUTE( SUBSTITUTE( SUBSTITUTE( SUBSTITUTE( SUBSTITUTE([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ROISSANT,DONUT" calcext:value-type="string">
            <text:p>CROISSANT,DONUT</text:p>
          </table:table-cell>
          <table:table-cell office:value-type="string" calcext:value-type="string">
            <text:p>Croissant, donut 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UPPER(SUBSTITUTE(SUBSTITUTE( SUBSTITUTE( SUBSTITUTE( SUBSTITUTE( SUBSTITUTE( SUBSTITUTE( SUBSTITUTE( SUBSTITUTE( SUBSTITUTE( SUBSTITUTE([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LLETASDECHOCOLATE" calcext:value-type="string">
            <text:p>GALLETASDECHOCOLATE</text:p>
          </table:table-cell>
          <table:table-cell office:value-type="string" calcext:value-type="string">
            <text:p>Galletas de chocolate </text:p>
          </table:table-cell>
          <table:table-cell office:value-type="float" office:value="524" calcext:value-type="float">
            <text:p>52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UPPER(SUBSTITUTE(SUBSTITUTE( SUBSTITUTE( SUBSTITUTE( SUBSTITUTE( SUBSTITUTE( SUBSTITUTE( SUBSTITUTE( SUBSTITUTE( SUBSTITUTE( SUBSTITUTE([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LLETASDEMANTEQUILLATIPO“DANESAS”" calcext:value-type="string">
            <text:p>GALLETASDEMANTEQUILLATIPO“DANESAS”</text:p>
          </table:table-cell>
          <table:table-cell office:value-type="string" calcext:value-type="string">
            <text:p>Galletas de mantequilla tipo “Danesas” 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UPPER(SUBSTITUTE(SUBSTITUTE( SUBSTITUTE( SUBSTITUTE( SUBSTITUTE( SUBSTITUTE( SUBSTITUTE( SUBSTITUTE( SUBSTITUTE( SUBSTITUTE( SUBSTITUTE([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LLETASSALADAS" calcext:value-type="string">
            <text:p>GALLETASSALADAS</text:p>
          </table:table-cell>
          <table:table-cell office:value-type="string" calcext:value-type="string">
            <text:p>Galletas saladas 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UPPER(SUBSTITUTE(SUBSTITUTE( SUBSTITUTE( SUBSTITUTE( SUBSTITUTE( SUBSTITUTE( SUBSTITUTE( SUBSTITUTE( SUBSTITUTE( SUBSTITUTE( SUBSTITUTE([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GDALENAS" calcext:value-type="string">
            <text:p>MAGDALENAS</text:p>
          </table:table-cell>
          <table:table-cell office:value-type="string" calcext:value-type="string">
            <text:p>Magdalenas 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UPPER(SUBSTITUTE(SUBSTITUTE( SUBSTITUTE( SUBSTITUTE( SUBSTITUTE( SUBSTITUTE( SUBSTITUTE( SUBSTITUTE( SUBSTITUTE( SUBSTITUTE( SUBSTITUTE([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STADEHOJALDRECOCIDA" calcext:value-type="string">
            <text:p>PASTADEHOJALDRECOCIDA</text:p>
          </table:table-cell>
          <table:table-cell office:value-type="string" calcext:value-type="string">
            <text:p>Pasta de hojaldre cocida 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UPPER(SUBSTITUTE(SUBSTITUTE( SUBSTITUTE( SUBSTITUTE( SUBSTITUTE( SUBSTITUTE( SUBSTITUTE( SUBSTITUTE( SUBSTITUTE( SUBSTITUTE( SUBSTITUTE([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STELDEMANZANA" calcext:value-type="string">
            <text:p>PASTELDEMANZANA</text:p>
          </table:table-cell>
          <table:table-cell office:value-type="string" calcext:value-type="string">
            <text:p>Pastel de manzana </text:p>
          </table:table-cell>
          <table:table-cell office:value-type="float" office:value="311" calcext:value-type="float">
            <text:p>31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UPPER(SUBSTITUTE(SUBSTITUTE( SUBSTITUTE( SUBSTITUTE( SUBSTITUTE( SUBSTITUTE( SUBSTITUTE( SUBSTITUTE( SUBSTITUTE( SUBSTITUTE( SUBSTITUTE([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STELDEMANZANA,MASAHOJALDRE" calcext:value-type="string">
            <text:p>PASTELDEMANZANA,MASAHOJALDRE</text:p>
          </table:table-cell>
          <table:table-cell office:value-type="string" calcext:value-type="string">
            <text:p>Pastel de manzana, masa hojaldre 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UPPER(SUBSTITUTE(SUBSTITUTE( SUBSTITUTE( SUBSTITUTE( SUBSTITUTE( SUBSTITUTE( SUBSTITUTE( SUBSTITUTE( SUBSTITUTE( SUBSTITUTE( SUBSTITUTE([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STELDEQUESO" calcext:value-type="string">
            <text:p>PASTELDEQUESO</text:p>
          </table:table-cell>
          <table:table-cell office:value-type="string" calcext:value-type="string">
            <text:p>Pastel de queso 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UPPER(SUBSTITUTE(SUBSTITUTE( SUBSTITUTE( SUBSTITUTE( SUBSTITUTE( SUBSTITUTE( SUBSTITUTE( SUBSTITUTE( SUBSTITUTE( SUBSTITUTE( SUBSTITUTE([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ZUCAR" calcext:value-type="string">
            <text:p>AZUCAR</text:p>
          </table:table-cell>
          <table:table-cell office:value-type="string" calcext:value-type="string">
            <text:p>Azúcar 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UPPER(SUBSTITUTE(SUBSTITUTE( SUBSTITUTE( SUBSTITUTE( SUBSTITUTE( SUBSTITUTE( SUBSTITUTE( SUBSTITUTE( SUBSTITUTE( SUBSTITUTE( SUBSTITUTE([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CAOENPOLVOCONAZUCARINSTANTANEO" calcext:value-type="string">
            <text:p>CACAOENPOLVOCONAZUCARINSTANTANEO</text:p>
          </table:table-cell>
          <table:table-cell office:value-type="string" calcext:value-type="string">
            <text:p>Cacao en polvo con azúcar instantáneo 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UPPER(SUBSTITUTE(SUBSTITUTE( SUBSTITUTE( SUBSTITUTE( SUBSTITUTE( SUBSTITUTE( SUBSTITUTE( SUBSTITUTE( SUBSTITUTE( SUBSTITUTE( SUBSTITUTE([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RAMELOS" calcext:value-type="string">
            <text:p>CARAMELOS</text:p>
          </table:table-cell>
          <table:table-cell office:value-type="string" calcext:value-type="string">
            <text:p>Caramelos 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UPPER(SUBSTITUTE(SUBSTITUTE( SUBSTITUTE( SUBSTITUTE( SUBSTITUTE( SUBSTITUTE( SUBSTITUTE( SUBSTITUTE( SUBSTITUTE( SUBSTITUTE( SUBSTITUTE([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OCOLATECONLECHE" calcext:value-type="string">
            <text:p>CHOCOLATECONLECHE</text:p>
          </table:table-cell>
          <table:table-cell office:value-type="string" calcext:value-type="string">
            <text:p>Chocolate con leche 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UPPER(SUBSTITUTE(SUBSTITUTE( SUBSTITUTE( SUBSTITUTE( SUBSTITUTE( SUBSTITUTE( SUBSTITUTE( SUBSTITUTE( SUBSTITUTE( SUBSTITUTE( SUBSTITUTE([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OCOLATESINLECHE" calcext:value-type="string">
            <text:p>CHOCOLATESINLECHE</text:p>
          </table:table-cell>
          <table:table-cell office:value-type="string" calcext:value-type="string">
            <text:p>Chocolate sin leche </text:p>
          </table:table-cell>
          <table:table-cell office:value-type="float" office:value="530" calcext:value-type="float">
            <text:p>53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UPPER(SUBSTITUTE(SUBSTITUTE( SUBSTITUTE( SUBSTITUTE( SUBSTITUTE( SUBSTITUTE( SUBSTITUTE( SUBSTITUTE( SUBSTITUTE( SUBSTITUTE( SUBSTITUTE([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REMACHOCOLATECONAVELLANAS" calcext:value-type="string">
            <text:p>CREMACHOCOLATECONAVELLANAS</text:p>
          </table:table-cell>
          <table:table-cell office:value-type="string" calcext:value-type="string">
            <text:p>Crema chocolate con avellanas 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UPPER(SUBSTITUTE(SUBSTITUTE( SUBSTITUTE( SUBSTITUTE( SUBSTITUTE( SUBSTITUTE( SUBSTITUTE( SUBSTITUTE( SUBSTITUTE( SUBSTITUTE( SUBSTITUTE([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ULCEDEMEMBRILLO" calcext:value-type="string">
            <text:p>DULCEDEMEMBRILLO</text:p>
          </table:table-cell>
          <table:table-cell office:value-type="string" calcext:value-type="string">
            <text:p>Dulce de membrillo 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UPPER(SUBSTITUTE(SUBSTITUTE( SUBSTITUTE( SUBSTITUTE( SUBSTITUTE( SUBSTITUTE( SUBSTITUTE( SUBSTITUTE( SUBSTITUTE( SUBSTITUTE( SUBSTITUTE([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OMASDEFRUTA" calcext:value-type="string">
            <text:p>GOMASDEFRUTA</text:p>
          </table:table-cell>
          <table:table-cell office:value-type="string" calcext:value-type="string">
            <text:p>Gomas de fruta </text:p>
          </table:table-cell>
          <table:table-cell office:value-type="float" office:value="172" calcext:value-type="float">
            <text:p>172</text:p>
          </table:table-cell>
        </table:table-row>
      </table:table>
      <table:table table:name="food_2" table:style-name="ta1">
        <table:table-column table:style-name="co5" table:default-cell-style-name="Default"/>
        <table:table-column table:style-name="co23" table:default-cell-style-name="Default"/>
        <table:table-column table:style-name="co24" table:default-cell-style-name="ce3"/>
        <table:table-column table:style-name="co2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UPPER(SUBSTITUTE(SUBSTITUTE( SUBSTITUTE( SUBSTITUTE( SUBSTITUTE( SUBSTITUTE( SUBSTITUTE( SUBSTITUTE( SUBSTITUTE( SUBSTITUTE( SUBSTITUTE([food_2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ELADOSDEAGUA" calcext:value-type="string">
            <text:p>HELADOSDEAGUA</text:p>
          </table:table-cell>
          <table:table-cell office:value-type="string" calcext:value-type="string">
            <text:p>Helados de agua 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UPPER(SUBSTITUTE(SUBSTITUTE( SUBSTITUTE( SUBSTITUTE( SUBSTITUTE( SUBSTITUTE( SUBSTITUTE( SUBSTITUTE( SUBSTITUTE( SUBSTITUTE( SUBSTITUTE([food_2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ERMELADASCONAZUCAR" calcext:value-type="string">
            <text:p>MERMELADASCONAZUCAR</text:p>
          </table:table-cell>
          <table:table-cell office:value-type="string" calcext:value-type="string">
            <text:p>Mermeladas con azúcar 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UPPER(SUBSTITUTE(SUBSTITUTE( SUBSTITUTE( SUBSTITUTE( SUBSTITUTE( SUBSTITUTE( SUBSTITUTE( SUBSTITUTE( SUBSTITUTE( SUBSTITUTE( SUBSTITUTE([food_2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ERMELADASSINAZUCAR" calcext:value-type="string">
            <text:p>MERMELADASSINAZUCAR</text:p>
          </table:table-cell>
          <table:table-cell office:value-type="string" calcext:value-type="string">
            <text:p>Mermeladas sin azúcar 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UPPER(SUBSTITUTE(SUBSTITUTE( SUBSTITUTE( SUBSTITUTE( SUBSTITUTE( SUBSTITUTE( SUBSTITUTE( SUBSTITUTE( SUBSTITUTE( SUBSTITUTE( SUBSTITUTE([food_2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IEL" calcext:value-type="string">
            <text:p>MIEL</text:p>
          </table:table-cell>
          <table:table-cell office:value-type="string" calcext:value-type="string">
            <text:p>Miel 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UPPER(SUBSTITUTE(SUBSTITUTE( SUBSTITUTE( SUBSTITUTE( SUBSTITUTE( SUBSTITUTE( SUBSTITUTE( SUBSTITUTE( SUBSTITUTE( SUBSTITUTE( SUBSTITUTE([food_2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UNASNEGRAS" calcext:value-type="string">
            <text:p>ACEITUNASNEGRAS</text:p>
          </table:table-cell>
          <table:table-cell office:value-type="string" calcext:value-type="string">
            <text:p>Aceitunas negras 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UPPER(SUBSTITUTE(SUBSTITUTE( SUBSTITUTE( SUBSTITUTE( SUBSTITUTE( SUBSTITUTE( SUBSTITUTE( SUBSTITUTE( SUBSTITUTE( SUBSTITUTE( SUBSTITUTE([food_2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UNASVERDES" calcext:value-type="string">
            <text:p>ACEITUNASVERDES</text:p>
          </table:table-cell>
          <table:table-cell office:value-type="string" calcext:value-type="string">
            <text:p>Aceitunas verdes 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UPPER(SUBSTITUTE(SUBSTITUTE( SUBSTITUTE( SUBSTITUTE( SUBSTITUTE( SUBSTITUTE( SUBSTITUTE( SUBSTITUTE( SUBSTITUTE( SUBSTITUTE( SUBSTITUTE([food_2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LGAS" calcext:value-type="string">
            <text:p>ACELGAS</text:p>
          </table:table-cell>
          <table:table-cell office:value-type="string" calcext:value-type="string">
            <text:p>Acelgas 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UPPER(SUBSTITUTE(SUBSTITUTE( SUBSTITUTE( SUBSTITUTE( SUBSTITUTE( SUBSTITUTE( SUBSTITUTE( SUBSTITUTE( SUBSTITUTE( SUBSTITUTE( SUBSTITUTE([food_2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JOS" calcext:value-type="string">
            <text:p>AJOS</text:p>
          </table:table-cell>
          <table:table-cell office:value-type="string" calcext:value-type="string">
            <text:p>Ajos 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UPPER(SUBSTITUTE(SUBSTITUTE( SUBSTITUTE( SUBSTITUTE( SUBSTITUTE( SUBSTITUTE( SUBSTITUTE( SUBSTITUTE( SUBSTITUTE( SUBSTITUTE( SUBSTITUTE([food_2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LCACHOFAS" calcext:value-type="string">
            <text:p>ALCACHOFAS</text:p>
          </table:table-cell>
          <table:table-cell office:value-type="string" calcext:value-type="string">
            <text:p>Alcachofas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UPPER(SUBSTITUTE(SUBSTITUTE( SUBSTITUTE( SUBSTITUTE( SUBSTITUTE( SUBSTITUTE( SUBSTITUTE( SUBSTITUTE( SUBSTITUTE( SUBSTITUTE( SUBSTITUTE([food_2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PIO" calcext:value-type="string">
            <text:p>APIO</text:p>
          </table:table-cell>
          <table:table-cell office:value-type="string" calcext:value-type="string">
            <text:p>Apio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UPPER(SUBSTITUTE(SUBSTITUTE( SUBSTITUTE( SUBSTITUTE( SUBSTITUTE( SUBSTITUTE( SUBSTITUTE( SUBSTITUTE( SUBSTITUTE( SUBSTITUTE( SUBSTITUTE([food_2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VEJAS" calcext:value-type="string">
            <text:p>ARVEJAS</text:p>
          </table:table-cell>
          <table:table-cell office:value-type="string" calcext:value-type="string">
            <text:p>Arvejas 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UPPER(SUBSTITUTE(SUBSTITUTE( SUBSTITUTE( SUBSTITUTE( SUBSTITUTE( SUBSTITUTE( SUBSTITUTE( SUBSTITUTE( SUBSTITUTE( SUBSTITUTE( SUBSTITUTE([food_2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VEJASCONGELADAS" calcext:value-type="string">
            <text:p>ARVEJASCONGELADAS</text:p>
          </table:table-cell>
          <table:table-cell office:value-type="string" calcext:value-type="string">
            <text:p>Arvejas congeladas 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UPPER(SUBSTITUTE(SUBSTITUTE( SUBSTITUTE( SUBSTITUTE( SUBSTITUTE( SUBSTITUTE( SUBSTITUTE( SUBSTITUTE( SUBSTITUTE( SUBSTITUTE( SUBSTITUTE([food_2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ERENJENA" calcext:value-type="string">
            <text:p>BERENJENA</text:p>
          </table:table-cell>
          <table:table-cell office:value-type="string" calcext:value-type="string">
            <text:p>Berenjena 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UPPER(SUBSTITUTE(SUBSTITUTE( SUBSTITUTE( SUBSTITUTE( SUBSTITUTE( SUBSTITUTE( SUBSTITUTE( SUBSTITUTE( SUBSTITUTE( SUBSTITUTE( SUBSTITUTE([food_2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ERROS" calcext:value-type="string">
            <text:p>BERROS</text:p>
          </table:table-cell>
          <table:table-cell office:value-type="string" calcext:value-type="string">
            <text:p>Berros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UPPER(SUBSTITUTE(SUBSTITUTE( SUBSTITUTE( SUBSTITUTE( SUBSTITUTE( SUBSTITUTE( SUBSTITUTE( SUBSTITUTE( SUBSTITUTE( SUBSTITUTE( SUBSTITUTE([food_2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ROCOLI" calcext:value-type="string">
            <text:p>BROCOLI</text:p>
          </table:table-cell>
          <table:table-cell office:value-type="string" calcext:value-type="string">
            <text:p>Brócoli 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UPPER(SUBSTITUTE(SUBSTITUTE( SUBSTITUTE( SUBSTITUTE( SUBSTITUTE( SUBSTITUTE( SUBSTITUTE( SUBSTITUTE( SUBSTITUTE( SUBSTITUTE( SUBSTITUTE([food_2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LABACIN" calcext:value-type="string">
            <text:p>CALABACIN</text:p>
          </table:table-cell>
          <table:table-cell office:value-type="string" calcext:value-type="string">
            <text:p>Calabacín 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UPPER(SUBSTITUTE(SUBSTITUTE( SUBSTITUTE( SUBSTITUTE( SUBSTITUTE( SUBSTITUTE( SUBSTITUTE( SUBSTITUTE( SUBSTITUTE( SUBSTITUTE( SUBSTITUTE([food_2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LABAZA" calcext:value-type="string">
            <text:p>CALABAZA</text:p>
          </table:table-cell>
          <table:table-cell office:value-type="string" calcext:value-type="string">
            <text:p>Calabaza 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UPPER(SUBSTITUTE(SUBSTITUTE( SUBSTITUTE( SUBSTITUTE( SUBSTITUTE( SUBSTITUTE( SUBSTITUTE( SUBSTITUTE( SUBSTITUTE( SUBSTITUTE( SUBSTITUTE([food_2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BOLLA" calcext:value-type="string">
            <text:p>CEBOLLA</text:p>
          </table:table-cell>
          <table:table-cell office:value-type="string" calcext:value-type="string">
            <text:p>Cebolla 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UPPER(SUBSTITUTE(SUBSTITUTE( SUBSTITUTE( SUBSTITUTE( SUBSTITUTE( SUBSTITUTE( SUBSTITUTE( SUBSTITUTE( SUBSTITUTE( SUBSTITUTE( SUBSTITUTE([food_2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BOLLATIERNA" calcext:value-type="string">
            <text:p>CEBOLLATIERNA</text:p>
          </table:table-cell>
          <table:table-cell office:value-type="string" calcext:value-type="string">
            <text:p>Cebolla tierna 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UPPER(SUBSTITUTE(SUBSTITUTE( SUBSTITUTE( SUBSTITUTE( SUBSTITUTE( SUBSTITUTE( SUBSTITUTE( SUBSTITUTE( SUBSTITUTE( SUBSTITUTE( SUBSTITUTE([food_2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AMPIÑONYOTRASCETAS" calcext:value-type="string">
            <text:p>CHAMPIÑONYOTRASCETAS</text:p>
          </table:table-cell>
          <table:table-cell office:value-type="string" calcext:value-type="string">
            <text:p>Champiñón y otras cetas 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UPPER(SUBSTITUTE(SUBSTITUTE( SUBSTITUTE( SUBSTITUTE( SUBSTITUTE( SUBSTITUTE( SUBSTITUTE( SUBSTITUTE( SUBSTITUTE( SUBSTITUTE( SUBSTITUTE([food_2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OCLO" calcext:value-type="string">
            <text:p>CHOCLO</text:p>
          </table:table-cell>
          <table:table-cell office:value-type="string" calcext:value-type="string">
            <text:p>Choclo 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UPPER(SUBSTITUTE(SUBSTITUTE( SUBSTITUTE( SUBSTITUTE( SUBSTITUTE( SUBSTITUTE( SUBSTITUTE( SUBSTITUTE( SUBSTITUTE( SUBSTITUTE( SUBSTITUTE([food_2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CHAYUYO" calcext:value-type="string">
            <text:p>COCHAYUYO</text:p>
          </table:table-cell>
          <table:table-cell office:value-type="string" calcext:value-type="string">
            <text:p>Cochayuyo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UPPER(SUBSTITUTE(SUBSTITUTE( SUBSTITUTE( SUBSTITUTE( SUBSTITUTE( SUBSTITUTE( SUBSTITUTE( SUBSTITUTE( SUBSTITUTE( SUBSTITUTE( SUBSTITUTE([food_2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L" calcext:value-type="string">
            <text:p>COL</text:p>
          </table:table-cell>
          <table:table-cell office:value-type="string" calcext:value-type="string">
            <text:p>Col 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UPPER(SUBSTITUTE(SUBSTITUTE( SUBSTITUTE( SUBSTITUTE( SUBSTITUTE( SUBSTITUTE( SUBSTITUTE( SUBSTITUTE( SUBSTITUTE( SUBSTITUTE( SUBSTITUTE([food_2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LDEBRUSELAS" calcext:value-type="string">
            <text:p>COLDEBRUSELAS</text:p>
          </table:table-cell>
          <table:table-cell office:value-type="string" calcext:value-type="string">
            <text:p>Col de Bruselas 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UPPER(SUBSTITUTE(SUBSTITUTE( SUBSTITUTE( SUBSTITUTE( SUBSTITUTE( SUBSTITUTE( SUBSTITUTE( SUBSTITUTE( SUBSTITUTE( SUBSTITUTE( SUBSTITUTE([food_2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LIFLOR" calcext:value-type="string">
            <text:p>COLIFLOR</text:p>
          </table:table-cell>
          <table:table-cell office:value-type="string" calcext:value-type="string">
            <text:p>Coliflor 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UPPER(SUBSTITUTE(SUBSTITUTE( SUBSTITUTE( SUBSTITUTE( SUBSTITUTE( SUBSTITUTE( SUBSTITUTE( SUBSTITUTE( SUBSTITUTE( SUBSTITUTE( SUBSTITUTE([food_2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NDIBIA" calcext:value-type="string">
            <text:p>ENDIBIA</text:p>
          </table:table-cell>
          <table:table-cell office:value-type="string" calcext:value-type="string">
            <text:p>Endibia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UPPER(SUBSTITUTE(SUBSTITUTE( SUBSTITUTE( SUBSTITUTE( SUBSTITUTE( SUBSTITUTE( SUBSTITUTE( SUBSTITUTE( SUBSTITUTE( SUBSTITUTE( SUBSTITUTE([food_2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SCAROLA" calcext:value-type="string">
            <text:p>ESCAROLA</text:p>
          </table:table-cell>
          <table:table-cell office:value-type="string" calcext:value-type="string">
            <text:p>Escarola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UPPER(SUBSTITUTE(SUBSTITUTE( SUBSTITUTE( SUBSTITUTE( SUBSTITUTE( SUBSTITUTE( SUBSTITUTE( SUBSTITUTE( SUBSTITUTE( SUBSTITUTE( SUBSTITUTE([food_2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SPARRAGOS" calcext:value-type="string">
            <text:p>ESPARRAGOS</text:p>
          </table:table-cell>
          <table:table-cell office:value-type="string" calcext:value-type="string">
            <text:p>Espárragos 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UPPER(SUBSTITUTE(SUBSTITUTE( SUBSTITUTE( SUBSTITUTE( SUBSTITUTE( SUBSTITUTE( SUBSTITUTE( SUBSTITUTE( SUBSTITUTE( SUBSTITUTE( SUBSTITUTE([food_2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SPARRAGOSENLATA" calcext:value-type="string">
            <text:p>ESPARRAGOSENLATA</text:p>
          </table:table-cell>
          <table:table-cell office:value-type="string" calcext:value-type="string">
            <text:p>Espárragos en lata 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UPPER(SUBSTITUTE(SUBSTITUTE( SUBSTITUTE( SUBSTITUTE( SUBSTITUTE( SUBSTITUTE( SUBSTITUTE( SUBSTITUTE( SUBSTITUTE( SUBSTITUTE( SUBSTITUTE([food_2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SPINACA" calcext:value-type="string">
            <text:p>ESPINACA</text:p>
          </table:table-cell>
          <table:table-cell office:value-type="string" calcext:value-type="string">
            <text:p>Espinaca 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UPPER(SUBSTITUTE(SUBSTITUTE( SUBSTITUTE( SUBSTITUTE( SUBSTITUTE( SUBSTITUTE( SUBSTITUTE( SUBSTITUTE( SUBSTITUTE( SUBSTITUTE( SUBSTITUTE([food_2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SPINACASCONGELADAS" calcext:value-type="string">
            <text:p>ESPINACASCONGELADAS</text:p>
          </table:table-cell>
          <table:table-cell office:value-type="string" calcext:value-type="string">
            <text:p>Espinacas congeladas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UPPER(SUBSTITUTE(SUBSTITUTE( SUBSTITUTE( SUBSTITUTE( SUBSTITUTE( SUBSTITUTE( SUBSTITUTE( SUBSTITUTE( SUBSTITUTE( SUBSTITUTE( SUBSTITUTE([food_2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ABASTIERNAS" calcext:value-type="string">
            <text:p>HABASTIERNAS</text:p>
          </table:table-cell>
          <table:table-cell office:value-type="string" calcext:value-type="string">
            <text:p>Habas tiernas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UPPER(SUBSTITUTE(SUBSTITUTE( SUBSTITUTE( SUBSTITUTE( SUBSTITUTE( SUBSTITUTE( SUBSTITUTE( SUBSTITUTE( SUBSTITUTE( SUBSTITUTE( SUBSTITUTE([food_2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INOJO" calcext:value-type="string">
            <text:p>HINOJO</text:p>
          </table:table-cell>
          <table:table-cell office:value-type="string" calcext:value-type="string">
            <text:p>Hinojo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UPPER(SUBSTITUTE(SUBSTITUTE( SUBSTITUTE( SUBSTITUTE( SUBSTITUTE( SUBSTITUTE( SUBSTITUTE( SUBSTITUTE( SUBSTITUTE( SUBSTITUTE( SUBSTITUTE([food_2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UGA" calcext:value-type="string">
            <text:p>LECHUGA</text:p>
          </table:table-cell>
          <table:table-cell office:value-type="string" calcext:value-type="string">
            <text:p>Lechuga 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UPPER(SUBSTITUTE(SUBSTITUTE( SUBSTITUTE( SUBSTITUTE( SUBSTITUTE( SUBSTITUTE( SUBSTITUTE( SUBSTITUTE( SUBSTITUTE( SUBSTITUTE( SUBSTITUTE([food_2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IZDULCEENCONSERVA" calcext:value-type="string">
            <text:p>MAIZDULCEENCONSERVA</text:p>
          </table:table-cell>
          <table:table-cell office:value-type="string" calcext:value-type="string">
            <text:p>Maíz dulce en conserva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UPPER(SUBSTITUTE(SUBSTITUTE( SUBSTITUTE( SUBSTITUTE( SUBSTITUTE( SUBSTITUTE( SUBSTITUTE( SUBSTITUTE( SUBSTITUTE( SUBSTITUTE( SUBSTITUTE([food_2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NABOS" calcext:value-type="string">
            <text:p>NABOS</text:p>
          </table:table-cell>
          <table:table-cell office:value-type="string" calcext:value-type="string">
            <text:p>Nabos 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UPPER(SUBSTITUTE(SUBSTITUTE( SUBSTITUTE( SUBSTITUTE( SUBSTITUTE( SUBSTITUTE( SUBSTITUTE( SUBSTITUTE( SUBSTITUTE( SUBSTITUTE( SUBSTITUTE([food_2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PASCOCIDAS" calcext:value-type="string">
            <text:p>PAPASCOCIDAS</text:p>
          </table:table-cell>
          <table:table-cell office:value-type="string" calcext:value-type="string">
            <text:p>Papas cocidas 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UPPER(SUBSTITUTE(SUBSTITUTE( SUBSTITUTE( SUBSTITUTE( SUBSTITUTE( SUBSTITUTE( SUBSTITUTE( SUBSTITUTE( SUBSTITUTE( SUBSTITUTE( SUBSTITUTE([food_2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PINO" calcext:value-type="string">
            <text:p>PEPINO</text:p>
          </table:table-cell>
          <table:table-cell office:value-type="string" calcext:value-type="string">
            <text:p>Pepino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UPPER(SUBSTITUTE(SUBSTITUTE( SUBSTITUTE( SUBSTITUTE( SUBSTITUTE( SUBSTITUTE( SUBSTITUTE( SUBSTITUTE( SUBSTITUTE( SUBSTITUTE( SUBSTITUTE([food_2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REJIL" calcext:value-type="string">
            <text:p>PEREJIL</text:p>
          </table:table-cell>
          <table:table-cell office:value-type="string" calcext:value-type="string">
            <text:p>Perejil 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UPPER(SUBSTITUTE(SUBSTITUTE( SUBSTITUTE( SUBSTITUTE( SUBSTITUTE( SUBSTITUTE( SUBSTITUTE( SUBSTITUTE( SUBSTITUTE( SUBSTITUTE( SUBSTITUTE([food_2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MIENTO" calcext:value-type="string">
            <text:p>PIMIENTO</text:p>
          </table:table-cell>
          <table:table-cell office:value-type="string" calcext:value-type="string">
            <text:p>Pimiento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UPPER(SUBSTITUTE(SUBSTITUTE( SUBSTITUTE( SUBSTITUTE( SUBSTITUTE( SUBSTITUTE( SUBSTITUTE( SUBSTITUTE( SUBSTITUTE( SUBSTITUTE( SUBSTITUTE([food_2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ROTOSVERDES" calcext:value-type="string">
            <text:p>POROTOSVERDES</text:p>
          </table:table-cell>
          <table:table-cell office:value-type="string" calcext:value-type="string">
            <text:p>Porotos verdes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UPPER(SUBSTITUTE(SUBSTITUTE( SUBSTITUTE( SUBSTITUTE( SUBSTITUTE( SUBSTITUTE( SUBSTITUTE( SUBSTITUTE( SUBSTITUTE( SUBSTITUTE( SUBSTITUTE([food_2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UERROS" calcext:value-type="string">
            <text:p>PUERROS</text:p>
          </table:table-cell>
          <table:table-cell office:value-type="string" calcext:value-type="string">
            <text:p>Puerros 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UPPER(SUBSTITUTE(SUBSTITUTE( SUBSTITUTE( SUBSTITUTE( SUBSTITUTE( SUBSTITUTE( SUBSTITUTE( SUBSTITUTE( SUBSTITUTE( SUBSTITUTE( SUBSTITUTE([food_2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UREDEPAPAS" calcext:value-type="string">
            <text:p>PUREDEPAPAS</text:p>
          </table:table-cell>
          <table:table-cell office:value-type="string" calcext:value-type="string">
            <text:p>Puré de papas 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UPPER(SUBSTITUTE(SUBSTITUTE( SUBSTITUTE( SUBSTITUTE( SUBSTITUTE( SUBSTITUTE( SUBSTITUTE( SUBSTITUTE( SUBSTITUTE( SUBSTITUTE( SUBSTITUTE([food_2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ABANOS" calcext:value-type="string">
            <text:p>RABANOS</text:p>
          </table:table-cell>
          <table:table-cell office:value-type="string" calcext:value-type="string">
            <text:p>Rábanos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UPPER(SUBSTITUTE(SUBSTITUTE( SUBSTITUTE( SUBSTITUTE( SUBSTITUTE( SUBSTITUTE( SUBSTITUTE( SUBSTITUTE( SUBSTITUTE( SUBSTITUTE( SUBSTITUTE([food_2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EMOLACHA" calcext:value-type="string">
            <text:p>REMOLACHA</text:p>
          </table:table-cell>
          <table:table-cell office:value-type="string" calcext:value-type="string">
            <text:p>Remolacha 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UPPER(SUBSTITUTE(SUBSTITUTE( SUBSTITUTE( SUBSTITUTE( SUBSTITUTE( SUBSTITUTE( SUBSTITUTE( SUBSTITUTE( SUBSTITUTE( SUBSTITUTE( SUBSTITUTE([food_2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EPOLLO" calcext:value-type="string">
            <text:p>REPOLLO</text:p>
          </table:table-cell>
          <table:table-cell office:value-type="string" calcext:value-type="string">
            <text:p>Repollo 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UPPER(SUBSTITUTE(SUBSTITUTE( SUBSTITUTE( SUBSTITUTE( SUBSTITUTE( SUBSTITUTE( SUBSTITUTE( SUBSTITUTE( SUBSTITUTE( SUBSTITUTE( SUBSTITUTE([food_2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UCULA" calcext:value-type="string">
            <text:p>RUCULA</text:p>
          </table:table-cell>
          <table:table-cell office:value-type="string" calcext:value-type="string">
            <text:p>Rúcula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UPPER(SUBSTITUTE(SUBSTITUTE( SUBSTITUTE( SUBSTITUTE( SUBSTITUTE( SUBSTITUTE( SUBSTITUTE( SUBSTITUTE( SUBSTITUTE( SUBSTITUTE( SUBSTITUTE([food_2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OJA,BROTESDE" calcext:value-type="string">
            <text:p>SOJA,BROTESDE</text:p>
          </table:table-cell>
          <table:table-cell office:value-type="string" calcext:value-type="string">
            <text:p>Soja, Brotes de 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UPPER(SUBSTITUTE(SUBSTITUTE( SUBSTITUTE( SUBSTITUTE( SUBSTITUTE( SUBSTITUTE( SUBSTITUTE( SUBSTITUTE( SUBSTITUTE( SUBSTITUTE( SUBSTITUTE([food_2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OMATETRITURADOENCONSERVA" calcext:value-type="string">
            <text:p>TOMATETRITURADOENCONSERVA</text:p>
          </table:table-cell>
          <table:table-cell office:value-type="string" calcext:value-type="string">
            <text:p>Tomate triturado en conserva 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UPPER(SUBSTITUTE(SUBSTITUTE( SUBSTITUTE( SUBSTITUTE( SUBSTITUTE( SUBSTITUTE( SUBSTITUTE( SUBSTITUTE( SUBSTITUTE( SUBSTITUTE( SUBSTITUTE([food_2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OMATES" calcext:value-type="string">
            <text:p>TOMATES</text:p>
          </table:table-cell>
          <table:table-cell office:value-type="string" calcext:value-type="string">
            <text:p>Tomates </text:p>
          </table:table-cell>
          <table:table-cell office:value-type="float" office:value="22" calcext:value-type="float">
            <text:p>22</text:p>
          </table:table-cell>
        </table:table-row>
      </table:table>
      <table:table table:name="food_3" table:style-name="ta1">
        <table:table-column table:style-name="co19" table:default-cell-style-name="Default"/>
        <table:table-column table:style-name="co25" table:default-cell-style-name="Default"/>
        <table:table-column table:style-name="co25" table:number-columns-repeated="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UPPER(SUBSTITUTE(SUBSTITUTE( SUBSTITUTE( SUBSTITUTE( SUBSTITUTE( SUBSTITUTE( SUBSTITUTE( SUBSTITUTE( SUBSTITUTE( SUBSTITUTE( SUBSTITUTE([food_3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RUFA" calcext:value-type="string">
            <text:p>TRUFA</text:p>
          </table:table-cell>
          <table:table-cell office:value-type="string" calcext:value-type="string">
            <text:p>Trufa 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UPPER(SUBSTITUTE(SUBSTITUTE( SUBSTITUTE( SUBSTITUTE( SUBSTITUTE( SUBSTITUTE( SUBSTITUTE( SUBSTITUTE( SUBSTITUTE( SUBSTITUTE( SUBSTITUTE([food_3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ZANAHORIA" calcext:value-type="string">
            <text:p>ZANAHORIA</text:p>
          </table:table-cell>
          <table:table-cell office:value-type="string" calcext:value-type="string">
            <text:p>Zanahoria 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UPPER(SUBSTITUTE(SUBSTITUTE( SUBSTITUTE( SUBSTITUTE( SUBSTITUTE( SUBSTITUTE( SUBSTITUTE( SUBSTITUTE( SUBSTITUTE( SUBSTITUTE( SUBSTITUTE([food_3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ZUMODETOMATE" calcext:value-type="string">
            <text:p>ZUMODETOMATE</text:p>
          </table:table-cell>
          <table:table-cell office:value-type="string" calcext:value-type="string">
            <text:p>Zumo de tomate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UPPER(SUBSTITUTE(SUBSTITUTE( SUBSTITUTE( SUBSTITUTE( SUBSTITUTE( SUBSTITUTE( SUBSTITUTE( SUBSTITUTE( SUBSTITUTE( SUBSTITUTE( SUBSTITUTE([food_3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ANDANOS" calcext:value-type="string">
            <text:p>ARANDANOS</text:p>
          </table:table-cell>
          <table:table-cell office:value-type="string" calcext:value-type="string">
            <text:p>Arándanos 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UPPER(SUBSTITUTE(SUBSTITUTE( SUBSTITUTE( SUBSTITUTE( SUBSTITUTE( SUBSTITUTE( SUBSTITUTE( SUBSTITUTE( SUBSTITUTE( SUBSTITUTE( SUBSTITUTE([food_3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QUI" calcext:value-type="string">
            <text:p>CAQUI</text:p>
          </table:table-cell>
          <table:table-cell office:value-type="string" calcext:value-type="string">
            <text:p>Caqui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UPPER(SUBSTITUTE(SUBSTITUTE( SUBSTITUTE( SUBSTITUTE( SUBSTITUTE( SUBSTITUTE( SUBSTITUTE( SUBSTITUTE( SUBSTITUTE( SUBSTITUTE( SUBSTITUTE([food_3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EZA" calcext:value-type="string">
            <text:p>CEREZA</text:p>
          </table:table-cell>
          <table:table-cell office:value-type="string" calcext:value-type="string">
            <text:p>Cereza 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UPPER(SUBSTITUTE(SUBSTITUTE( SUBSTITUTE( SUBSTITUTE( SUBSTITUTE( SUBSTITUTE( SUBSTITUTE( SUBSTITUTE( SUBSTITUTE( SUBSTITUTE( SUBSTITUTE([food_3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IRIMOYA" calcext:value-type="string">
            <text:p>CHIRIMOYA</text:p>
          </table:table-cell>
          <table:table-cell office:value-type="string" calcext:value-type="string">
            <text:p>Chirimoya 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UPPER(SUBSTITUTE(SUBSTITUTE( SUBSTITUTE( SUBSTITUTE( SUBSTITUTE( SUBSTITUTE( SUBSTITUTE( SUBSTITUTE( SUBSTITUTE( SUBSTITUTE( SUBSTITUTE([food_3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IRUELA" calcext:value-type="string">
            <text:p>CIRUELA</text:p>
          </table:table-cell>
          <table:table-cell office:value-type="string" calcext:value-type="string">
            <text:p>Ciruela 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UPPER(SUBSTITUTE(SUBSTITUTE( SUBSTITUTE( SUBSTITUTE( SUBSTITUTE( SUBSTITUTE( SUBSTITUTE( SUBSTITUTE( SUBSTITUTE( SUBSTITUTE( SUBSTITUTE([food_3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IRUELASECA" calcext:value-type="string">
            <text:p>CIRUELASECA</text:p>
          </table:table-cell>
          <table:table-cell office:value-type="string" calcext:value-type="string">
            <text:p>Ciruela seca 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UPPER(SUBSTITUTE(SUBSTITUTE( SUBSTITUTE( SUBSTITUTE( SUBSTITUTE( SUBSTITUTE( SUBSTITUTE( SUBSTITUTE( SUBSTITUTE( SUBSTITUTE( SUBSTITUTE([food_3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CO" calcext:value-type="string">
            <text:p>COCO</text:p>
          </table:table-cell>
          <table:table-cell office:value-type="string" calcext:value-type="string">
            <text:p>Coco 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UPPER(SUBSTITUTE(SUBSTITUTE( SUBSTITUTE( SUBSTITUTE( SUBSTITUTE( SUBSTITUTE( SUBSTITUTE( SUBSTITUTE( SUBSTITUTE( SUBSTITUTE( SUBSTITUTE([food_3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AMASCO" calcext:value-type="string">
            <text:p>DAMASCO</text:p>
          </table:table-cell>
          <table:table-cell office:value-type="string" calcext:value-type="string">
            <text:p>Damasco 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UPPER(SUBSTITUTE(SUBSTITUTE( SUBSTITUTE( SUBSTITUTE( SUBSTITUTE( SUBSTITUTE( SUBSTITUTE( SUBSTITUTE( SUBSTITUTE( SUBSTITUTE( SUBSTITUTE([food_3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ATIL" calcext:value-type="string">
            <text:p>DATIL</text:p>
          </table:table-cell>
          <table:table-cell office:value-type="string" calcext:value-type="string">
            <text:p>Dátil 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UPPER(SUBSTITUTE(SUBSTITUTE( SUBSTITUTE( SUBSTITUTE( SUBSTITUTE( SUBSTITUTE( SUBSTITUTE( SUBSTITUTE( SUBSTITUTE( SUBSTITUTE( SUBSTITUTE([food_3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ATILSECO" calcext:value-type="string">
            <text:p>DATILSECO</text:p>
          </table:table-cell>
          <table:table-cell office:value-type="string" calcext:value-type="string">
            <text:p>Dátil seco 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UPPER(SUBSTITUTE(SUBSTITUTE( SUBSTITUTE( SUBSTITUTE( SUBSTITUTE( SUBSTITUTE( SUBSTITUTE( SUBSTITUTE( SUBSTITUTE( SUBSTITUTE( SUBSTITUTE([food_3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URAZNO" calcext:value-type="string">
            <text:p>DURAZNO</text:p>
          </table:table-cell>
          <table:table-cell office:value-type="string" calcext:value-type="string">
            <text:p>Durazno 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UPPER(SUBSTITUTE(SUBSTITUTE( SUBSTITUTE( SUBSTITUTE( SUBSTITUTE( SUBSTITUTE( SUBSTITUTE( SUBSTITUTE( SUBSTITUTE( SUBSTITUTE( SUBSTITUTE([food_3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URAZNOENALMIBAR" calcext:value-type="string">
            <text:p>DURAZNOENALMIBAR</text:p>
          </table:table-cell>
          <table:table-cell office:value-type="string" calcext:value-type="string">
            <text:p>Durazno en almíbar 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UPPER(SUBSTITUTE(SUBSTITUTE( SUBSTITUTE( SUBSTITUTE( SUBSTITUTE( SUBSTITUTE( SUBSTITUTE( SUBSTITUTE( SUBSTITUTE( SUBSTITUTE( SUBSTITUTE([food_3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FRAMBUESA" calcext:value-type="string">
            <text:p>FRAMBUESA</text:p>
          </table:table-cell>
          <table:table-cell office:value-type="string" calcext:value-type="string">
            <text:p>Frambuesa 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UPPER(SUBSTITUTE(SUBSTITUTE( SUBSTITUTE( SUBSTITUTE( SUBSTITUTE( SUBSTITUTE( SUBSTITUTE( SUBSTITUTE( SUBSTITUTE( SUBSTITUTE( SUBSTITUTE([food_3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FRESAS" calcext:value-type="string">
            <text:p>FRESAS</text:p>
          </table:table-cell>
          <table:table-cell office:value-type="string" calcext:value-type="string">
            <text:p>Fresas 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UPPER(SUBSTITUTE(SUBSTITUTE( SUBSTITUTE( SUBSTITUTE( SUBSTITUTE( SUBSTITUTE( SUBSTITUTE( SUBSTITUTE( SUBSTITUTE( SUBSTITUTE( SUBSTITUTE([food_3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RANADA" calcext:value-type="string">
            <text:p>GRANADA</text:p>
          </table:table-cell>
          <table:table-cell office:value-type="string" calcext:value-type="string">
            <text:p>Granada 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UPPER(SUBSTITUTE(SUBSTITUTE( SUBSTITUTE( SUBSTITUTE( SUBSTITUTE( SUBSTITUTE( SUBSTITUTE( SUBSTITUTE( SUBSTITUTE( SUBSTITUTE( SUBSTITUTE([food_3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ROSELLA" calcext:value-type="string">
            <text:p>GROSELLA</text:p>
          </table:table-cell>
          <table:table-cell office:value-type="string" calcext:value-type="string">
            <text:p>Grosella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UPPER(SUBSTITUTE(SUBSTITUTE( SUBSTITUTE( SUBSTITUTE( SUBSTITUTE( SUBSTITUTE( SUBSTITUTE( SUBSTITUTE( SUBSTITUTE( SUBSTITUTE( SUBSTITUTE([food_3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IGOS" calcext:value-type="string">
            <text:p>HIGOS</text:p>
          </table:table-cell>
          <table:table-cell office:value-type="string" calcext:value-type="string">
            <text:p>Higos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UPPER(SUBSTITUTE(SUBSTITUTE( SUBSTITUTE( SUBSTITUTE( SUBSTITUTE( SUBSTITUTE( SUBSTITUTE( SUBSTITUTE( SUBSTITUTE( SUBSTITUTE( SUBSTITUTE([food_3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IGOSSECOS" calcext:value-type="string">
            <text:p>HIGOSSECOS</text:p>
          </table:table-cell>
          <table:table-cell office:value-type="string" calcext:value-type="string">
            <text:p>Higos secos 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UPPER(SUBSTITUTE(SUBSTITUTE( SUBSTITUTE( SUBSTITUTE( SUBSTITUTE( SUBSTITUTE( SUBSTITUTE( SUBSTITUTE( SUBSTITUTE( SUBSTITUTE( SUBSTITUTE([food_3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KIWI" calcext:value-type="string">
            <text:p>KIWI</text:p>
          </table:table-cell>
          <table:table-cell office:value-type="string" calcext:value-type="string">
            <text:p>Kiwi 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UPPER(SUBSTITUTE(SUBSTITUTE( SUBSTITUTE( SUBSTITUTE( SUBSTITUTE( SUBSTITUTE( SUBSTITUTE( SUBSTITUTE( SUBSTITUTE( SUBSTITUTE( SUBSTITUTE([food_3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IMON" calcext:value-type="string">
            <text:p>LIMON</text:p>
          </table:table-cell>
          <table:table-cell office:value-type="string" calcext:value-type="string">
            <text:p>Limón 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UPPER(SUBSTITUTE(SUBSTITUTE( SUBSTITUTE( SUBSTITUTE( SUBSTITUTE( SUBSTITUTE( SUBSTITUTE( SUBSTITUTE( SUBSTITUTE( SUBSTITUTE( SUBSTITUTE([food_3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DARINA" calcext:value-type="string">
            <text:p>MANDARINA</text:p>
          </table:table-cell>
          <table:table-cell office:value-type="string" calcext:value-type="string">
            <text:p>Mandarina 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UPPER(SUBSTITUTE(SUBSTITUTE( SUBSTITUTE( SUBSTITUTE( SUBSTITUTE( SUBSTITUTE( SUBSTITUTE( SUBSTITUTE( SUBSTITUTE( SUBSTITUTE( SUBSTITUTE([food_3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GO" calcext:value-type="string">
            <text:p>MANGO</text:p>
          </table:table-cell>
          <table:table-cell office:value-type="string" calcext:value-type="string">
            <text:p>Mango 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UPPER(SUBSTITUTE(SUBSTITUTE( SUBSTITUTE( SUBSTITUTE( SUBSTITUTE( SUBSTITUTE( SUBSTITUTE( SUBSTITUTE( SUBSTITUTE( SUBSTITUTE( SUBSTITUTE([food_3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ZANA" calcext:value-type="string">
            <text:p>MANZANA</text:p>
          </table:table-cell>
          <table:table-cell office:value-type="string" calcext:value-type="string">
            <text:p>Manzana 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UPPER(SUBSTITUTE(SUBSTITUTE( SUBSTITUTE( SUBSTITUTE( SUBSTITUTE( SUBSTITUTE( SUBSTITUTE( SUBSTITUTE( SUBSTITUTE( SUBSTITUTE( SUBSTITUTE([food_3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ELON" calcext:value-type="string">
            <text:p>MELON</text:p>
          </table:table-cell>
          <table:table-cell office:value-type="string" calcext:value-type="string">
            <text:p>Melón 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UPPER(SUBSTITUTE(SUBSTITUTE( SUBSTITUTE( SUBSTITUTE( SUBSTITUTE( SUBSTITUTE( SUBSTITUTE( SUBSTITUTE( SUBSTITUTE( SUBSTITUTE( SUBSTITUTE([food_3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ORA" calcext:value-type="string">
            <text:p>MORA</text:p>
          </table:table-cell>
          <table:table-cell office:value-type="string" calcext:value-type="string">
            <text:p>Mora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UPPER(SUBSTITUTE(SUBSTITUTE( SUBSTITUTE( SUBSTITUTE( SUBSTITUTE( SUBSTITUTE( SUBSTITUTE( SUBSTITUTE( SUBSTITUTE( SUBSTITUTE( SUBSTITUTE([food_3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NARANJA" calcext:value-type="string">
            <text:p>NARANJA</text:p>
          </table:table-cell>
          <table:table-cell office:value-type="string" calcext:value-type="string">
            <text:p>Naranja 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UPPER(SUBSTITUTE(SUBSTITUTE( SUBSTITUTE( SUBSTITUTE( SUBSTITUTE( SUBSTITUTE( SUBSTITUTE( SUBSTITUTE( SUBSTITUTE( SUBSTITUTE( SUBSTITUTE([food_3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NECTARINA" calcext:value-type="string">
            <text:p>NECTARINA</text:p>
          </table:table-cell>
          <table:table-cell office:value-type="string" calcext:value-type="string">
            <text:p>Nectarina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UPPER(SUBSTITUTE(SUBSTITUTE( SUBSTITUTE( SUBSTITUTE( SUBSTITUTE( SUBSTITUTE( SUBSTITUTE( SUBSTITUTE( SUBSTITUTE( SUBSTITUTE( SUBSTITUTE([food_3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NISPEROS" calcext:value-type="string">
            <text:p>NISPEROS</text:p>
          </table:table-cell>
          <table:table-cell office:value-type="string" calcext:value-type="string">
            <text:p>Nísperos 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UPPER(SUBSTITUTE(SUBSTITUTE( SUBSTITUTE( SUBSTITUTE( SUBSTITUTE( SUBSTITUTE( SUBSTITUTE( SUBSTITUTE( SUBSTITUTE( SUBSTITUTE( SUBSTITUTE([food_3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LTA" calcext:value-type="string">
            <text:p>PALTA</text:p>
          </table:table-cell>
          <table:table-cell office:value-type="string" calcext:value-type="string">
            <text:p>Palta 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UPPER(SUBSTITUTE(SUBSTITUTE( SUBSTITUTE( SUBSTITUTE( SUBSTITUTE( SUBSTITUTE( SUBSTITUTE( SUBSTITUTE( SUBSTITUTE( SUBSTITUTE( SUBSTITUTE([food_3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PAYA" calcext:value-type="string">
            <text:p>PAPAYA</text:p>
          </table:table-cell>
          <table:table-cell office:value-type="string" calcext:value-type="string">
            <text:p>Papaya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UPPER(SUBSTITUTE(SUBSTITUTE( SUBSTITUTE( SUBSTITUTE( SUBSTITUTE( SUBSTITUTE( SUBSTITUTE( SUBSTITUTE( SUBSTITUTE( SUBSTITUTE( SUBSTITUTE([food_3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RA" calcext:value-type="string">
            <text:p>PERA</text:p>
          </table:table-cell>
          <table:table-cell office:value-type="string" calcext:value-type="string">
            <text:p>Pera 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UPPER(SUBSTITUTE(SUBSTITUTE( SUBSTITUTE( SUBSTITUTE( SUBSTITUTE( SUBSTITUTE( SUBSTITUTE( SUBSTITUTE( SUBSTITUTE( SUBSTITUTE( SUBSTITUTE([food_3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ÑA" calcext:value-type="string">
            <text:p>PIÑA</text:p>
          </table:table-cell>
          <table:table-cell office:value-type="string" calcext:value-type="string">
            <text:p>Piña 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UPPER(SUBSTITUTE(SUBSTITUTE( SUBSTITUTE( SUBSTITUTE( SUBSTITUTE( SUBSTITUTE( SUBSTITUTE( SUBSTITUTE( SUBSTITUTE( SUBSTITUTE( SUBSTITUTE([food_3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ÑAENALMIBAR" calcext:value-type="string">
            <text:p>PIÑAENALMIBAR</text:p>
          </table:table-cell>
          <table:table-cell office:value-type="string" calcext:value-type="string">
            <text:p>Piña en almíbar 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UPPER(SUBSTITUTE(SUBSTITUTE( SUBSTITUTE( SUBSTITUTE( SUBSTITUTE( SUBSTITUTE( SUBSTITUTE( SUBSTITUTE( SUBSTITUTE( SUBSTITUTE( SUBSTITUTE([food_3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LATANO" calcext:value-type="string">
            <text:p>PLATANO</text:p>
          </table:table-cell>
          <table:table-cell office:value-type="string" calcext:value-type="string">
            <text:p>Plátano 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UPPER(SUBSTITUTE(SUBSTITUTE( SUBSTITUTE( SUBSTITUTE( SUBSTITUTE( SUBSTITUTE( SUBSTITUTE( SUBSTITUTE( SUBSTITUTE( SUBSTITUTE( SUBSTITUTE([food_3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MELO" calcext:value-type="string">
            <text:p>POMELO</text:p>
          </table:table-cell>
          <table:table-cell office:value-type="string" calcext:value-type="string">
            <text:p>Pomelo 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UPPER(SUBSTITUTE(SUBSTITUTE( SUBSTITUTE( SUBSTITUTE( SUBSTITUTE( SUBSTITUTE( SUBSTITUTE( SUBSTITUTE( SUBSTITUTE( SUBSTITUTE( SUBSTITUTE([food_3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NDIA" calcext:value-type="string">
            <text:p>SANDIA</text:p>
          </table:table-cell>
          <table:table-cell office:value-type="string" calcext:value-type="string">
            <text:p>Sandía 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UPPER(SUBSTITUTE(SUBSTITUTE( SUBSTITUTE( SUBSTITUTE( SUBSTITUTE( SUBSTITUTE( SUBSTITUTE( SUBSTITUTE( SUBSTITUTE( SUBSTITUTE( SUBSTITUTE([food_3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UVA" calcext:value-type="string">
            <text:p>UVA</text:p>
          </table:table-cell>
          <table:table-cell office:value-type="string" calcext:value-type="string">
            <text:p>Uva 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UPPER(SUBSTITUTE(SUBSTITUTE( SUBSTITUTE( SUBSTITUTE( SUBSTITUTE( SUBSTITUTE( SUBSTITUTE( SUBSTITUTE( SUBSTITUTE( SUBSTITUTE( SUBSTITUTE([food_3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UVAPASA" calcext:value-type="string">
            <text:p>UVAPASA</text:p>
          </table:table-cell>
          <table:table-cell office:value-type="string" calcext:value-type="string">
            <text:p>Uva pasa 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UPPER(SUBSTITUTE(SUBSTITUTE( SUBSTITUTE( SUBSTITUTE( SUBSTITUTE( SUBSTITUTE( SUBSTITUTE( SUBSTITUTE( SUBSTITUTE( SUBSTITUTE( SUBSTITUTE([food_3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ZUMODEFRUTA" calcext:value-type="string">
            <text:p>ZUMODEFRUTA</text:p>
          </table:table-cell>
          <table:table-cell office:value-type="string" calcext:value-type="string">
            <text:p>Zumo de fruta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UPPER(SUBSTITUTE(SUBSTITUTE( SUBSTITUTE( SUBSTITUTE( SUBSTITUTE( SUBSTITUTE( SUBSTITUTE( SUBSTITUTE( SUBSTITUTE( SUBSTITUTE( SUBSTITUTE([food_3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ZUMODENARANJA" calcext:value-type="string">
            <text:p>ZUMODENARANJA</text:p>
          </table:table-cell>
          <table:table-cell office:value-type="string" calcext:value-type="string">
            <text:p>Zumo de Naranja 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UPPER(SUBSTITUTE(SUBSTITUTE( SUBSTITUTE( SUBSTITUTE( SUBSTITUTE( SUBSTITUTE( SUBSTITUTE( SUBSTITUTE( SUBSTITUTE( SUBSTITUTE( SUBSTITUTE([food_3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LMENDRAS" calcext:value-type="string">
            <text:p>ALMENDRAS</text:p>
          </table:table-cell>
          <table:table-cell office:value-type="string" calcext:value-type="string">
            <text:p>Almendras 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UPPER(SUBSTITUTE(SUBSTITUTE( SUBSTITUTE( SUBSTITUTE( SUBSTITUTE( SUBSTITUTE( SUBSTITUTE( SUBSTITUTE( SUBSTITUTE( SUBSTITUTE( SUBSTITUTE([food_3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VELLANAS" calcext:value-type="string">
            <text:p>AVELLANAS</text:p>
          </table:table-cell>
          <table:table-cell office:value-type="string" calcext:value-type="string">
            <text:p>Avellanas 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UPPER(SUBSTITUTE(SUBSTITUTE( SUBSTITUTE( SUBSTITUTE( SUBSTITUTE( SUBSTITUTE( SUBSTITUTE( SUBSTITUTE( SUBSTITUTE( SUBSTITUTE( SUBSTITUTE([food_3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STAÑAS" calcext:value-type="string">
            <text:p>CASTAÑAS</text:p>
          </table:table-cell>
          <table:table-cell office:value-type="string" calcext:value-type="string">
            <text:p>Castañas 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UPPER(SUBSTITUTE(SUBSTITUTE( SUBSTITUTE( SUBSTITUTE( SUBSTITUTE( SUBSTITUTE( SUBSTITUTE( SUBSTITUTE( SUBSTITUTE( SUBSTITUTE( SUBSTITUTE([food_3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I" calcext:value-type="string">
            <text:p>MANI</text:p>
          </table:table-cell>
          <table:table-cell office:value-type="string" calcext:value-type="string">
            <text:p>Maní 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UPPER(SUBSTITUTE(SUBSTITUTE( SUBSTITUTE( SUBSTITUTE( SUBSTITUTE( SUBSTITUTE( SUBSTITUTE( SUBSTITUTE( SUBSTITUTE( SUBSTITUTE( SUBSTITUTE([food_3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NUECES" calcext:value-type="string">
            <text:p>NUECES</text:p>
          </table:table-cell>
          <table:table-cell office:value-type="string" calcext:value-type="string">
            <text:p>Nueces 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UPPER(SUBSTITUTE(SUBSTITUTE( SUBSTITUTE( SUBSTITUTE( SUBSTITUTE( SUBSTITUTE( SUBSTITUTE( SUBSTITUTE( SUBSTITUTE( SUBSTITUTE( SUBSTITUTE([food_3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ÑONES" calcext:value-type="string">
            <text:p>PIÑONES</text:p>
          </table:table-cell>
          <table:table-cell office:value-type="string" calcext:value-type="string">
            <text:p>Piñones 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UPPER(SUBSTITUTE(SUBSTITUTE( SUBSTITUTE( SUBSTITUTE( SUBSTITUTE( SUBSTITUTE( SUBSTITUTE( SUBSTITUTE( SUBSTITUTE( SUBSTITUTE( SUBSTITUTE([food_3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STACHO" calcext:value-type="string">
            <text:p>PISTACHO</text:p>
          </table:table-cell>
          <table:table-cell office:value-type="string" calcext:value-type="string">
            <text:p>Pistacho </text:p>
          </table:table-cell>
          <table:table-cell office:value-type="float" office:value="581" calcext:value-type="float">
            <text:p>581</text:p>
          </table:table-cell>
        </table:table-row>
      </table:table>
      <table:table table:name="food_4" table:style-name="ta1">
        <table:table-column table:style-name="co2" table:default-cell-style-name="Default"/>
        <table:table-column table:style-name="co26" table:default-cell-style-name="Default"/>
        <table:table-column table:style-name="co27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UPPER(SUBSTITUTE(SUBSTITUTE( SUBSTITUTE( SUBSTITUTE( SUBSTITUTE( SUBSTITUTE( SUBSTITUTE( SUBSTITUTE( SUBSTITUTE( SUBSTITUTE( SUBSTITUTE([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UAJADA" calcext:value-type="string">
            <text:p>CUAJADA</text:p>
          </table:table-cell>
          <table:table-cell office:value-type="string" calcext:value-type="string">
            <text:p>Cuajada 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UPPER(SUBSTITUTE(SUBSTITUTE( SUBSTITUTE( SUBSTITUTE( SUBSTITUTE( SUBSTITUTE( SUBSTITUTE( SUBSTITUTE( SUBSTITUTE( SUBSTITUTE( SUBSTITUTE([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FLANDEHUEVO" calcext:value-type="string">
            <text:p>FLANDEHUEVO</text:p>
          </table:table-cell>
          <table:table-cell office:value-type="string" calcext:value-type="string">
            <text:p>Flan de huevo 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UPPER(SUBSTITUTE(SUBSTITUTE( SUBSTITUTE( SUBSTITUTE( SUBSTITUTE( SUBSTITUTE( SUBSTITUTE( SUBSTITUTE( SUBSTITUTE( SUBSTITUTE( SUBSTITUTE([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FLANDEVAINILLA" calcext:value-type="string">
            <text:p>FLANDEVAINILLA</text:p>
          </table:table-cell>
          <table:table-cell office:value-type="string" calcext:value-type="string">
            <text:p>Flan de vainilla 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UPPER(SUBSTITUTE(SUBSTITUTE( SUBSTITUTE( SUBSTITUTE( SUBSTITUTE( SUBSTITUTE( SUBSTITUTE( SUBSTITUTE( SUBSTITUTE( SUBSTITUTE( SUBSTITUTE([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ELADOSLACTEOS" calcext:value-type="string">
            <text:p>HELADOSLACTEOS</text:p>
          </table:table-cell>
          <table:table-cell office:value-type="string" calcext:value-type="string">
            <text:p>Helados lácteos 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UPPER(SUBSTITUTE(SUBSTITUTE( SUBSTITUTE( SUBSTITUTE( SUBSTITUTE( SUBSTITUTE( SUBSTITUTE( SUBSTITUTE( SUBSTITUTE( SUBSTITUTE( SUBSTITUTE([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CONDENSADAC/AZUCAR" calcext:value-type="string">
            <text:p>LECHECONDENSADAC/AZUCAR</text:p>
          </table:table-cell>
          <table:table-cell office:value-type="string" calcext:value-type="string">
            <text:p>Leche condensada c/azúcar 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UPPER(SUBSTITUTE(SUBSTITUTE( SUBSTITUTE( SUBSTITUTE( SUBSTITUTE( SUBSTITUTE( SUBSTITUTE( SUBSTITUTE( SUBSTITUTE( SUBSTITUTE( SUBSTITUTE([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CONDENSADAS/AZUCAR" calcext:value-type="string">
            <text:p>LECHECONDENSADAS/AZUCAR</text:p>
          </table:table-cell>
          <table:table-cell office:value-type="string" calcext:value-type="string">
            <text:p>Leche condensada s/azúcar 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UPPER(SUBSTITUTE(SUBSTITUTE( SUBSTITUTE( SUBSTITUTE( SUBSTITUTE( SUBSTITUTE( SUBSTITUTE( SUBSTITUTE( SUBSTITUTE( SUBSTITUTE( SUBSTITUTE([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DECABRA" calcext:value-type="string">
            <text:p>LECHEDECABRA</text:p>
          </table:table-cell>
          <table:table-cell office:value-type="string" calcext:value-type="string">
            <text:p>Leche de cabra 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UPPER(SUBSTITUTE(SUBSTITUTE( SUBSTITUTE( SUBSTITUTE( SUBSTITUTE( SUBSTITUTE( SUBSTITUTE( SUBSTITUTE( SUBSTITUTE( SUBSTITUTE( SUBSTITUTE([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DEOVEJA" calcext:value-type="string">
            <text:p>LECHEDEOVEJA</text:p>
          </table:table-cell>
          <table:table-cell office:value-type="string" calcext:value-type="string">
            <text:p>Leche de oveja 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UPPER(SUBSTITUTE(SUBSTITUTE( SUBSTITUTE( SUBSTITUTE( SUBSTITUTE( SUBSTITUTE( SUBSTITUTE( SUBSTITUTE( SUBSTITUTE( SUBSTITUTE( SUBSTITUTE([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DESCREMADA" calcext:value-type="string">
            <text:p>LECHEDESCREMADA</text:p>
          </table:table-cell>
          <table:table-cell office:value-type="string" calcext:value-type="string">
            <text:p>Leche descremada 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UPPER(SUBSTITUTE(SUBSTITUTE( SUBSTITUTE( SUBSTITUTE( SUBSTITUTE( SUBSTITUTE( SUBSTITUTE( SUBSTITUTE( SUBSTITUTE( SUBSTITUTE( SUBSTITUTE([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ENPOLVODESCREMADA" calcext:value-type="string">
            <text:p>LECHEENPOLVODESCREMADA</text:p>
          </table:table-cell>
          <table:table-cell office:value-type="string" calcext:value-type="string">
            <text:p>Leche en polvo descremada 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UPPER(SUBSTITUTE(SUBSTITUTE( SUBSTITUTE( SUBSTITUTE( SUBSTITUTE( SUBSTITUTE( SUBSTITUTE( SUBSTITUTE( SUBSTITUTE( SUBSTITUTE( SUBSTITUTE([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ENPOLVOENTERA" calcext:value-type="string">
            <text:p>LECHEENPOLVOENTERA</text:p>
          </table:table-cell>
          <table:table-cell office:value-type="string" calcext:value-type="string">
            <text:p>Leche en polvo entera 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UPPER(SUBSTITUTE(SUBSTITUTE( SUBSTITUTE( SUBSTITUTE( SUBSTITUTE( SUBSTITUTE( SUBSTITUTE( SUBSTITUTE( SUBSTITUTE( SUBSTITUTE( SUBSTITUTE([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ENTERA" calcext:value-type="string">
            <text:p>LECHEENTERA</text:p>
          </table:table-cell>
          <table:table-cell office:value-type="string" calcext:value-type="string">
            <text:p>Leche entera 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UPPER(SUBSTITUTE(SUBSTITUTE( SUBSTITUTE( SUBSTITUTE( SUBSTITUTE( SUBSTITUTE( SUBSTITUTE( SUBSTITUTE( SUBSTITUTE( SUBSTITUTE( SUBSTITUTE([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SEMIDESCREMADA" calcext:value-type="string">
            <text:p>LECHESEMIDESCREMADA</text:p>
          </table:table-cell>
          <table:table-cell office:value-type="string" calcext:value-type="string">
            <text:p>Leche semi descremada 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UPPER(SUBSTITUTE(SUBSTITUTE( SUBSTITUTE( SUBSTITUTE( SUBSTITUTE( SUBSTITUTE( SUBSTITUTE( SUBSTITUTE( SUBSTITUTE( SUBSTITUTE( SUBSTITUTE([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OUSSE" calcext:value-type="string">
            <text:p>MOUSSE</text:p>
          </table:table-cell>
          <table:table-cell office:value-type="string" calcext:value-type="string">
            <text:p>Mousse 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UPPER(SUBSTITUTE(SUBSTITUTE( SUBSTITUTE( SUBSTITUTE( SUBSTITUTE( SUBSTITUTE( SUBSTITUTE( SUBSTITUTE( SUBSTITUTE( SUBSTITUTE( SUBSTITUTE([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NATAOCREMADELECHE" calcext:value-type="string">
            <text:p>NATAOCREMADELECHE</text:p>
          </table:table-cell>
          <table:table-cell office:value-type="string" calcext:value-type="string">
            <text:p>Nata o crema de leche 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UPPER(SUBSTITUTE(SUBSTITUTE( SUBSTITUTE( SUBSTITUTE( SUBSTITUTE( SUBSTITUTE( SUBSTITUTE( SUBSTITUTE( SUBSTITUTE( SUBSTITUTE( SUBSTITUTE([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BLANCODESNATADO" calcext:value-type="string">
            <text:p>QUESOBLANCODESNATADO</text:p>
          </table:table-cell>
          <table:table-cell office:value-type="string" calcext:value-type="string">
            <text:p>Queso blanco desnatado 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UPPER(SUBSTITUTE(SUBSTITUTE( SUBSTITUTE( SUBSTITUTE( SUBSTITUTE( SUBSTITUTE( SUBSTITUTE( SUBSTITUTE( SUBSTITUTE( SUBSTITUTE( SUBSTITUTE([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BRIE" calcext:value-type="string">
            <text:p>QUESOBRIE</text:p>
          </table:table-cell>
          <table:table-cell office:value-type="string" calcext:value-type="string">
            <text:p>Queso Brie 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UPPER(SUBSTITUTE(SUBSTITUTE( SUBSTITUTE( SUBSTITUTE( SUBSTITUTE( SUBSTITUTE( SUBSTITUTE( SUBSTITUTE( SUBSTITUTE( SUBSTITUTE( SUBSTITUTE([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CAMMEMBERT" calcext:value-type="string">
            <text:p>QUESOCAMMEMBERT</text:p>
          </table:table-cell>
          <table:table-cell office:value-type="string" calcext:value-type="string">
            <text:p>Queso cammembert 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UPPER(SUBSTITUTE(SUBSTITUTE( SUBSTITUTE( SUBSTITUTE( SUBSTITUTE( SUBSTITUTE( SUBSTITUTE( SUBSTITUTE( SUBSTITUTE( SUBSTITUTE( SUBSTITUTE([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CHEDDAR" calcext:value-type="string">
            <text:p>QUESOCHEDDAR</text:p>
          </table:table-cell>
          <table:table-cell office:value-type="string" calcext:value-type="string">
            <text:p>Queso cheddar 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UPPER(SUBSTITUTE(SUBSTITUTE( SUBSTITUTE( SUBSTITUTE( SUBSTITUTE( SUBSTITUTE( SUBSTITUTE( SUBSTITUTE( SUBSTITUTE( SUBSTITUTE( SUBSTITUTE([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CREMA" calcext:value-type="string">
            <text:p>QUESOCREMA</text:p>
          </table:table-cell>
          <table:table-cell office:value-type="string" calcext:value-type="string">
            <text:p>Queso crema 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UPPER(SUBSTITUTE(SUBSTITUTE( SUBSTITUTE( SUBSTITUTE( SUBSTITUTE( SUBSTITUTE( SUBSTITUTE( SUBSTITUTE( SUBSTITUTE( SUBSTITUTE( SUBSTITUTE([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DEBOLA" calcext:value-type="string">
            <text:p>QUESODEBOLA</text:p>
          </table:table-cell>
          <table:table-cell office:value-type="string" calcext:value-type="string">
            <text:p>Queso de bola 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UPPER(SUBSTITUTE(SUBSTITUTE( SUBSTITUTE( SUBSTITUTE( SUBSTITUTE( SUBSTITUTE( SUBSTITUTE( SUBSTITUTE( SUBSTITUTE( SUBSTITUTE( SUBSTITUTE([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DEBURGOS" calcext:value-type="string">
            <text:p>QUESODEBURGOS</text:p>
          </table:table-cell>
          <table:table-cell office:value-type="string" calcext:value-type="string">
            <text:p>Queso de Burgos 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UPPER(SUBSTITUTE(SUBSTITUTE( SUBSTITUTE( SUBSTITUTE( SUBSTITUTE( SUBSTITUTE( SUBSTITUTE( SUBSTITUTE( SUBSTITUTE( SUBSTITUTE( SUBSTITUTE([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DEOVEJA" calcext:value-type="string">
            <text:p>QUESODEOVEJA</text:p>
          </table:table-cell>
          <table:table-cell office:value-type="string" calcext:value-type="string">
            <text:p>Queso de oveja 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UPPER(SUBSTITUTE(SUBSTITUTE( SUBSTITUTE( SUBSTITUTE( SUBSTITUTE( SUBSTITUTE( SUBSTITUTE( SUBSTITUTE( SUBSTITUTE( SUBSTITUTE( SUBSTITUTE([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EDAM" calcext:value-type="string">
            <text:p>QUESOEDAM</text:p>
          </table:table-cell>
          <table:table-cell office:value-type="string" calcext:value-type="string">
            <text:p>Queso edam 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UPPER(SUBSTITUTE(SUBSTITUTE( SUBSTITUTE( SUBSTITUTE( SUBSTITUTE( SUBSTITUTE( SUBSTITUTE( SUBSTITUTE( SUBSTITUTE( SUBSTITUTE( SUBSTITUTE([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EMMENTAL" calcext:value-type="string">
            <text:p>QUESOEMMENTAL</text:p>
          </table:table-cell>
          <table:table-cell office:value-type="string" calcext:value-type="string">
            <text:p>Queso emmental 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UPPER(SUBSTITUTE(SUBSTITUTE( SUBSTITUTE( SUBSTITUTE( SUBSTITUTE( SUBSTITUTE( SUBSTITUTE( SUBSTITUTE( SUBSTITUTE( SUBSTITUTE( SUBSTITUTE([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FUNDIDOUNTABLE" calcext:value-type="string">
            <text:p>QUESOFUNDIDOUNTABLE</text:p>
          </table:table-cell>
          <table:table-cell office:value-type="string" calcext:value-type="string">
            <text:p>Queso fundido untable 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UPPER(SUBSTITUTE(SUBSTITUTE( SUBSTITUTE( SUBSTITUTE( SUBSTITUTE( SUBSTITUTE( SUBSTITUTE( SUBSTITUTE( SUBSTITUTE( SUBSTITUTE( SUBSTITUTE([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GRUYERE" calcext:value-type="string">
            <text:p>QUESOGRUYERE</text:p>
          </table:table-cell>
          <table:table-cell office:value-type="string" calcext:value-type="string">
            <text:p>Queso gruyere 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UPPER(SUBSTITUTE(SUBSTITUTE( SUBSTITUTE( SUBSTITUTE( SUBSTITUTE( SUBSTITUTE( SUBSTITUTE( SUBSTITUTE( SUBSTITUTE( SUBSTITUTE( SUBSTITUTE([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MANCHEGO" calcext:value-type="string">
            <text:p>QUESOMANCHEGO</text:p>
          </table:table-cell>
          <table:table-cell office:value-type="string" calcext:value-type="string">
            <text:p>Queso manchego 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UPPER(SUBSTITUTE(SUBSTITUTE( SUBSTITUTE( SUBSTITUTE( SUBSTITUTE( SUBSTITUTE( SUBSTITUTE( SUBSTITUTE( SUBSTITUTE( SUBSTITUTE( SUBSTITUTE([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MOZZARELLA" calcext:value-type="string">
            <text:p>QUESOMOZZARELLA</text:p>
          </table:table-cell>
          <table:table-cell office:value-type="string" calcext:value-type="string">
            <text:p>Queso mozzarella 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UPPER(SUBSTITUTE(SUBSTITUTE( SUBSTITUTE( SUBSTITUTE( SUBSTITUTE( SUBSTITUTE( SUBSTITUTE( SUBSTITUTE( SUBSTITUTE( SUBSTITUTE( SUBSTITUTE([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PARMESANO" calcext:value-type="string">
            <text:p>QUESOPARMESANO</text:p>
          </table:table-cell>
          <table:table-cell office:value-type="string" calcext:value-type="string">
            <text:p>Queso parmesano 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UPPER(SUBSTITUTE(SUBSTITUTE( SUBSTITUTE( SUBSTITUTE( SUBSTITUTE( SUBSTITUTE( SUBSTITUTE( SUBSTITUTE( SUBSTITUTE( SUBSTITUTE( SUBSTITUTE([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RICOTA" calcext:value-type="string">
            <text:p>QUESORICOTA</text:p>
          </table:table-cell>
          <table:table-cell office:value-type="string" calcext:value-type="string">
            <text:p>Queso ricota 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UPPER(SUBSTITUTE(SUBSTITUTE( SUBSTITUTE( SUBSTITUTE( SUBSTITUTE( SUBSTITUTE( SUBSTITUTE( SUBSTITUTE( SUBSTITUTE( SUBSTITUTE( SUBSTITUTE([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ROQUEFORT" calcext:value-type="string">
            <text:p>QUESOROQUEFORT</text:p>
          </table:table-cell>
          <table:table-cell office:value-type="string" calcext:value-type="string">
            <text:p>Queso roquefort 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UPPER(SUBSTITUTE(SUBSTITUTE( SUBSTITUTE( SUBSTITUTE( SUBSTITUTE( SUBSTITUTE( SUBSTITUTE( SUBSTITUTE( SUBSTITUTE( SUBSTITUTE( SUBSTITUTE([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EQUESON" calcext:value-type="string">
            <text:p>REQUESON</text:p>
          </table:table-cell>
          <table:table-cell office:value-type="string" calcext:value-type="string">
            <text:p>Requesón 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UPPER(SUBSTITUTE(SUBSTITUTE( SUBSTITUTE( SUBSTITUTE( SUBSTITUTE( SUBSTITUTE( SUBSTITUTE( SUBSTITUTE( SUBSTITUTE( SUBSTITUTE( SUBSTITUTE([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OGURDESNATADO" calcext:value-type="string">
            <text:p>YOGURDESNATADO</text:p>
          </table:table-cell>
          <table:table-cell office:value-type="string" calcext:value-type="string">
            <text:p>Yogur desnatado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UPPER(SUBSTITUTE(SUBSTITUTE( SUBSTITUTE( SUBSTITUTE( SUBSTITUTE( SUBSTITUTE( SUBSTITUTE( SUBSTITUTE( SUBSTITUTE( SUBSTITUTE( SUBSTITUTE([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OGURDESNATADOCONFRUTAS" calcext:value-type="string">
            <text:p>YOGURDESNATADOCONFRUTAS</text:p>
          </table:table-cell>
          <table:table-cell office:value-type="string" calcext:value-type="string">
            <text:p>Yogur desnatado con frutas 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UPPER(SUBSTITUTE(SUBSTITUTE( SUBSTITUTE( SUBSTITUTE( SUBSTITUTE( SUBSTITUTE( SUBSTITUTE( SUBSTITUTE( SUBSTITUTE( SUBSTITUTE( SUBSTITUTE([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OGURENRIQUECIDOCONNATA" calcext:value-type="string">
            <text:p>YOGURENRIQUECIDOCONNATA</text:p>
          </table:table-cell>
          <table:table-cell office:value-type="string" calcext:value-type="string">
            <text:p>Yogur enriquecido con nata 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UPPER(SUBSTITUTE(SUBSTITUTE( SUBSTITUTE( SUBSTITUTE( SUBSTITUTE( SUBSTITUTE( SUBSTITUTE( SUBSTITUTE( SUBSTITUTE( SUBSTITUTE( SUBSTITUTE([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OGURNATURAL" calcext:value-type="string">
            <text:p>YOGURNATURAL</text:p>
          </table:table-cell>
          <table:table-cell office:value-type="string" calcext:value-type="string">
            <text:p>Yogur natural 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UPPER(SUBSTITUTE(SUBSTITUTE( SUBSTITUTE( SUBSTITUTE( SUBSTITUTE( SUBSTITUTE( SUBSTITUTE( SUBSTITUTE( SUBSTITUTE( SUBSTITUTE( SUBSTITUTE([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OGURNATURALCONFRUTA" calcext:value-type="string">
            <text:p>YOGURNATURALCONFRUTA</text:p>
          </table:table-cell>
          <table:table-cell office:value-type="string" calcext:value-type="string">
            <text:p>Yogur natural con fruta 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UPPER(SUBSTITUTE(SUBSTITUTE( SUBSTITUTE( SUBSTITUTE( SUBSTITUTE( SUBSTITUTE( SUBSTITUTE( SUBSTITUTE( SUBSTITUTE( SUBSTITUTE( SUBSTITUTE([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CON(PANCETAAHUMADA)" calcext:value-type="string">
            <text:p>BACON(PANCETAAHUMADA)</text:p>
          </table:table-cell>
          <table:table-cell office:value-type="string" calcext:value-type="string">
            <text:p>Bacon (Panceta ahumada) 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UPPER(SUBSTITUTE(SUBSTITUTE( SUBSTITUTE( SUBSTITUTE( SUBSTITUTE( SUBSTITUTE( SUBSTITUTE( SUBSTITUTE( SUBSTITUTE( SUBSTITUTE( SUBSTITUTE([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UTIFARRACOCIDA" calcext:value-type="string">
            <text:p>BUTIFARRACOCIDA</text:p>
          </table:table-cell>
          <table:table-cell office:value-type="string" calcext:value-type="string">
            <text:p>Butifarra cocida 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UPPER(SUBSTITUTE(SUBSTITUTE( SUBSTITUTE( SUBSTITUTE( SUBSTITUTE( SUBSTITUTE( SUBSTITUTE( SUBSTITUTE( SUBSTITUTE( SUBSTITUTE( SUBSTITUTE([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UTIFARRA,SALCHICHAFRESCA" calcext:value-type="string">
            <text:p>BUTIFARRA,SALCHICHAFRESCA</text:p>
          </table:table-cell>
          <table:table-cell office:value-type="string" calcext:value-type="string">
            <text:p>Butifarra, salchicha fresca 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UPPER(SUBSTITUTE(SUBSTITUTE( SUBSTITUTE( SUBSTITUTE( SUBSTITUTE( SUBSTITUTE( SUBSTITUTE( SUBSTITUTE( SUBSTITUTE( SUBSTITUTE( SUBSTITUTE([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BRITO" calcext:value-type="string">
            <text:p>CABRITO</text:p>
          </table:table-cell>
          <table:table-cell office:value-type="string" calcext:value-type="string">
            <text:p>Cabrito 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UPPER(SUBSTITUTE(SUBSTITUTE( SUBSTITUTE( SUBSTITUTE( SUBSTITUTE( SUBSTITUTE( SUBSTITUTE( SUBSTITUTE( SUBSTITUTE( SUBSTITUTE( SUBSTITUTE([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DO,CHULETA" calcext:value-type="string">
            <text:p>CERDO,CHULETA</text:p>
          </table:table-cell>
          <table:table-cell office:value-type="string" calcext:value-type="string">
            <text:p>Cerdo, chuleta 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UPPER(SUBSTITUTE(SUBSTITUTE( SUBSTITUTE( SUBSTITUTE( SUBSTITUTE( SUBSTITUTE( SUBSTITUTE( SUBSTITUTE( SUBSTITUTE( SUBSTITUTE( SUBSTITUTE([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DO,HIGADO" calcext:value-type="string">
            <text:p>CERDO,HIGADO</text:p>
          </table:table-cell>
          <table:table-cell office:value-type="string" calcext:value-type="string">
            <text:p>Cerdo, hígado 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UPPER(SUBSTITUTE(SUBSTITUTE( SUBSTITUTE( SUBSTITUTE( SUBSTITUTE( SUBSTITUTE( SUBSTITUTE( SUBSTITUTE( SUBSTITUTE( SUBSTITUTE( SUBSTITUTE([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DO,LOMO" calcext:value-type="string">
            <text:p>CERDO,LOMO</text:p>
          </table:table-cell>
          <table:table-cell office:value-type="string" calcext:value-type="string">
            <text:p>Cerdo, lomo 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UPPER(SUBSTITUTE(SUBSTITUTE( SUBSTITUTE( SUBSTITUTE( SUBSTITUTE( SUBSTITUTE( SUBSTITUTE( SUBSTITUTE( SUBSTITUTE( SUBSTITUTE( SUBSTITUTE([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ARQUI" calcext:value-type="string">
            <text:p>CHARQUI</text:p>
          </table:table-cell>
          <table:table-cell office:value-type="string" calcext:value-type="string">
            <text:p>Charqui 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UPPER(SUBSTITUTE(SUBSTITUTE( SUBSTITUTE( SUBSTITUTE( SUBSTITUTE( SUBSTITUTE( SUBSTITUTE( SUBSTITUTE( SUBSTITUTE( SUBSTITUTE( SUBSTITUTE([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ICHARRON" calcext:value-type="string">
            <text:p>CHICHARRON</text:p>
          </table:table-cell>
          <table:table-cell office:value-type="string" calcext:value-type="string">
            <text:p>Chicharrón 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UPPER(SUBSTITUTE(SUBSTITUTE( SUBSTITUTE( SUBSTITUTE( SUBSTITUTE( SUBSTITUTE( SUBSTITUTE( SUBSTITUTE( SUBSTITUTE( SUBSTITUTE( SUBSTITUTE([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ORIZO" calcext:value-type="string">
            <text:p>CHORIZO</text:p>
          </table:table-cell>
          <table:table-cell office:value-type="string" calcext:value-type="string">
            <text:p>Chorizo 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UPPER(SUBSTITUTE(SUBSTITUTE( SUBSTITUTE( SUBSTITUTE( SUBSTITUTE( SUBSTITUTE( SUBSTITUTE( SUBSTITUTE( SUBSTITUTE( SUBSTITUTE( SUBSTITUTE([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IERVO" calcext:value-type="string">
            <text:p>CIERVO</text:p>
          </table:table-cell>
          <table:table-cell office:value-type="string" calcext:value-type="string">
            <text:p>Ciervo 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UPPER(SUBSTITUTE(SUBSTITUTE( SUBSTITUTE( SUBSTITUTE( SUBSTITUTE( SUBSTITUTE( SUBSTITUTE( SUBSTITUTE( SUBSTITUTE( SUBSTITUTE( SUBSTITUTE([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DORNIZYPERDIZ" calcext:value-type="string">
            <text:p>CODORNIZYPERDIZ</text:p>
          </table:table-cell>
          <table:table-cell office:value-type="string" calcext:value-type="string">
            <text:p>Codorniz y perdiz </text:p>
          </table:table-cell>
          <table:table-cell office:value-type="float" office:value="114" calcext:value-type="float">
            <text:p>114</text:p>
          </table:table-cell>
        </table:table-row>
      </table:table>
      <table:table table:name="food_5" table:style-name="ta1">
        <table:table-column table:style-name="co2" table:default-cell-style-name="Default"/>
        <table:table-column table:style-name="co28" table:default-cell-style-name="Default"/>
        <table:table-column table:style-name="co29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UPPER(SUBSTITUTE(SUBSTITUTE( SUBSTITUTE( SUBSTITUTE( SUBSTITUTE( SUBSTITUTE( SUBSTITUTE( SUBSTITUTE( SUBSTITUTE( SUBSTITUTE( SUBSTITUTE([food_5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NEJO,LIEBRE" calcext:value-type="string">
            <text:p>CONEJO,LIEBRE</text:p>
          </table:table-cell>
          <table:table-cell office:value-type="string" calcext:value-type="string">
            <text:p>Conejo, liebre 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UPPER(SUBSTITUTE(SUBSTITUTE( SUBSTITUTE( SUBSTITUTE( SUBSTITUTE( SUBSTITUTE( SUBSTITUTE( SUBSTITUTE( SUBSTITUTE( SUBSTITUTE( SUBSTITUTE([food_5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RDEROLECHON" calcext:value-type="string">
            <text:p>CORDEROLECHON</text:p>
          </table:table-cell>
          <table:table-cell office:value-type="string" calcext:value-type="string">
            <text:p>Cordero lechón 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UPPER(SUBSTITUTE(SUBSTITUTE( SUBSTITUTE( SUBSTITUTE( SUBSTITUTE( SUBSTITUTE( SUBSTITUTE( SUBSTITUTE( SUBSTITUTE( SUBSTITUTE( SUBSTITUTE([food_5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RDEROPIERNA" calcext:value-type="string">
            <text:p>CORDEROPIERNA</text:p>
          </table:table-cell>
          <table:table-cell office:value-type="string" calcext:value-type="string">
            <text:p>Cordero pierna 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UPPER(SUBSTITUTE(SUBSTITUTE( SUBSTITUTE( SUBSTITUTE( SUBSTITUTE( SUBSTITUTE( SUBSTITUTE( SUBSTITUTE( SUBSTITUTE( SUBSTITUTE( SUBSTITUTE([food_5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RDERO,COSTILLAS" calcext:value-type="string">
            <text:p>CORDERO,COSTILLAS</text:p>
          </table:table-cell>
          <table:table-cell office:value-type="string" calcext:value-type="string">
            <text:p>Cordero, costillas 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UPPER(SUBSTITUTE(SUBSTITUTE( SUBSTITUTE( SUBSTITUTE( SUBSTITUTE( SUBSTITUTE( SUBSTITUTE( SUBSTITUTE( SUBSTITUTE( SUBSTITUTE( SUBSTITUTE([food_5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RDERO,HIGADO" calcext:value-type="string">
            <text:p>CORDERO,HIGADO</text:p>
          </table:table-cell>
          <table:table-cell office:value-type="string" calcext:value-type="string">
            <text:p>Cordero, hígado 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UPPER(SUBSTITUTE(SUBSTITUTE( SUBSTITUTE( SUBSTITUTE( SUBSTITUTE( SUBSTITUTE( SUBSTITUTE( SUBSTITUTE( SUBSTITUTE( SUBSTITUTE( SUBSTITUTE([food_5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FAISAN" calcext:value-type="string">
            <text:p>FAISAN</text:p>
          </table:table-cell>
          <table:table-cell office:value-type="string" calcext:value-type="string">
            <text:p>Faisán 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UPPER(SUBSTITUTE(SUBSTITUTE( SUBSTITUTE( SUBSTITUTE( SUBSTITUTE( SUBSTITUTE( SUBSTITUTE( SUBSTITUTE( SUBSTITUTE( SUBSTITUTE( SUBSTITUTE([food_5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FOIE-GRAS" calcext:value-type="string">
            <text:p>FOIE-GRAS</text:p>
          </table:table-cell>
          <table:table-cell office:value-type="string" calcext:value-type="string">
            <text:p>Foie-Gras 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UPPER(SUBSTITUTE(SUBSTITUTE( SUBSTITUTE( SUBSTITUTE( SUBSTITUTE( SUBSTITUTE( SUBSTITUTE( SUBSTITUTE( SUBSTITUTE( SUBSTITUTE( SUBSTITUTE([food_5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LLINA" calcext:value-type="string">
            <text:p>GALLINA</text:p>
          </table:table-cell>
          <table:table-cell office:value-type="string" calcext:value-type="string">
            <text:p>Gallina 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UPPER(SUBSTITUTE(SUBSTITUTE( SUBSTITUTE( SUBSTITUTE( SUBSTITUTE( SUBSTITUTE( SUBSTITUTE( SUBSTITUTE( SUBSTITUTE( SUBSTITUTE( SUBSTITUTE([food_5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AMBURGUESA" calcext:value-type="string">
            <text:p>HAMBURGUESA</text:p>
          </table:table-cell>
          <table:table-cell office:value-type="string" calcext:value-type="string">
            <text:p>Hamburguesa 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UPPER(SUBSTITUTE(SUBSTITUTE( SUBSTITUTE( SUBSTITUTE( SUBSTITUTE( SUBSTITUTE( SUBSTITUTE( SUBSTITUTE( SUBSTITUTE( SUBSTITUTE( SUBSTITUTE([food_5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BALI" calcext:value-type="string">
            <text:p>JABALI</text:p>
          </table:table-cell>
          <table:table-cell office:value-type="string" calcext:value-type="string">
            <text:p>Jabalí 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UPPER(SUBSTITUTE(SUBSTITUTE( SUBSTITUTE( SUBSTITUTE( SUBSTITUTE( SUBSTITUTE( SUBSTITUTE( SUBSTITUTE( SUBSTITUTE( SUBSTITUTE( SUBSTITUTE([food_5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MON" calcext:value-type="string">
            <text:p>JAMON</text:p>
          </table:table-cell>
          <table:table-cell office:value-type="string" calcext:value-type="string">
            <text:p>Jamón 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UPPER(SUBSTITUTE(SUBSTITUTE( SUBSTITUTE( SUBSTITUTE( SUBSTITUTE( SUBSTITUTE( SUBSTITUTE( SUBSTITUTE( SUBSTITUTE( SUBSTITUTE( SUBSTITUTE([food_5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MONCOCIDO" calcext:value-type="string">
            <text:p>JAMONCOCIDO</text:p>
          </table:table-cell>
          <table:table-cell office:value-type="string" calcext:value-type="string">
            <text:p>Jamón cocido 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UPPER(SUBSTITUTE(SUBSTITUTE( SUBSTITUTE( SUBSTITUTE( SUBSTITUTE( SUBSTITUTE( SUBSTITUTE( SUBSTITUTE( SUBSTITUTE( SUBSTITUTE( SUBSTITUTE([food_5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MONCRUDO" calcext:value-type="string">
            <text:p>JAMONCRUDO</text:p>
          </table:table-cell>
          <table:table-cell office:value-type="string" calcext:value-type="string">
            <text:p>Jamón crudo 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UPPER(SUBSTITUTE(SUBSTITUTE( SUBSTITUTE( SUBSTITUTE( SUBSTITUTE( SUBSTITUTE( SUBSTITUTE( SUBSTITUTE( SUBSTITUTE( SUBSTITUTE( SUBSTITUTE([food_5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MONYORK" calcext:value-type="string">
            <text:p>JAMONYORK</text:p>
          </table:table-cell>
          <table:table-cell office:value-type="string" calcext:value-type="string">
            <text:p>Jamón York 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UPPER(SUBSTITUTE(SUBSTITUTE( SUBSTITUTE( SUBSTITUTE( SUBSTITUTE( SUBSTITUTE( SUBSTITUTE( SUBSTITUTE( SUBSTITUTE( SUBSTITUTE( SUBSTITUTE([food_5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NGUADEVACA" calcext:value-type="string">
            <text:p>LENGUADEVACA</text:p>
          </table:table-cell>
          <table:table-cell office:value-type="string" calcext:value-type="string">
            <text:p>Lengua de vaca 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UPPER(SUBSTITUTE(SUBSTITUTE( SUBSTITUTE( SUBSTITUTE( SUBSTITUTE( SUBSTITUTE( SUBSTITUTE( SUBSTITUTE( SUBSTITUTE( SUBSTITUTE( SUBSTITUTE([food_5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OMOEMBUCHADO" calcext:value-type="string">
            <text:p>LOMOEMBUCHADO</text:p>
          </table:table-cell>
          <table:table-cell office:value-type="string" calcext:value-type="string">
            <text:p>Lomo embuchado 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UPPER(SUBSTITUTE(SUBSTITUTE( SUBSTITUTE( SUBSTITUTE( SUBSTITUTE( SUBSTITUTE( SUBSTITUTE( SUBSTITUTE( SUBSTITUTE( SUBSTITUTE( SUBSTITUTE([food_5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ORTADELA" calcext:value-type="string">
            <text:p>MORTADELA</text:p>
          </table:table-cell>
          <table:table-cell office:value-type="string" calcext:value-type="string">
            <text:p>Mortadela 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UPPER(SUBSTITUTE(SUBSTITUTE( SUBSTITUTE( SUBSTITUTE( SUBSTITUTE( SUBSTITUTE( SUBSTITUTE( SUBSTITUTE( SUBSTITUTE( SUBSTITUTE( SUBSTITUTE([food_5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TO" calcext:value-type="string">
            <text:p>PATO</text:p>
          </table:table-cell>
          <table:table-cell office:value-type="string" calcext:value-type="string">
            <text:p>Pato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UPPER(SUBSTITUTE(SUBSTITUTE( SUBSTITUTE( SUBSTITUTE( SUBSTITUTE( SUBSTITUTE( SUBSTITUTE( SUBSTITUTE( SUBSTITUTE( SUBSTITUTE( SUBSTITUTE([food_5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VO,MUSLO" calcext:value-type="string">
            <text:p>PAVO,MUSLO</text:p>
          </table:table-cell>
          <table:table-cell office:value-type="string" calcext:value-type="string">
            <text:p>Pavo, Muslo 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UPPER(SUBSTITUTE(SUBSTITUTE( SUBSTITUTE( SUBSTITUTE( SUBSTITUTE( SUBSTITUTE( SUBSTITUTE( SUBSTITUTE( SUBSTITUTE( SUBSTITUTE( SUBSTITUTE([food_5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VO,PECHUGA" calcext:value-type="string">
            <text:p>PAVO,PECHUGA</text:p>
          </table:table-cell>
          <table:table-cell office:value-type="string" calcext:value-type="string">
            <text:p>Pavo, Pechuga 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UPPER(SUBSTITUTE(SUBSTITUTE( SUBSTITUTE( SUBSTITUTE( SUBSTITUTE( SUBSTITUTE( SUBSTITUTE( SUBSTITUTE( SUBSTITUTE( SUBSTITUTE( SUBSTITUTE([food_5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RDIZ" calcext:value-type="string">
            <text:p>PERDIZ</text:p>
          </table:table-cell>
          <table:table-cell office:value-type="string" calcext:value-type="string">
            <text:p>Perdiz 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UPPER(SUBSTITUTE(SUBSTITUTE( SUBSTITUTE( SUBSTITUTE( SUBSTITUTE( SUBSTITUTE( SUBSTITUTE( SUBSTITUTE( SUBSTITUTE( SUBSTITUTE( SUBSTITUTE([food_5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ESDECERDO" calcext:value-type="string">
            <text:p>PIESDECERDO</text:p>
          </table:table-cell>
          <table:table-cell office:value-type="string" calcext:value-type="string">
            <text:p>Pies de cerdo 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UPPER(SUBSTITUTE(SUBSTITUTE( SUBSTITUTE( SUBSTITUTE( SUBSTITUTE( SUBSTITUTE( SUBSTITUTE( SUBSTITUTE( SUBSTITUTE( SUBSTITUTE( SUBSTITUTE([food_5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LLO,HIGADO" calcext:value-type="string">
            <text:p>POLLO,HIGADO</text:p>
          </table:table-cell>
          <table:table-cell office:value-type="string" calcext:value-type="string">
            <text:p>Pollo, Hígado 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UPPER(SUBSTITUTE(SUBSTITUTE( SUBSTITUTE( SUBSTITUTE( SUBSTITUTE( SUBSTITUTE( SUBSTITUTE( SUBSTITUTE( SUBSTITUTE( SUBSTITUTE( SUBSTITUTE([food_5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LLO,MUSLO" calcext:value-type="string">
            <text:p>POLLO,MUSLO</text:p>
          </table:table-cell>
          <table:table-cell office:value-type="string" calcext:value-type="string">
            <text:p>Pollo, Muslo 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UPPER(SUBSTITUTE(SUBSTITUTE( SUBSTITUTE( SUBSTITUTE( SUBSTITUTE( SUBSTITUTE( SUBSTITUTE( SUBSTITUTE( SUBSTITUTE( SUBSTITUTE( SUBSTITUTE([food_5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LLO,PECHUGA" calcext:value-type="string">
            <text:p>POLLO,PECHUGA</text:p>
          </table:table-cell>
          <table:table-cell office:value-type="string" calcext:value-type="string">
            <text:p>Pollo, Pechuga 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UPPER(SUBSTITUTE(SUBSTITUTE( SUBSTITUTE( SUBSTITUTE( SUBSTITUTE( SUBSTITUTE( SUBSTITUTE( SUBSTITUTE( SUBSTITUTE( SUBSTITUTE( SUBSTITUTE([food_5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AMIN" calcext:value-type="string">
            <text:p>SALAMIN</text:p>
          </table:table-cell>
          <table:table-cell office:value-type="string" calcext:value-type="string">
            <text:p>Salamín 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UPPER(SUBSTITUTE(SUBSTITUTE( SUBSTITUTE( SUBSTITUTE( SUBSTITUTE( SUBSTITUTE( SUBSTITUTE( SUBSTITUTE( SUBSTITUTE( SUBSTITUTE( SUBSTITUTE([food_5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CHICHAFRANKFURT" calcext:value-type="string">
            <text:p>SALCHICHAFRANKFURT</text:p>
          </table:table-cell>
          <table:table-cell office:value-type="string" calcext:value-type="string">
            <text:p>Salchicha Frankfurt 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UPPER(SUBSTITUTE(SUBSTITUTE( SUBSTITUTE( SUBSTITUTE( SUBSTITUTE( SUBSTITUTE( SUBSTITUTE( SUBSTITUTE( SUBSTITUTE( SUBSTITUTE( SUBSTITUTE([food_5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CHICHON" calcext:value-type="string">
            <text:p>SALCHICHON</text:p>
          </table:table-cell>
          <table:table-cell office:value-type="string" calcext:value-type="string">
            <text:p>Salchichón 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UPPER(SUBSTITUTE(SUBSTITUTE( SUBSTITUTE( SUBSTITUTE( SUBSTITUTE( SUBSTITUTE( SUBSTITUTE( SUBSTITUTE( SUBSTITUTE( SUBSTITUTE( SUBSTITUTE([food_5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BISTEC" calcext:value-type="string">
            <text:p>TERNERA,BISTEC</text:p>
          </table:table-cell>
          <table:table-cell office:value-type="string" calcext:value-type="string">
            <text:p>Ternera, bistec 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UPPER(SUBSTITUTE(SUBSTITUTE( SUBSTITUTE( SUBSTITUTE( SUBSTITUTE( SUBSTITUTE( SUBSTITUTE( SUBSTITUTE( SUBSTITUTE( SUBSTITUTE( SUBSTITUTE([food_5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CHULETA" calcext:value-type="string">
            <text:p>TERNERA,CHULETA</text:p>
          </table:table-cell>
          <table:table-cell office:value-type="string" calcext:value-type="string">
            <text:p>Ternera, chuleta 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UPPER(SUBSTITUTE(SUBSTITUTE( SUBSTITUTE( SUBSTITUTE( SUBSTITUTE( SUBSTITUTE( SUBSTITUTE( SUBSTITUTE( SUBSTITUTE( SUBSTITUTE( SUBSTITUTE([food_5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HIGADO" calcext:value-type="string">
            <text:p>TERNERA,HIGADO</text:p>
          </table:table-cell>
          <table:table-cell office:value-type="string" calcext:value-type="string">
            <text:p>Ternera, hígado 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UPPER(SUBSTITUTE(SUBSTITUTE( SUBSTITUTE( SUBSTITUTE( SUBSTITUTE( SUBSTITUTE( SUBSTITUTE( SUBSTITUTE( SUBSTITUTE( SUBSTITUTE( SUBSTITUTE([food_5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LENGUA" calcext:value-type="string">
            <text:p>TERNERA,LENGUA</text:p>
          </table:table-cell>
          <table:table-cell office:value-type="string" calcext:value-type="string">
            <text:p>Ternera, lengua 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UPPER(SUBSTITUTE(SUBSTITUTE( SUBSTITUTE( SUBSTITUTE( SUBSTITUTE( SUBSTITUTE( SUBSTITUTE( SUBSTITUTE( SUBSTITUTE( SUBSTITUTE( SUBSTITUTE([food_5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RIÑON" calcext:value-type="string">
            <text:p>TERNERA,RIÑON</text:p>
          </table:table-cell>
          <table:table-cell office:value-type="string" calcext:value-type="string">
            <text:p>Ternera, riñón 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UPPER(SUBSTITUTE(SUBSTITUTE( SUBSTITUTE( SUBSTITUTE( SUBSTITUTE( SUBSTITUTE( SUBSTITUTE( SUBSTITUTE( SUBSTITUTE( SUBSTITUTE( SUBSTITUTE([food_5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SESOS" calcext:value-type="string">
            <text:p>TERNERA,SESOS</text:p>
          </table:table-cell>
          <table:table-cell office:value-type="string" calcext:value-type="string">
            <text:p>Ternera, sesos 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UPPER(SUBSTITUTE(SUBSTITUTE( SUBSTITUTE( SUBSTITUTE( SUBSTITUTE( SUBSTITUTE( SUBSTITUTE( SUBSTITUTE( SUBSTITUTE( SUBSTITUTE( SUBSTITUTE([food_5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SOLOMILLO" calcext:value-type="string">
            <text:p>TERNERA,SOLOMILLO</text:p>
          </table:table-cell>
          <table:table-cell office:value-type="string" calcext:value-type="string">
            <text:p>Ternera, solomillo 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UPPER(SUBSTITUTE(SUBSTITUTE( SUBSTITUTE( SUBSTITUTE( SUBSTITUTE( SUBSTITUTE( SUBSTITUTE( SUBSTITUTE( SUBSTITUTE( SUBSTITUTE( SUBSTITUTE([food_5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IRADEASADO" calcext:value-type="string">
            <text:p>TIRADEASADO</text:p>
          </table:table-cell>
          <table:table-cell office:value-type="string" calcext:value-type="string">
            <text:p>Tira de asado 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UPPER(SUBSTITUTE(SUBSTITUTE( SUBSTITUTE( SUBSTITUTE( SUBSTITUTE( SUBSTITUTE( SUBSTITUTE( SUBSTITUTE( SUBSTITUTE( SUBSTITUTE( SUBSTITUTE([food_5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RIPAS" calcext:value-type="string">
            <text:p>TRIPAS</text:p>
          </table:table-cell>
          <table:table-cell office:value-type="string" calcext:value-type="string">
            <text:p>Tripas 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UPPER(SUBSTITUTE(SUBSTITUTE( SUBSTITUTE( SUBSTITUTE( SUBSTITUTE( SUBSTITUTE( SUBSTITUTE( SUBSTITUTE( SUBSTITUTE( SUBSTITUTE( SUBSTITUTE([food_5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ACUNO,HIGADO" calcext:value-type="string">
            <text:p>VACUNO,HIGADO</text:p>
          </table:table-cell>
          <table:table-cell office:value-type="string" calcext:value-type="string">
            <text:p>Vacuno, Hígado 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UPPER(SUBSTITUTE(SUBSTITUTE( SUBSTITUTE( SUBSTITUTE( SUBSTITUTE( SUBSTITUTE( SUBSTITUTE( SUBSTITUTE( SUBSTITUTE( SUBSTITUTE( SUBSTITUTE([food_5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LMEJAS" calcext:value-type="string">
            <text:p>ALMEJAS</text:p>
          </table:table-cell>
          <table:table-cell office:value-type="string" calcext:value-type="string">
            <text:p>Almejas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UPPER(SUBSTITUTE(SUBSTITUTE( SUBSTITUTE( SUBSTITUTE( SUBSTITUTE( SUBSTITUTE( SUBSTITUTE( SUBSTITUTE( SUBSTITUTE( SUBSTITUTE( SUBSTITUTE([food_5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NCHOAS" calcext:value-type="string">
            <text:p>ANCHOAS</text:p>
          </table:table-cell>
          <table:table-cell office:value-type="string" calcext:value-type="string">
            <text:p>Anchoas 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UPPER(SUBSTITUTE(SUBSTITUTE( SUBSTITUTE( SUBSTITUTE( SUBSTITUTE( SUBSTITUTE( SUBSTITUTE( SUBSTITUTE( SUBSTITUTE( SUBSTITUTE( SUBSTITUTE([food_5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NGUILAS" calcext:value-type="string">
            <text:p>ANGUILAS</text:p>
          </table:table-cell>
          <table:table-cell office:value-type="string" calcext:value-type="string">
            <text:p>Anguilas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UPPER(SUBSTITUTE(SUBSTITUTE( SUBSTITUTE( SUBSTITUTE( SUBSTITUTE( SUBSTITUTE( SUBSTITUTE( SUBSTITUTE( SUBSTITUTE( SUBSTITUTE( SUBSTITUTE([food_5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ENQUEAHUMADO" calcext:value-type="string">
            <text:p>ARENQUEAHUMADO</text:p>
          </table:table-cell>
          <table:table-cell office:value-type="string" calcext:value-type="string">
            <text:p>Arenque ahumado 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UPPER(SUBSTITUTE(SUBSTITUTE( SUBSTITUTE( SUBSTITUTE( SUBSTITUTE( SUBSTITUTE( SUBSTITUTE( SUBSTITUTE( SUBSTITUTE( SUBSTITUTE( SUBSTITUTE([food_5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ENQUESECO" calcext:value-type="string">
            <text:p>ARENQUESECO</text:p>
          </table:table-cell>
          <table:table-cell office:value-type="string" calcext:value-type="string">
            <text:p>Arenque seco 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table:formula="of:=UPPER(SUBSTITUTE(SUBSTITUTE( SUBSTITUTE( SUBSTITUTE( SUBSTITUTE( SUBSTITUTE( SUBSTITUTE( SUBSTITUTE( SUBSTITUTE( SUBSTITUTE( SUBSTITUTE([food_5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TUNENLATACONACEITEVEGETAL" calcext:value-type="string">
            <text:p>ATUNENLATACONACEITEVEGETAL</text:p>
          </table:table-cell>
          <table:table-cell office:value-type="string" calcext:value-type="string">
            <text:p>Atún en lata con aceite vegetal 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UPPER(SUBSTITUTE(SUBSTITUTE( SUBSTITUTE( SUBSTITUTE( SUBSTITUTE( SUBSTITUTE( SUBSTITUTE( SUBSTITUTE( SUBSTITUTE( SUBSTITUTE( SUBSTITUTE([food_5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TUNENLATACONAGUA" calcext:value-type="string">
            <text:p>ATUNENLATACONAGUA</text:p>
          </table:table-cell>
          <table:table-cell office:value-type="string" calcext:value-type="string">
            <text:p>Atún en lata con agua 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UPPER(SUBSTITUTE(SUBSTITUTE( SUBSTITUTE( SUBSTITUTE( SUBSTITUTE( SUBSTITUTE( SUBSTITUTE( SUBSTITUTE( SUBSTITUTE( SUBSTITUTE( SUBSTITUTE([food_5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TUNFRESCO" calcext:value-type="string">
            <text:p>ATUNFRESCO</text:p>
          </table:table-cell>
          <table:table-cell office:value-type="string" calcext:value-type="string">
            <text:p>Atún fresco 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UPPER(SUBSTITUTE(SUBSTITUTE( SUBSTITUTE( SUBSTITUTE( SUBSTITUTE( SUBSTITUTE( SUBSTITUTE( SUBSTITUTE( SUBSTITUTE( SUBSTITUTE( SUBSTITUTE([food_5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CALAOFRESCO" calcext:value-type="string">
            <text:p>BACALAOFRESCO</text:p>
          </table:table-cell>
          <table:table-cell office:value-type="string" calcext:value-type="string">
            <text:p>Bacalao fresco 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UPPER(SUBSTITUTE(SUBSTITUTE( SUBSTITUTE( SUBSTITUTE( SUBSTITUTE( SUBSTITUTE( SUBSTITUTE( SUBSTITUTE( SUBSTITUTE( SUBSTITUTE( SUBSTITUTE([food_5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CALAOSALADOREMOJADO" calcext:value-type="string">
            <text:p>BACALAOSALADOREMOJADO</text:p>
          </table:table-cell>
          <table:table-cell office:value-type="string" calcext:value-type="string">
            <text:p>Bacalao salado remojado 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UPPER(SUBSTITUTE(SUBSTITUTE( SUBSTITUTE( SUBSTITUTE( SUBSTITUTE( SUBSTITUTE( SUBSTITUTE( SUBSTITUTE( SUBSTITUTE( SUBSTITUTE( SUBSTITUTE([food_5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CALAOSECO" calcext:value-type="string">
            <text:p>BACALAOSECO</text:p>
          </table:table-cell>
          <table:table-cell office:value-type="string" calcext:value-type="string">
            <text:p>Bacalao seco 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UPPER(SUBSTITUTE(SUBSTITUTE( SUBSTITUTE( SUBSTITUTE( SUBSTITUTE( SUBSTITUTE( SUBSTITUTE( SUBSTITUTE( SUBSTITUTE( SUBSTITUTE( SUBSTITUTE([food_5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ESUGO" calcext:value-type="string">
            <text:p>BESUGO</text:p>
          </table:table-cell>
          <table:table-cell office:value-type="string" calcext:value-type="string">
            <text:p>Besugo </text:p>
          </table:table-cell>
          <table:table-cell office:value-type="float" office:value="118" calcext:value-type="float">
            <text:p>118</text:p>
          </table:table-cell>
        </table:table-row>
      </table:table>
      <table:table table:name="food_6" table:style-name="ta1">
        <table:table-column table:style-name="co2" table:default-cell-style-name="Default"/>
        <table:table-column table:style-name="co30" table:default-cell-style-name="Default"/>
        <table:table-column table:style-name="co31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UPPER(SUBSTITUTE(SUBSTITUTE( SUBSTITUTE( SUBSTITUTE( SUBSTITUTE( SUBSTITUTE( SUBSTITUTE( SUBSTITUTE( SUBSTITUTE( SUBSTITUTE( SUBSTITUTE([food_6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BALLA" calcext:value-type="string">
            <text:p>CABALLA</text:p>
          </table:table-cell>
          <table:table-cell office:value-type="string" calcext:value-type="string">
            <text:p>Caballa 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UPPER(SUBSTITUTE(SUBSTITUTE( SUBSTITUTE( SUBSTITUTE( SUBSTITUTE( SUBSTITUTE( SUBSTITUTE( SUBSTITUTE( SUBSTITUTE( SUBSTITUTE( SUBSTITUTE([food_6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LAMAR" calcext:value-type="string">
            <text:p>CALAMAR</text:p>
          </table:table-cell>
          <table:table-cell office:value-type="string" calcext:value-type="string">
            <text:p>Calamar 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UPPER(SUBSTITUTE(SUBSTITUTE( SUBSTITUTE( SUBSTITUTE( SUBSTITUTE( SUBSTITUTE( SUBSTITUTE( SUBSTITUTE( SUBSTITUTE( SUBSTITUTE( SUBSTITUTE([food_6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NGREJO" calcext:value-type="string">
            <text:p>CANGREJO</text:p>
          </table:table-cell>
          <table:table-cell office:value-type="string" calcext:value-type="string">
            <text:p>Cangrejo 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UPPER(SUBSTITUTE(SUBSTITUTE( SUBSTITUTE( SUBSTITUTE( SUBSTITUTE( SUBSTITUTE( SUBSTITUTE( SUBSTITUTE( SUBSTITUTE( SUBSTITUTE( SUBSTITUTE([food_6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VIAR" calcext:value-type="string">
            <text:p>CAVIAR</text:p>
          </table:table-cell>
          <table:table-cell office:value-type="string" calcext:value-type="string">
            <text:p>Caviar 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UPPER(SUBSTITUTE(SUBSTITUTE( SUBSTITUTE( SUBSTITUTE( SUBSTITUTE( SUBSTITUTE( SUBSTITUTE( SUBSTITUTE( SUBSTITUTE( SUBSTITUTE( SUBSTITUTE([food_6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NGRIO" calcext:value-type="string">
            <text:p>CONGRIO</text:p>
          </table:table-cell>
          <table:table-cell office:value-type="string" calcext:value-type="string">
            <text:p>Congrio 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UPPER(SUBSTITUTE(SUBSTITUTE( SUBSTITUTE( SUBSTITUTE( SUBSTITUTE( SUBSTITUTE( SUBSTITUTE( SUBSTITUTE( SUBSTITUTE( SUBSTITUTE( SUBSTITUTE([food_6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ORADA" calcext:value-type="string">
            <text:p>DORADA</text:p>
          </table:table-cell>
          <table:table-cell office:value-type="string" calcext:value-type="string">
            <text:p>Dorada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UPPER(SUBSTITUTE(SUBSTITUTE( SUBSTITUTE( SUBSTITUTE( SUBSTITUTE( SUBSTITUTE( SUBSTITUTE( SUBSTITUTE( SUBSTITUTE( SUBSTITUTE( SUBSTITUTE([food_6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LLO" calcext:value-type="string">
            <text:p>GALLO</text:p>
          </table:table-cell>
          <table:table-cell office:value-type="string" calcext:value-type="string">
            <text:p>Gallo 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UPPER(SUBSTITUTE(SUBSTITUTE( SUBSTITUTE( SUBSTITUTE( SUBSTITUTE( SUBSTITUTE( SUBSTITUTE( SUBSTITUTE( SUBSTITUTE( SUBSTITUTE( SUBSTITUTE([food_6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MBAS" calcext:value-type="string">
            <text:p>GAMBAS</text:p>
          </table:table-cell>
          <table:table-cell office:value-type="string" calcext:value-type="string">
            <text:p>Gambas 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UPPER(SUBSTITUTE(SUBSTITUTE( SUBSTITUTE( SUBSTITUTE( SUBSTITUTE( SUBSTITUTE( SUBSTITUTE( SUBSTITUTE( SUBSTITUTE( SUBSTITUTE( SUBSTITUTE([food_6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KANI-KAMA" calcext:value-type="string">
            <text:p>KANI-KAMA</text:p>
          </table:table-cell>
          <table:table-cell office:value-type="string" calcext:value-type="string">
            <text:p>Kani-Kama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UPPER(SUBSTITUTE(SUBSTITUTE( SUBSTITUTE( SUBSTITUTE( SUBSTITUTE( SUBSTITUTE( SUBSTITUTE( SUBSTITUTE( SUBSTITUTE( SUBSTITUTE( SUBSTITUTE([food_6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ANGOSTA" calcext:value-type="string">
            <text:p>LANGOSTA</text:p>
          </table:table-cell>
          <table:table-cell office:value-type="string" calcext:value-type="string">
            <text:p>Langosta 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UPPER(SUBSTITUTE(SUBSTITUTE( SUBSTITUTE( SUBSTITUTE( SUBSTITUTE( SUBSTITUTE( SUBSTITUTE( SUBSTITUTE( SUBSTITUTE( SUBSTITUTE( SUBSTITUTE([food_6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ANGOSTINO" calcext:value-type="string">
            <text:p>LANGOSTINO</text:p>
          </table:table-cell>
          <table:table-cell office:value-type="string" calcext:value-type="string">
            <text:p>Langostino 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UPPER(SUBSTITUTE(SUBSTITUTE( SUBSTITUTE( SUBSTITUTE( SUBSTITUTE( SUBSTITUTE( SUBSTITUTE( SUBSTITUTE( SUBSTITUTE( SUBSTITUTE( SUBSTITUTE([food_6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NGUADO" calcext:value-type="string">
            <text:p>LENGUADO</text:p>
          </table:table-cell>
          <table:table-cell office:value-type="string" calcext:value-type="string">
            <text:p>Lenguado 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UPPER(SUBSTITUTE(SUBSTITUTE( SUBSTITUTE( SUBSTITUTE( SUBSTITUTE( SUBSTITUTE( SUBSTITUTE( SUBSTITUTE( SUBSTITUTE( SUBSTITUTE( SUBSTITUTE([food_6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UBINA" calcext:value-type="string">
            <text:p>LUBINA</text:p>
          </table:table-cell>
          <table:table-cell office:value-type="string" calcext:value-type="string">
            <text:p>Lubina 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UPPER(SUBSTITUTE(SUBSTITUTE( SUBSTITUTE( SUBSTITUTE( SUBSTITUTE( SUBSTITUTE( SUBSTITUTE( SUBSTITUTE( SUBSTITUTE( SUBSTITUTE( SUBSTITUTE([food_6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UCIO" calcext:value-type="string">
            <text:p>LUCIO</text:p>
          </table:table-cell>
          <table:table-cell office:value-type="string" calcext:value-type="string">
            <text:p>Lucio 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UPPER(SUBSTITUTE(SUBSTITUTE( SUBSTITUTE( SUBSTITUTE( SUBSTITUTE( SUBSTITUTE( SUBSTITUTE( SUBSTITUTE( SUBSTITUTE( SUBSTITUTE( SUBSTITUTE([food_6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EJILLON" calcext:value-type="string">
            <text:p>MEJILLON</text:p>
          </table:table-cell>
          <table:table-cell office:value-type="string" calcext:value-type="string">
            <text:p>Mejillón 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UPPER(SUBSTITUTE(SUBSTITUTE( SUBSTITUTE( SUBSTITUTE( SUBSTITUTE( SUBSTITUTE( SUBSTITUTE( SUBSTITUTE( SUBSTITUTE( SUBSTITUTE( SUBSTITUTE([food_6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ERLUZA" calcext:value-type="string">
            <text:p>MERLUZA</text:p>
          </table:table-cell>
          <table:table-cell office:value-type="string" calcext:value-type="string">
            <text:p>Merluza 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UPPER(SUBSTITUTE(SUBSTITUTE( SUBSTITUTE( SUBSTITUTE( SUBSTITUTE( SUBSTITUTE( SUBSTITUTE( SUBSTITUTE( SUBSTITUTE( SUBSTITUTE( SUBSTITUTE([food_6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ERO" calcext:value-type="string">
            <text:p>MERO</text:p>
          </table:table-cell>
          <table:table-cell office:value-type="string" calcext:value-type="string">
            <text:p>Mero 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UPPER(SUBSTITUTE(SUBSTITUTE( SUBSTITUTE( SUBSTITUTE( SUBSTITUTE( SUBSTITUTE( SUBSTITUTE( SUBSTITUTE( SUBSTITUTE( SUBSTITUTE( SUBSTITUTE([food_6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OSTRAS" calcext:value-type="string">
            <text:p>OSTRAS</text:p>
          </table:table-cell>
          <table:table-cell office:value-type="string" calcext:value-type="string">
            <text:p>Ostras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UPPER(SUBSTITUTE(SUBSTITUTE( SUBSTITUTE( SUBSTITUTE( SUBSTITUTE( SUBSTITUTE( SUBSTITUTE( SUBSTITUTE( SUBSTITUTE( SUBSTITUTE( SUBSTITUTE([food_6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JERREY" calcext:value-type="string">
            <text:p>PEJERREY</text:p>
          </table:table-cell>
          <table:table-cell office:value-type="string" calcext:value-type="string">
            <text:p>Pejerrey 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UPPER(SUBSTITUTE(SUBSTITUTE( SUBSTITUTE( SUBSTITUTE( SUBSTITUTE( SUBSTITUTE( SUBSTITUTE( SUBSTITUTE( SUBSTITUTE( SUBSTITUTE( SUBSTITUTE([food_6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ZESPADA" calcext:value-type="string">
            <text:p>PEZESPADA</text:p>
          </table:table-cell>
          <table:table-cell office:value-type="string" calcext:value-type="string">
            <text:p>Pez espada 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UPPER(SUBSTITUTE(SUBSTITUTE( SUBSTITUTE( SUBSTITUTE( SUBSTITUTE( SUBSTITUTE( SUBSTITUTE( SUBSTITUTE( SUBSTITUTE( SUBSTITUTE( SUBSTITUTE([food_6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ULPO" calcext:value-type="string">
            <text:p>PULPO</text:p>
          </table:table-cell>
          <table:table-cell office:value-type="string" calcext:value-type="string">
            <text:p>Pulpo 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UPPER(SUBSTITUTE(SUBSTITUTE( SUBSTITUTE( SUBSTITUTE( SUBSTITUTE( SUBSTITUTE( SUBSTITUTE( SUBSTITUTE( SUBSTITUTE( SUBSTITUTE( SUBSTITUTE([food_6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ODABALLO" calcext:value-type="string">
            <text:p>RODABALLO</text:p>
          </table:table-cell>
          <table:table-cell office:value-type="string" calcext:value-type="string">
            <text:p>Rodaballo 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UPPER(SUBSTITUTE(SUBSTITUTE( SUBSTITUTE( SUBSTITUTE( SUBSTITUTE( SUBSTITUTE( SUBSTITUTE( SUBSTITUTE( SUBSTITUTE( SUBSTITUTE( SUBSTITUTE([food_6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MON" calcext:value-type="string">
            <text:p>SALMON</text:p>
          </table:table-cell>
          <table:table-cell office:value-type="string" calcext:value-type="string">
            <text:p>Salmón 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UPPER(SUBSTITUTE(SUBSTITUTE( SUBSTITUTE( SUBSTITUTE( SUBSTITUTE( SUBSTITUTE( SUBSTITUTE( SUBSTITUTE( SUBSTITUTE( SUBSTITUTE( SUBSTITUTE([food_6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MONAHUMADO" calcext:value-type="string">
            <text:p>SALMONAHUMADO</text:p>
          </table:table-cell>
          <table:table-cell office:value-type="string" calcext:value-type="string">
            <text:p>Salmón ahumado 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UPPER(SUBSTITUTE(SUBSTITUTE( SUBSTITUTE( SUBSTITUTE( SUBSTITUTE( SUBSTITUTE( SUBSTITUTE( SUBSTITUTE( SUBSTITUTE( SUBSTITUTE( SUBSTITUTE([food_6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MONETE" calcext:value-type="string">
            <text:p>SALMONETE</text:p>
          </table:table-cell>
          <table:table-cell office:value-type="string" calcext:value-type="string">
            <text:p>Salmonete 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UPPER(SUBSTITUTE(SUBSTITUTE( SUBSTITUTE( SUBSTITUTE( SUBSTITUTE( SUBSTITUTE( SUBSTITUTE( SUBSTITUTE( SUBSTITUTE( SUBSTITUTE( SUBSTITUTE([food_6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RDINAENLATACONACEITEVEGETAL" calcext:value-type="string">
            <text:p>SARDINAENLATACONACEITEVEGETAL</text:p>
          </table:table-cell>
          <table:table-cell office:value-type="string" calcext:value-type="string">
            <text:p>Sardina en lata con aceite vegetal 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UPPER(SUBSTITUTE(SUBSTITUTE( SUBSTITUTE( SUBSTITUTE( SUBSTITUTE( SUBSTITUTE( SUBSTITUTE( SUBSTITUTE( SUBSTITUTE( SUBSTITUTE( SUBSTITUTE([food_6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RDINAS" calcext:value-type="string">
            <text:p>SARDINAS</text:p>
          </table:table-cell>
          <table:table-cell office:value-type="string" calcext:value-type="string">
            <text:p>Sardinas 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UPPER(SUBSTITUTE(SUBSTITUTE( SUBSTITUTE( SUBSTITUTE( SUBSTITUTE( SUBSTITUTE( SUBSTITUTE( SUBSTITUTE( SUBSTITUTE( SUBSTITUTE( SUBSTITUTE([food_6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RUCHA" calcext:value-type="string">
            <text:p>TRUCHA</text:p>
          </table:table-cell>
          <table:table-cell office:value-type="string" calcext:value-type="string">
            <text:p>Trucha 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UPPER(SUBSTITUTE(SUBSTITUTE( SUBSTITUTE( SUBSTITUTE( SUBSTITUTE( SUBSTITUTE( SUBSTITUTE( SUBSTITUTE( SUBSTITUTE( SUBSTITUTE( SUBSTITUTE([food_6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GUAARDIENTE" calcext:value-type="string">
            <text:p>AGUAARDIENTE</text:p>
          </table:table-cell>
          <table:table-cell office:value-type="string" calcext:value-type="string">
            <text:p>Agua ardiente 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UPPER(SUBSTITUTE(SUBSTITUTE( SUBSTITUTE( SUBSTITUTE( SUBSTITUTE( SUBSTITUTE( SUBSTITUTE( SUBSTITUTE( SUBSTITUTE( SUBSTITUTE( SUBSTITUTE([food_6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GUATONICA" calcext:value-type="string">
            <text:p>AGUATONICA</text:p>
          </table:table-cell>
          <table:table-cell office:value-type="string" calcext:value-type="string">
            <text:p>Agua tónica 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UPPER(SUBSTITUTE(SUBSTITUTE( SUBSTITUTE( SUBSTITUTE( SUBSTITUTE( SUBSTITUTE( SUBSTITUTE( SUBSTITUTE( SUBSTITUTE( SUBSTITUTE( SUBSTITUTE([food_6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NIS" calcext:value-type="string">
            <text:p>ANIS</text:p>
          </table:table-cell>
          <table:table-cell office:value-type="string" calcext:value-type="string">
            <text:p>Anís 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UPPER(SUBSTITUTE(SUBSTITUTE( SUBSTITUTE( SUBSTITUTE( SUBSTITUTE( SUBSTITUTE( SUBSTITUTE( SUBSTITUTE( SUBSTITUTE( SUBSTITUTE( SUBSTITUTE([food_6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TIDOLACTEODECACAO" calcext:value-type="string">
            <text:p>BATIDOLACTEODECACAO</text:p>
          </table:table-cell>
          <table:table-cell office:value-type="string" calcext:value-type="string">
            <text:p>Batido lácteo de cacao 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UPPER(SUBSTITUTE(SUBSTITUTE( SUBSTITUTE( SUBSTITUTE( SUBSTITUTE( SUBSTITUTE( SUBSTITUTE( SUBSTITUTE( SUBSTITUTE( SUBSTITUTE( SUBSTITUTE([food_6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CAOENPOLVOSINAZUCARALATAZA" calcext:value-type="string">
            <text:p>CACAOENPOLVOSINAZUCARALATAZA</text:p>
          </table:table-cell>
          <table:table-cell office:value-type="string" calcext:value-type="string">
            <text:p>Cacao en polvo sin azúcar a la taza 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UPPER(SUBSTITUTE(SUBSTITUTE( SUBSTITUTE( SUBSTITUTE( SUBSTITUTE( SUBSTITUTE( SUBSTITUTE( SUBSTITUTE( SUBSTITUTE( SUBSTITUTE( SUBSTITUTE([food_6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FE" calcext:value-type="string">
            <text:p>CAFE</text:p>
          </table:table-cell>
          <table:table-cell office:value-type="string" calcext:value-type="string">
            <text:p>Café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UPPER(SUBSTITUTE(SUBSTITUTE( SUBSTITUTE( SUBSTITUTE( SUBSTITUTE( SUBSTITUTE( SUBSTITUTE( SUBSTITUTE( SUBSTITUTE( SUBSTITUTE( SUBSTITUTE([food_6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VEZANEGRA" calcext:value-type="string">
            <text:p>CERVEZANEGRA</text:p>
          </table:table-cell>
          <table:table-cell office:value-type="string" calcext:value-type="string">
            <text:p>Cerveza negra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UPPER(SUBSTITUTE(SUBSTITUTE( SUBSTITUTE( SUBSTITUTE( SUBSTITUTE( SUBSTITUTE( SUBSTITUTE( SUBSTITUTE( SUBSTITUTE( SUBSTITUTE( SUBSTITUTE([food_6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VEZARUBIA" calcext:value-type="string">
            <text:p>CERVEZARUBIA</text:p>
          </table:table-cell>
          <table:table-cell office:value-type="string" calcext:value-type="string">
            <text:p>Cerveza rubia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UPPER(SUBSTITUTE(SUBSTITUTE( SUBSTITUTE( SUBSTITUTE( SUBSTITUTE( SUBSTITUTE( SUBSTITUTE( SUBSTITUTE( SUBSTITUTE( SUBSTITUTE( SUBSTITUTE([food_6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AMPAÑADEMI-SEC" calcext:value-type="string">
            <text:p>CHAMPAÑADEMI-SEC</text:p>
          </table:table-cell>
          <table:table-cell office:value-type="string" calcext:value-type="string">
            <text:p>Champaña demi-sec 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UPPER(SUBSTITUTE(SUBSTITUTE( SUBSTITUTE( SUBSTITUTE( SUBSTITUTE( SUBSTITUTE( SUBSTITUTE( SUBSTITUTE( SUBSTITUTE( SUBSTITUTE( SUBSTITUTE([food_6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AMPAÑADULCE" calcext:value-type="string">
            <text:p>CHAMPAÑADULCE</text:p>
          </table:table-cell>
          <table:table-cell office:value-type="string" calcext:value-type="string">
            <text:p>Champaña dulce 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UPPER(SUBSTITUTE(SUBSTITUTE( SUBSTITUTE( SUBSTITUTE( SUBSTITUTE( SUBSTITUTE( SUBSTITUTE( SUBSTITUTE( SUBSTITUTE( SUBSTITUTE( SUBSTITUTE([food_6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AMPAÑASECA" calcext:value-type="string">
            <text:p>CHAMPAÑASECA</text:p>
          </table:table-cell>
          <table:table-cell office:value-type="string" calcext:value-type="string">
            <text:p>Champaña seca 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UPPER(SUBSTITUTE(SUBSTITUTE( SUBSTITUTE( SUBSTITUTE( SUBSTITUTE( SUBSTITUTE( SUBSTITUTE( SUBSTITUTE( SUBSTITUTE( SUBSTITUTE( SUBSTITUTE([food_6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ÑAC,BRANDY" calcext:value-type="string">
            <text:p>COÑAC,BRANDY</text:p>
          </table:table-cell>
          <table:table-cell office:value-type="string" calcext:value-type="string">
            <text:p>Coñac, brandy 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UPPER(SUBSTITUTE(SUBSTITUTE( SUBSTITUTE( SUBSTITUTE( SUBSTITUTE( SUBSTITUTE( SUBSTITUTE( SUBSTITUTE( SUBSTITUTE( SUBSTITUTE( SUBSTITUTE([food_6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REMADECACAO" calcext:value-type="string">
            <text:p>CREMADECACAO</text:p>
          </table:table-cell>
          <table:table-cell office:value-type="string" calcext:value-type="string">
            <text:p>Crema de cacao 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UPPER(SUBSTITUTE(SUBSTITUTE( SUBSTITUTE( SUBSTITUTE( SUBSTITUTE( SUBSTITUTE( SUBSTITUTE( SUBSTITUTE( SUBSTITUTE( SUBSTITUTE( SUBSTITUTE([food_6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AIQUIRI" calcext:value-type="string">
            <text:p>DAIQUIRI</text:p>
          </table:table-cell>
          <table:table-cell office:value-type="string" calcext:value-type="string">
            <text:p>Daiquiri 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UPPER(SUBSTITUTE(SUBSTITUTE( SUBSTITUTE( SUBSTITUTE( SUBSTITUTE( SUBSTITUTE( SUBSTITUTE( SUBSTITUTE( SUBSTITUTE( SUBSTITUTE( SUBSTITUTE([food_6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IN&amp;TONICA" calcext:value-type="string">
            <text:p>GIN&amp;TONICA</text:p>
          </table:table-cell>
          <table:table-cell office:value-type="string" calcext:value-type="string">
            <text:p>Gin &amp; Tónica 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UPPER(SUBSTITUTE(SUBSTITUTE( SUBSTITUTE( SUBSTITUTE( SUBSTITUTE( SUBSTITUTE( SUBSTITUTE( SUBSTITUTE( SUBSTITUTE( SUBSTITUTE( SUBSTITUTE([food_6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INEBRA" calcext:value-type="string">
            <text:p>GINEBRA</text:p>
          </table:table-cell>
          <table:table-cell office:value-type="string" calcext:value-type="string">
            <text:p>Ginebra 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UPPER(SUBSTITUTE(SUBSTITUTE( SUBSTITUTE( SUBSTITUTE( SUBSTITUTE( SUBSTITUTE( SUBSTITUTE( SUBSTITUTE( SUBSTITUTE( SUBSTITUTE( SUBSTITUTE([food_6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DEALMENDRAS" calcext:value-type="string">
            <text:p>LECHEDEALMENDRAS</text:p>
          </table:table-cell>
          <table:table-cell office:value-type="string" calcext:value-type="string">
            <text:p>Leche de almendras 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UPPER(SUBSTITUTE(SUBSTITUTE( SUBSTITUTE( SUBSTITUTE( SUBSTITUTE( SUBSTITUTE( SUBSTITUTE( SUBSTITUTE( SUBSTITUTE( SUBSTITUTE( SUBSTITUTE([food_6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ICORDECAÑA" calcext:value-type="string">
            <text:p>LICORDECAÑA</text:p>
          </table:table-cell>
          <table:table-cell office:value-type="string" calcext:value-type="string">
            <text:p>Licor de caña 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UPPER(SUBSTITUTE(SUBSTITUTE( SUBSTITUTE( SUBSTITUTE( SUBSTITUTE( SUBSTITUTE( SUBSTITUTE( SUBSTITUTE( SUBSTITUTE( SUBSTITUTE( SUBSTITUTE([food_6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ÑACOLADA" calcext:value-type="string">
            <text:p>PIÑACOLADA</text:p>
          </table:table-cell>
          <table:table-cell office:value-type="string" calcext:value-type="string">
            <text:p>Piña colada 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UPPER(SUBSTITUTE(SUBSTITUTE( SUBSTITUTE( SUBSTITUTE( SUBSTITUTE( SUBSTITUTE( SUBSTITUTE( SUBSTITUTE( SUBSTITUTE( SUBSTITUTE( SUBSTITUTE([food_6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SCO" calcext:value-type="string">
            <text:p>PISCO</text:p>
          </table:table-cell>
          <table:table-cell office:value-type="string" calcext:value-type="string">
            <text:p>Pisco 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UPPER(SUBSTITUTE(SUBSTITUTE( SUBSTITUTE( SUBSTITUTE( SUBSTITUTE( SUBSTITUTE( SUBSTITUTE( SUBSTITUTE( SUBSTITUTE( SUBSTITUTE( SUBSTITUTE([food_6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EFRESCOSCARBONATADOS" calcext:value-type="string">
            <text:p>REFRESCOSCARBONATADOS</text:p>
          </table:table-cell>
          <table:table-cell office:value-type="string" calcext:value-type="string">
            <text:p>Refrescos carbonatados 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UPPER(SUBSTITUTE(SUBSTITUTE( SUBSTITUTE( SUBSTITUTE( SUBSTITUTE( SUBSTITUTE( SUBSTITUTE( SUBSTITUTE( SUBSTITUTE( SUBSTITUTE( SUBSTITUTE([food_6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ON" calcext:value-type="string">
            <text:p>RON</text:p>
          </table:table-cell>
          <table:table-cell office:value-type="string" calcext:value-type="string">
            <text:p>Ron </text:p>
          </table:table-cell>
          <table:table-cell office:value-type="float" office:value="244" calcext:value-type="float">
            <text:p>244</text:p>
          </table:table-cell>
        </table:table-row>
      </table:table>
      <table:table table:name="food_7" table:style-name="ta1">
        <table:table-column table:style-name="co2" table:default-cell-style-name="Default"/>
        <table:table-column table:style-name="co32" table:default-cell-style-name="Default"/>
        <table:table-column table:style-name="co33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UPPER(SUBSTITUTE(SUBSTITUTE( SUBSTITUTE( SUBSTITUTE( SUBSTITUTE( SUBSTITUTE( SUBSTITUTE( SUBSTITUTE( SUBSTITUTE( SUBSTITUTE( SUBSTITUTE([food_7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IDRADULCE" calcext:value-type="string">
            <text:p>SIDRADULCE</text:p>
          </table:table-cell>
          <table:table-cell office:value-type="string" calcext:value-type="string">
            <text:p>Sidra dulce 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UPPER(SUBSTITUTE(SUBSTITUTE( SUBSTITUTE( SUBSTITUTE( SUBSTITUTE( SUBSTITUTE( SUBSTITUTE( SUBSTITUTE( SUBSTITUTE( SUBSTITUTE( SUBSTITUTE([food_7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IDRASECA" calcext:value-type="string">
            <text:p>SIDRASECA</text:p>
          </table:table-cell>
          <table:table-cell office:value-type="string" calcext:value-type="string">
            <text:p>Sidra seca 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UPPER(SUBSTITUTE(SUBSTITUTE( SUBSTITUTE( SUBSTITUTE( SUBSTITUTE( SUBSTITUTE( SUBSTITUTE( SUBSTITUTE( SUBSTITUTE( SUBSTITUTE( SUBSTITUTE([food_7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" calcext:value-type="string">
            <text:p>TE</text:p>
          </table:table-cell>
          <table:table-cell office:value-type="string" calcext:value-type="string">
            <text:p>Té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UPPER(SUBSTITUTE(SUBSTITUTE( SUBSTITUTE( SUBSTITUTE( SUBSTITUTE( SUBSTITUTE( SUBSTITUTE( SUBSTITUTE( SUBSTITUTE( SUBSTITUTE( SUBSTITUTE([food_7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ERMOUTHAMARGO" calcext:value-type="string">
            <text:p>VERMOUTHAMARGO</text:p>
          </table:table-cell>
          <table:table-cell office:value-type="string" calcext:value-type="string">
            <text:p>Vermouth amargo 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UPPER(SUBSTITUTE(SUBSTITUTE( SUBSTITUTE( SUBSTITUTE( SUBSTITUTE( SUBSTITUTE( SUBSTITUTE( SUBSTITUTE( SUBSTITUTE( SUBSTITUTE( SUBSTITUTE([food_7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ERMOUTHDULCE" calcext:value-type="string">
            <text:p>VERMOUTHDULCE</text:p>
          </table:table-cell>
          <table:table-cell office:value-type="string" calcext:value-type="string">
            <text:p>Vermouth dulce 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UPPER(SUBSTITUTE(SUBSTITUTE( SUBSTITUTE( SUBSTITUTE( SUBSTITUTE( SUBSTITUTE( SUBSTITUTE( SUBSTITUTE( SUBSTITUTE( SUBSTITUTE( SUBSTITUTE([food_7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INODEMESA" calcext:value-type="string">
            <text:p>VINODEMESA</text:p>
          </table:table-cell>
          <table:table-cell office:value-type="string" calcext:value-type="string">
            <text:p>Vino de mesa 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UPPER(SUBSTITUTE(SUBSTITUTE( SUBSTITUTE( SUBSTITUTE( SUBSTITUTE( SUBSTITUTE( SUBSTITUTE( SUBSTITUTE( SUBSTITUTE( SUBSTITUTE( SUBSTITUTE([food_7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INODULCE,JEREZ" calcext:value-type="string">
            <text:p>VINODULCE,JEREZ</text:p>
          </table:table-cell>
          <table:table-cell office:value-type="string" calcext:value-type="string">
            <text:p>Vino dulce, jerez 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UPPER(SUBSTITUTE(SUBSTITUTE( SUBSTITUTE( SUBSTITUTE( SUBSTITUTE( SUBSTITUTE( SUBSTITUTE( SUBSTITUTE( SUBSTITUTE( SUBSTITUTE( SUBSTITUTE([food_7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INOOPORTO" calcext:value-type="string">
            <text:p>VINOOPORTO</text:p>
          </table:table-cell>
          <table:table-cell office:value-type="string" calcext:value-type="string">
            <text:p>Vino oporto 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UPPER(SUBSTITUTE(SUBSTITUTE( SUBSTITUTE( SUBSTITUTE( SUBSTITUTE( SUBSTITUTE( SUBSTITUTE( SUBSTITUTE( SUBSTITUTE( SUBSTITUTE( SUBSTITUTE([food_7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ODKA" calcext:value-type="string">
            <text:p>VODKA</text:p>
          </table:table-cell>
          <table:table-cell office:value-type="string" calcext:value-type="string">
            <text:p>Vodka 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UPPER(SUBSTITUTE(SUBSTITUTE( SUBSTITUTE( SUBSTITUTE( SUBSTITUTE( SUBSTITUTE( SUBSTITUTE( SUBSTITUTE( SUBSTITUTE( SUBSTITUTE( SUBSTITUTE([food_7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WHISKY" calcext:value-type="string">
            <text:p>WHISKY</text:p>
          </table:table-cell>
          <table:table-cell office:value-type="string" calcext:value-type="string">
            <text:p>Whisky 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UPPER(SUBSTITUTE(SUBSTITUTE( SUBSTITUTE( SUBSTITUTE( SUBSTITUTE( SUBSTITUTE( SUBSTITUTE( SUBSTITUTE( SUBSTITUTE( SUBSTITUTE( SUBSTITUTE([food_7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RRADECHOCOLATE" calcext:value-type="string">
            <text:p>BARRADECHOCOLATE</text:p>
          </table:table-cell>
          <table:table-cell office:value-type="string" calcext:value-type="string">
            <text:p>Barra de chocolate 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UPPER(SUBSTITUTE(SUBSTITUTE( SUBSTITUTE( SUBSTITUTE( SUBSTITUTE( SUBSTITUTE( SUBSTITUTE( SUBSTITUTE( SUBSTITUTE( SUBSTITUTE( SUBSTITUTE([food_7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IZ,PALOMITAS" calcext:value-type="string">
            <text:p>MAIZ,PALOMITAS</text:p>
          </table:table-cell>
          <table:table-cell office:value-type="string" calcext:value-type="string">
            <text:p>Maíz, palomitas 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UPPER(SUBSTITUTE(SUBSTITUTE( SUBSTITUTE( SUBSTITUTE( SUBSTITUTE( SUBSTITUTE( SUBSTITUTE( SUBSTITUTE( SUBSTITUTE( SUBSTITUTE( SUBSTITUTE([food_7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IZ,TIRASFRITAS" calcext:value-type="string">
            <text:p>MAIZ,TIRASFRITAS</text:p>
          </table:table-cell>
          <table:table-cell office:value-type="string" calcext:value-type="string">
            <text:p>Maíz, tiras fritas 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UPPER(SUBSTITUTE(SUBSTITUTE( SUBSTITUTE( SUBSTITUTE( SUBSTITUTE( SUBSTITUTE( SUBSTITUTE( SUBSTITUTE( SUBSTITUTE( SUBSTITUTE( SUBSTITUTE([food_7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PASFRITAS" calcext:value-type="string">
            <text:p>PAPASFRITAS</text:p>
          </table:table-cell>
          <table:table-cell office:value-type="string" calcext:value-type="string">
            <text:p>Papas fritas 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UPPER(SUBSTITUTE(SUBSTITUTE( SUBSTITUTE( SUBSTITUTE( SUBSTITUTE( SUBSTITUTE( SUBSTITUTE( SUBSTITUTE( SUBSTITUTE( SUBSTITUTE( SUBSTITUTE([food_7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EDEGIRASOL" calcext:value-type="string">
            <text:p>ACEITEDEGIRASOL</text:p>
          </table:table-cell>
          <table:table-cell office:value-type="string" calcext:value-type="string">
            <text:p>Aceite de girasol 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UPPER(SUBSTITUTE(SUBSTITUTE( SUBSTITUTE( SUBSTITUTE( SUBSTITUTE( SUBSTITUTE( SUBSTITUTE( SUBSTITUTE( SUBSTITUTE( SUBSTITUTE( SUBSTITUTE([food_7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EDEMAIZ" calcext:value-type="string">
            <text:p>ACEITEDEMAIZ</text:p>
          </table:table-cell>
          <table:table-cell office:value-type="string" calcext:value-type="string">
            <text:p>Aceite de maíz 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UPPER(SUBSTITUTE(SUBSTITUTE( SUBSTITUTE( SUBSTITUTE( SUBSTITUTE( SUBSTITUTE( SUBSTITUTE( SUBSTITUTE( SUBSTITUTE( SUBSTITUTE( SUBSTITUTE([food_7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EDEMANI" calcext:value-type="string">
            <text:p>ACEITEDEMANI</text:p>
          </table:table-cell>
          <table:table-cell office:value-type="string" calcext:value-type="string">
            <text:p>Aceite de maní 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UPPER(SUBSTITUTE(SUBSTITUTE( SUBSTITUTE( SUBSTITUTE( SUBSTITUTE( SUBSTITUTE( SUBSTITUTE( SUBSTITUTE( SUBSTITUTE( SUBSTITUTE( SUBSTITUTE([food_7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EDEOLIVA" calcext:value-type="string">
            <text:p>ACEITEDEOLIVA</text:p>
          </table:table-cell>
          <table:table-cell office:value-type="string" calcext:value-type="string">
            <text:p>Aceite de oliva 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UPPER(SUBSTITUTE(SUBSTITUTE( SUBSTITUTE( SUBSTITUTE( SUBSTITUTE( SUBSTITUTE( SUBSTITUTE( SUBSTITUTE( SUBSTITUTE( SUBSTITUTE( SUBSTITUTE([food_7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EDESOJA" calcext:value-type="string">
            <text:p>ACEITEDESOJA</text:p>
          </table:table-cell>
          <table:table-cell office:value-type="string" calcext:value-type="string">
            <text:p>Aceite de soja 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UPPER(SUBSTITUTE(SUBSTITUTE( SUBSTITUTE( SUBSTITUTE( SUBSTITUTE( SUBSTITUTE( SUBSTITUTE( SUBSTITUTE( SUBSTITUTE( SUBSTITUTE( SUBSTITUTE([food_7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TECA" calcext:value-type="string">
            <text:p>MANTECA</text:p>
          </table:table-cell>
          <table:table-cell office:value-type="string" calcext:value-type="string">
            <text:p>Manteca 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UPPER(SUBSTITUTE(SUBSTITUTE( SUBSTITUTE( SUBSTITUTE( SUBSTITUTE( SUBSTITUTE( SUBSTITUTE( SUBSTITUTE( SUBSTITUTE( SUBSTITUTE( SUBSTITUTE([food_7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TEQUILLA" calcext:value-type="string">
            <text:p>MANTEQUILLA</text:p>
          </table:table-cell>
          <table:table-cell office:value-type="string" calcext:value-type="string">
            <text:p>Mantequilla 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UPPER(SUBSTITUTE(SUBSTITUTE( SUBSTITUTE( SUBSTITUTE( SUBSTITUTE( SUBSTITUTE( SUBSTITUTE( SUBSTITUTE( SUBSTITUTE( SUBSTITUTE( SUBSTITUTE([food_7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RGARINAVEGETAL" calcext:value-type="string">
            <text:p>MARGARINAVEGETAL</text:p>
          </table:table-cell>
          <table:table-cell office:value-type="string" calcext:value-type="string">
            <text:p>Margarina vegetal 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UPPER(SUBSTITUTE(SUBSTITUTE( SUBSTITUTE( SUBSTITUTE( SUBSTITUTE( SUBSTITUTE( SUBSTITUTE( SUBSTITUTE( SUBSTITUTE( SUBSTITUTE( SUBSTITUTE([food_7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ECHAMEL" calcext:value-type="string">
            <text:p>BECHAMEL</text:p>
          </table:table-cell>
          <table:table-cell office:value-type="string" calcext:value-type="string">
            <text:p>Bechamel 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UPPER(SUBSTITUTE(SUBSTITUTE( SUBSTITUTE( SUBSTITUTE( SUBSTITUTE( SUBSTITUTE( SUBSTITUTE( SUBSTITUTE( SUBSTITUTE( SUBSTITUTE( SUBSTITUTE([food_7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LDOSCONCENTRADOS" calcext:value-type="string">
            <text:p>CALDOSCONCENTRADOS</text:p>
          </table:table-cell>
          <table:table-cell office:value-type="string" calcext:value-type="string">
            <text:p>Caldos concentrados 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UPPER(SUBSTITUTE(SUBSTITUTE( SUBSTITUTE( SUBSTITUTE( SUBSTITUTE( SUBSTITUTE( SUBSTITUTE( SUBSTITUTE( SUBSTITUTE( SUBSTITUTE( SUBSTITUTE([food_7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KETCHUP" calcext:value-type="string">
            <text:p>KETCHUP</text:p>
          </table:table-cell>
          <table:table-cell office:value-type="string" calcext:value-type="string">
            <text:p>Ketchup 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UPPER(SUBSTITUTE(SUBSTITUTE( SUBSTITUTE( SUBSTITUTE( SUBSTITUTE( SUBSTITUTE( SUBSTITUTE( SUBSTITUTE( SUBSTITUTE( SUBSTITUTE( SUBSTITUTE([food_7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YONESA" calcext:value-type="string">
            <text:p>MAYONESA</text:p>
          </table:table-cell>
          <table:table-cell office:value-type="string" calcext:value-type="string">
            <text:p>Mayonesa 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UPPER(SUBSTITUTE(SUBSTITUTE( SUBSTITUTE( SUBSTITUTE( SUBSTITUTE( SUBSTITUTE( SUBSTITUTE( SUBSTITUTE( SUBSTITUTE( SUBSTITUTE( SUBSTITUTE([food_7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YONESALIGHT" calcext:value-type="string">
            <text:p>MAYONESALIGHT</text:p>
          </table:table-cell>
          <table:table-cell office:value-type="string" calcext:value-type="string">
            <text:p>Mayonesa light 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UPPER(SUBSTITUTE(SUBSTITUTE( SUBSTITUTE( SUBSTITUTE( SUBSTITUTE( SUBSTITUTE( SUBSTITUTE( SUBSTITUTE( SUBSTITUTE( SUBSTITUTE( SUBSTITUTE([food_7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OSTAZA" calcext:value-type="string">
            <text:p>MOSTAZA</text:p>
          </table:table-cell>
          <table:table-cell office:value-type="string" calcext:value-type="string">
            <text:p>Mostaza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UPPER(SUBSTITUTE(SUBSTITUTE( SUBSTITUTE( SUBSTITUTE( SUBSTITUTE( SUBSTITUTE( SUBSTITUTE( SUBSTITUTE( SUBSTITUTE( SUBSTITUTE( SUBSTITUTE([food_7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SADESOJA" calcext:value-type="string">
            <text:p>SALSADESOJA</text:p>
          </table:table-cell>
          <table:table-cell office:value-type="string" calcext:value-type="string">
            <text:p>Salsa de soja 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UPPER(SUBSTITUTE(SUBSTITUTE( SUBSTITUTE( SUBSTITUTE( SUBSTITUTE( SUBSTITUTE( SUBSTITUTE( SUBSTITUTE( SUBSTITUTE( SUBSTITUTE( SUBSTITUTE([food_7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SADETOMATEENCONSERVA" calcext:value-type="string">
            <text:p>SALSADETOMATEENCONSERVA</text:p>
          </table:table-cell>
          <table:table-cell office:value-type="string" calcext:value-type="string">
            <text:p>Salsa de tomate en conserva 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UPPER(SUBSTITUTE(SUBSTITUTE( SUBSTITUTE( SUBSTITUTE( SUBSTITUTE( SUBSTITUTE( SUBSTITUTE( SUBSTITUTE( SUBSTITUTE( SUBSTITUTE( SUBSTITUTE([food_7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SAGOLF" calcext:value-type="string">
            <text:p>SALSAGOLF</text:p>
          </table:table-cell>
          <table:table-cell office:value-type="string" calcext:value-type="string">
            <text:p>Salsa golf 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UPPER(SUBSTITUTE(SUBSTITUTE( SUBSTITUTE( SUBSTITUTE( SUBSTITUTE( SUBSTITUTE( SUBSTITUTE( SUBSTITUTE( SUBSTITUTE( SUBSTITUTE( SUBSTITUTE([food_7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OFRITO" calcext:value-type="string">
            <text:p>SOFRITO</text:p>
          </table:table-cell>
          <table:table-cell office:value-type="string" calcext:value-type="string">
            <text:p>Sofrito 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UPPER(SUBSTITUTE(SUBSTITUTE( SUBSTITUTE( SUBSTITUTE( SUBSTITUTE( SUBSTITUTE( SUBSTITUTE( SUBSTITUTE( SUBSTITUTE( SUBSTITUTE( SUBSTITUTE([food_7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INAGRES" calcext:value-type="string">
            <text:p>VINAGRES</text:p>
          </table:table-cell>
          <table:table-cell office:value-type="string" calcext:value-type="string">
            <text:p>Vinagres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UPPER(SUBSTITUTE(SUBSTITUTE( SUBSTITUTE( SUBSTITUTE( SUBSTITUTE( SUBSTITUTE( SUBSTITUTE( SUBSTITUTE( SUBSTITUTE( SUBSTITUTE( SUBSTITUTE([food_7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ROZCONLECHE" calcext:value-type="string">
            <text:p>ARROZCONLECHE</text:p>
          </table:table-cell>
          <table:table-cell office:value-type="string" calcext:value-type="string">
            <text:p>Arroz con leche 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UPPER(SUBSTITUTE(SUBSTITUTE( SUBSTITUTE( SUBSTITUTE( SUBSTITUTE( SUBSTITUTE( SUBSTITUTE( SUBSTITUTE( SUBSTITUTE( SUBSTITUTE( SUBSTITUTE([food_7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BAROISE" calcext:value-type="string">
            <text:p>BABAROISE</text:p>
          </table:table-cell>
          <table:table-cell office:value-type="string" calcext:value-type="string">
            <text:p>Babaroise 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UPPER(SUBSTITUTE(SUBSTITUTE( SUBSTITUTE( SUBSTITUTE( SUBSTITUTE( SUBSTITUTE( SUBSTITUTE( SUBSTITUTE( SUBSTITUTE( SUBSTITUTE( SUBSTITUTE([food_7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ERLIN" calcext:value-type="string">
            <text:p>BERLIN</text:p>
          </table:table-cell>
          <table:table-cell office:value-type="string" calcext:value-type="string">
            <text:p>Berlín 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UPPER(SUBSTITUTE(SUBSTITUTE( SUBSTITUTE( SUBSTITUTE( SUBSTITUTE( SUBSTITUTE( SUBSTITUTE( SUBSTITUTE( SUBSTITUTE( SUBSTITUTE( SUBSTITUTE([food_7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RAZODEREINA" calcext:value-type="string">
            <text:p>BRAZODEREINA</text:p>
          </table:table-cell>
          <table:table-cell office:value-type="string" calcext:value-type="string">
            <text:p>Brazo de reina 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UPPER(SUBSTITUTE(SUBSTITUTE( SUBSTITUTE( SUBSTITUTE( SUBSTITUTE( SUBSTITUTE( SUBSTITUTE( SUBSTITUTE( SUBSTITUTE( SUBSTITUTE( SUBSTITUTE([food_7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UÑUELOS" calcext:value-type="string">
            <text:p>BUÑUELOS</text:p>
          </table:table-cell>
          <table:table-cell office:value-type="string" calcext:value-type="string">
            <text:p>Buñuelos 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UPPER(SUBSTITUTE(SUBSTITUTE( SUBSTITUTE( SUBSTITUTE( SUBSTITUTE( SUBSTITUTE( SUBSTITUTE( SUBSTITUTE( SUBSTITUTE( SUBSTITUTE( SUBSTITUTE([food_7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NAPE" calcext:value-type="string">
            <text:p>CANAPE</text:p>
          </table:table-cell>
          <table:table-cell office:value-type="string" calcext:value-type="string">
            <text:p>Canapé 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UPPER(SUBSTITUTE(SUBSTITUTE( SUBSTITUTE( SUBSTITUTE( SUBSTITUTE( SUBSTITUTE( SUBSTITUTE( SUBSTITUTE( SUBSTITUTE( SUBSTITUTE( SUBSTITUTE([food_7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NELONES" calcext:value-type="string">
            <text:p>CANELONES</text:p>
          </table:table-cell>
          <table:table-cell office:value-type="string" calcext:value-type="string">
            <text:p>Canelones 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UPPER(SUBSTITUTE(SUBSTITUTE( SUBSTITUTE( SUBSTITUTE( SUBSTITUTE( SUBSTITUTE( SUBSTITUTE( SUBSTITUTE( SUBSTITUTE( SUBSTITUTE( SUBSTITUTE([food_7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URROS" calcext:value-type="string">
            <text:p>CHURROS</text:p>
          </table:table-cell>
          <table:table-cell office:value-type="string" calcext:value-type="string">
            <text:p>Churros 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UPPER(SUBSTITUTE(SUBSTITUTE( SUBSTITUTE( SUBSTITUTE( SUBSTITUTE( SUBSTITUTE( SUBSTITUTE( SUBSTITUTE( SUBSTITUTE( SUBSTITUTE( SUBSTITUTE([food_7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MPOTADEFRUTAS" calcext:value-type="string">
            <text:p>COMPOTADEFRUTAS</text:p>
          </table:table-cell>
          <table:table-cell office:value-type="string" calcext:value-type="string">
            <text:p>Compota de frutas 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UPPER(SUBSTITUTE(SUBSTITUTE( SUBSTITUTE( SUBSTITUTE( SUBSTITUTE( SUBSTITUTE( SUBSTITUTE( SUBSTITUTE( SUBSTITUTE( SUBSTITUTE( SUBSTITUTE([food_7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ROQUETAS" calcext:value-type="string">
            <text:p>CROQUETAS</text:p>
          </table:table-cell>
          <table:table-cell office:value-type="string" calcext:value-type="string">
            <text:p>Croquetas 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UPPER(SUBSTITUTE(SUBSTITUTE( SUBSTITUTE( SUBSTITUTE( SUBSTITUTE( SUBSTITUTE( SUBSTITUTE( SUBSTITUTE( SUBSTITUTE( SUBSTITUTE( SUBSTITUTE([food_7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URAZNOENCONSERVA" calcext:value-type="string">
            <text:p>DURAZNOENCONSERVA</text:p>
          </table:table-cell>
          <table:table-cell office:value-type="string" calcext:value-type="string">
            <text:p>Durazno en conserva 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UPPER(SUBSTITUTE(SUBSTITUTE( SUBSTITUTE( SUBSTITUTE( SUBSTITUTE( SUBSTITUTE( SUBSTITUTE( SUBSTITUTE( SUBSTITUTE( SUBSTITUTE( SUBSTITUTE([food_7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MPANADADEATUN" calcext:value-type="string">
            <text:p>EMPANADADEATUN</text:p>
          </table:table-cell>
          <table:table-cell office:value-type="string" calcext:value-type="string">
            <text:p>Empanada de atún 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UPPER(SUBSTITUTE(SUBSTITUTE( SUBSTITUTE( SUBSTITUTE( SUBSTITUTE( SUBSTITUTE( SUBSTITUTE( SUBSTITUTE( SUBSTITUTE( SUBSTITUTE( SUBSTITUTE([food_7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LEASOLA" calcext:value-type="string">
            <text:p>JALEASOLA</text:p>
          </table:table-cell>
          <table:table-cell office:value-type="string" calcext:value-type="string">
            <text:p>Jalea sola 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UPPER(SUBSTITUTE(SUBSTITUTE( SUBSTITUTE( SUBSTITUTE( SUBSTITUTE( SUBSTITUTE( SUBSTITUTE( SUBSTITUTE( SUBSTITUTE( SUBSTITUTE( SUBSTITUTE([food_7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MONYQUESOAPANADOS" calcext:value-type="string">
            <text:p>JAMONYQUESOAPANADOS</text:p>
          </table:table-cell>
          <table:table-cell office:value-type="string" calcext:value-type="string">
            <text:p>Jamón y queso apanados 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UPPER(SUBSTITUTE(SUBSTITUTE( SUBSTITUTE( SUBSTITUTE( SUBSTITUTE( SUBSTITUTE( SUBSTITUTE( SUBSTITUTE( SUBSTITUTE( SUBSTITUTE( SUBSTITUTE([food_7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ASAÑA" calcext:value-type="string">
            <text:p>LASAÑA</text:p>
          </table:table-cell>
          <table:table-cell office:value-type="string" calcext:value-type="string">
            <text:p>Lasaña 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UPPER(SUBSTITUTE(SUBSTITUTE( SUBSTITUTE( SUBSTITUTE( SUBSTITUTE( SUBSTITUTE( SUBSTITUTE( SUBSTITUTE( SUBSTITUTE( SUBSTITUTE( SUBSTITUTE([food_7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ASADA" calcext:value-type="string">
            <text:p>LECHEASADA</text:p>
          </table:table-cell>
          <table:table-cell office:value-type="string" calcext:value-type="string">
            <text:p>Leche asada 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UPPER(SUBSTITUTE(SUBSTITUTE( SUBSTITUTE( SUBSTITUTE( SUBSTITUTE( SUBSTITUTE( SUBSTITUTE( SUBSTITUTE( SUBSTITUTE( SUBSTITUTE( SUBSTITUTE([food_7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NEVADA" calcext:value-type="string">
            <text:p>LECHENEVADA</text:p>
          </table:table-cell>
          <table:table-cell office:value-type="string" calcext:value-type="string">
            <text:p>Leche nevada </text:p>
          </table:table-cell>
          <table:table-cell office:value-type="float" office:value="120" calcext:value-type="float">
            <text:p>120</text:p>
          </table:table-cell>
        </table:table-row>
      </table:table>
      <table:table table:name="food_8" table:style-name="ta1">
        <table:table-column table:style-name="co2" table:default-cell-style-name="Default"/>
        <table:table-column table:style-name="co17" table:default-cell-style-name="Default"/>
        <table:table-column table:style-name="co34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UPPER(SUBSTITUTE(SUBSTITUTE( SUBSTITUTE( SUBSTITUTE( SUBSTITUTE( SUBSTITUTE( SUBSTITUTE( SUBSTITUTE( SUBSTITUTE( SUBSTITUTE( SUBSTITUTE([food_8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ZANAASADA" calcext:value-type="string">
            <text:p>MANZANAASADA</text:p>
          </table:table-cell>
          <table:table-cell office:value-type="string" calcext:value-type="string">
            <text:p>Manzana asada 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UPPER(SUBSTITUTE(SUBSTITUTE( SUBSTITUTE( SUBSTITUTE( SUBSTITUTE( SUBSTITUTE( SUBSTITUTE( SUBSTITUTE( SUBSTITUTE( SUBSTITUTE( SUBSTITUTE([food_8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OTECONHUESILLOS" calcext:value-type="string">
            <text:p>MOTECONHUESILLOS</text:p>
          </table:table-cell>
          <table:table-cell office:value-type="string" calcext:value-type="string">
            <text:p>Mote con huesillos 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UPPER(SUBSTITUTE(SUBSTITUTE( SUBSTITUTE( SUBSTITUTE( SUBSTITUTE( SUBSTITUTE( SUBSTITUTE( SUBSTITUTE( SUBSTITUTE( SUBSTITUTE( SUBSTITUTE([food_8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ÑOQUISDEPAPA" calcext:value-type="string">
            <text:p>ÑOQUISDEPAPA</text:p>
          </table:table-cell>
          <table:table-cell office:value-type="string" calcext:value-type="string">
            <text:p>Ñoquis de papa 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UPPER(SUBSTITUTE(SUBSTITUTE( SUBSTITUTE( SUBSTITUTE( SUBSTITUTE( SUBSTITUTE( SUBSTITUTE( SUBSTITUTE( SUBSTITUTE( SUBSTITUTE( SUBSTITUTE([food_8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NQUEQUECONMANJAR" calcext:value-type="string">
            <text:p>PANQUEQUECONMANJAR</text:p>
          </table:table-cell>
          <table:table-cell office:value-type="string" calcext:value-type="string">
            <text:p>Panqueque con manjar 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UPPER(SUBSTITUTE(SUBSTITUTE( SUBSTITUTE( SUBSTITUTE( SUBSTITUTE( SUBSTITUTE( SUBSTITUTE( SUBSTITUTE( SUBSTITUTE( SUBSTITUTE( SUBSTITUTE([food_8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SCADOAPANADO" calcext:value-type="string">
            <text:p>PESCADOAPANADO</text:p>
          </table:table-cell>
          <table:table-cell office:value-type="string" calcext:value-type="string">
            <text:p>Pescado apanado 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UPPER(SUBSTITUTE(SUBSTITUTE( SUBSTITUTE( SUBSTITUTE( SUBSTITUTE( SUBSTITUTE( SUBSTITUTE( SUBSTITUTE( SUBSTITUTE( SUBSTITUTE( SUBSTITUTE([food_8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EDELIMON" calcext:value-type="string">
            <text:p>PIEDELIMON</text:p>
          </table:table-cell>
          <table:table-cell office:value-type="string" calcext:value-type="string">
            <text:p>Pie de limón 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UPPER(SUBSTITUTE(SUBSTITUTE( SUBSTITUTE( SUBSTITUTE( SUBSTITUTE( SUBSTITUTE( SUBSTITUTE( SUBSTITUTE( SUBSTITUTE( SUBSTITUTE( SUBSTITUTE([food_8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ZZA" calcext:value-type="string">
            <text:p>PIZZA</text:p>
          </table:table-cell>
          <table:table-cell office:value-type="string" calcext:value-type="string">
            <text:p>Pizza 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UPPER(SUBSTITUTE(SUBSTITUTE( SUBSTITUTE( SUBSTITUTE( SUBSTITUTE( SUBSTITUTE( SUBSTITUTE( SUBSTITUTE( SUBSTITUTE( SUBSTITUTE( SUBSTITUTE([food_8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LLOAPANADO" calcext:value-type="string">
            <text:p>POLLOAPANADO</text:p>
          </table:table-cell>
          <table:table-cell office:value-type="string" calcext:value-type="string">
            <text:p>Pollo apanado 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UPPER(SUBSTITUTE(SUBSTITUTE( SUBSTITUTE( SUBSTITUTE( SUBSTITUTE( SUBSTITUTE( SUBSTITUTE( SUBSTITUTE( SUBSTITUTE( SUBSTITUTE( SUBSTITUTE([food_8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AVIOLESDECARNEYJAMON" calcext:value-type="string">
            <text:p>RAVIOLESDECARNEYJAMON</text:p>
          </table:table-cell>
          <table:table-cell office:value-type="string" calcext:value-type="string">
            <text:p>Ravioles de carne y jamón 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UPPER(SUBSTITUTE(SUBSTITUTE( SUBSTITUTE( SUBSTITUTE( SUBSTITUTE( SUBSTITUTE( SUBSTITUTE( SUBSTITUTE( SUBSTITUTE( SUBSTITUTE( SUBSTITUTE([food_8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OLLOSPRIMAVERA" calcext:value-type="string">
            <text:p>ROLLOSPRIMAVERA</text:p>
          </table:table-cell>
          <table:table-cell office:value-type="string" calcext:value-type="string">
            <text:p>Rollos primavera 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UPPER(SUBSTITUTE(SUBSTITUTE( SUBSTITUTE( SUBSTITUTE( SUBSTITUTE( SUBSTITUTE( SUBSTITUTE( SUBSTITUTE( SUBSTITUTE( SUBSTITUTE( SUBSTITUTE([food_8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EMOLACONLECHE" calcext:value-type="string">
            <text:p>SEMOLACONLECHE</text:p>
          </table:table-cell>
          <table:table-cell office:value-type="string" calcext:value-type="string">
            <text:p>Sémola con leche 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UPPER(SUBSTITUTE(SUBSTITUTE( SUBSTITUTE( SUBSTITUTE( SUBSTITUTE( SUBSTITUTE( SUBSTITUTE( SUBSTITUTE( SUBSTITUTE( SUBSTITUTE( SUBSTITUTE([food_8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OPAIPILLASPASADAS" calcext:value-type="string">
            <text:p>SOPAIPILLASPASADAS</text:p>
          </table:table-cell>
          <table:table-cell office:value-type="string" calcext:value-type="string">
            <text:p>Sopaipillas pasadas 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UPPER(SUBSTITUTE(SUBSTITUTE( SUBSTITUTE( SUBSTITUTE( SUBSTITUTE( SUBSTITUTE( SUBSTITUTE( SUBSTITUTE( SUBSTITUTE( SUBSTITUTE( SUBSTITUTE([food_8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OPASDESOBRE" calcext:value-type="string">
            <text:p>SOPASDESOBRE</text:p>
          </table:table-cell>
          <table:table-cell office:value-type="string" calcext:value-type="string">
            <text:p>Sopas de sobre 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UPPER(SUBSTITUTE(SUBSTITUTE( SUBSTITUTE( SUBSTITUTE( SUBSTITUTE( SUBSTITUTE( SUBSTITUTE( SUBSTITUTE( SUBSTITUTE( SUBSTITUTE( SUBSTITUTE([food_8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ORTAMILHOJAS" calcext:value-type="string">
            <text:p>TORTAMILHOJAS</text:p>
          </table:table-cell>
          <table:table-cell office:value-type="string" calcext:value-type="string">
            <text:p>Torta mil hojas 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UPPER(SUBSTITUTE(SUBSTITUTE( SUBSTITUTE( SUBSTITUTE( SUBSTITUTE( SUBSTITUTE( SUBSTITUTE( SUBSTITUTE( SUBSTITUTE( SUBSTITUTE( SUBSTITUTE([food_8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ORTILLADEPAPA" calcext:value-type="string">
            <text:p>TORTILLADEPAPA</text:p>
          </table:table-cell>
          <table:table-cell office:value-type="string" calcext:value-type="string">
            <text:p>Tortilla de papa 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UPPER(SUBSTITUTE(SUBSTITUTE( SUBSTITUTE( SUBSTITUTE( SUBSTITUTE( SUBSTITUTE( SUBSTITUTE( SUBSTITUTE( SUBSTITUTE( SUBSTITUTE( SUBSTITUTE([food_8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UTTIFRUTI" calcext:value-type="string">
            <text:p>TUTTIFRUTI</text:p>
          </table:table-cell>
          <table:table-cell office:value-type="string" calcext:value-type="string">
            <text:p>Tutti fruti </text:p>
          </table:table-cell>
          <table:table-cell office:value-type="float" office:value="185" calcext:value-type="float">
            <text:p>185</text:p>
          </table:table-cell>
        </table:table-row>
      </table:table>
      <table:table table:name="social_entity" table:style-name="ta1">
        <table:table-column table:style-name="co2" table:number-columns-repeated="3" table:default-cell-style-name="Default"/>
        <table:table-column table:style-name="co35" table:default-cell-style-name="Default"/>
        <table:table-column table:style-name="co2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m_rating</text:p>
          </table:table-cell>
          <table:table-cell office:value-type="string" calcext:value-type="string">
            <text:p>is_public</text:p>
          </table:table-cell>
          <table:table-cell office:value-type="string" calcext:value-type="string">
            <text:p>public_inscription</text:p>
          </table:table-cell>
          <table:table-cell office:value-type="string" calcext:value-type="string">
            <text:p>blocked</text:p>
          </table:table-cell>
          <table:table-cell office:value-type="string" calcext:value-type="string">
            <text:p>social_picture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as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ase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ase</text:p>
          </table:table-cell>
          <table:table-cell office:value-type="string" calcext:value-type="string">
            <text:p>fals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ase</text:p>
          </table:table-cell>
          <table:table-cell office:value-type="string" calcext:value-type="string">
            <text:p>fals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recipe" table:style-name="ta1">
        <table:table-column table:style-name="co5" table:default-cell-style-name="Default"/>
        <table:table-column table:style-name="co2" table:default-cell-style-name="Default"/>
        <table:table-column table:style-name="co37" table:default-cell-style-name="Default"/>
        <table:table-column table:style-name="co38" table:default-cell-style-name="ce2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8" table:default-cell-style-name="ce2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4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creation_date</text:p>
          </table:table-cell>
          <table:table-cell office:value-type="string" calcext:value-type="string">
            <text:p>information_url</text:p>
          </table:table-cell>
          <table:table-cell office:value-type="string" calcext:value-type="string">
            <text:p>advice</text:p>
          </table:table-cell>
          <table:table-cell office:value-type="string" calcext:value-type="string">
            <text:p>sugested_time</text:p>
          </table:table-cell>
          <table:table-cell table:style-name="Default" office:value-type="string" calcext:value-type="string">
            <text:p>update_date</text:p>
          </table:table-cell>
          <table:table-cell office:value-type="string" calcext:value-type="string">
            <text:p>ingredients_in_steps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father_id</text:p>
          </table:table-cell>
          <table:table-cell office:value-type="string" calcext:value-type="string">
            <text:p>social_entity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cipe001</text:p>
          </table:table-cell>
          <table:table-cell office:value-type="string" calcext:value-type="string">
            <text:p>Description recipe 001</text:p>
          </table:table-cell>
          <table:table-cell office:value-type="date" office:date-value="2014-10-27T10:20:13" calcext:value-type="date">
            <text:p>2014-10-27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1</text:p>
          </table:table-cell>
          <table:table-cell office:value-type="string" calcext:value-type="string">
            <text:p>Sugested time recipe001</text:p>
          </table:table-cell>
          <table:table-cell office:value-type="date" office:date-value="2014-11-15T10:20:13" calcext:value-type="date">
            <text:p>2014-11-15 10:20:13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cipe002</text:p>
          </table:table-cell>
          <table:table-cell office:value-type="string" calcext:value-type="string">
            <text:p>Description recipe 002</text:p>
          </table:table-cell>
          <table:table-cell office:value-type="date" office:date-value="2014-10-28T10:20:13" calcext:value-type="date">
            <text:p>2014-10-28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2</text:p>
          </table:table-cell>
          <table:table-cell office:value-type="string" calcext:value-type="string">
            <text:p>Sugested time recipe002</text:p>
          </table:table-cell>
          <table:table-cell office:value-type="date" office:date-value="2014-11-16T10:20:13" calcext:value-type="date">
            <text:p>2014-11-16 10:20:13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cipe003</text:p>
          </table:table-cell>
          <table:table-cell office:value-type="string" calcext:value-type="string">
            <text:p>Description recipe 003</text:p>
          </table:table-cell>
          <table:table-cell office:value-type="date" office:date-value="2014-10-29T10:20:13" calcext:value-type="date">
            <text:p>2014-10-29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3</text:p>
          </table:table-cell>
          <table:table-cell office:value-type="string" calcext:value-type="string">
            <text:p>Sugested time recipe003</text:p>
          </table:table-cell>
          <table:table-cell office:value-type="date" office:date-value="2014-11-17T10:20:13" calcext:value-type="date">
            <text:p>2014-11-17 10:20:13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cipe004</text:p>
          </table:table-cell>
          <table:table-cell office:value-type="string" calcext:value-type="string">
            <text:p>Description recipe 004</text:p>
          </table:table-cell>
          <table:table-cell office:value-type="date" office:date-value="2014-10-30T10:20:13" calcext:value-type="date">
            <text:p>2014-10-30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4</text:p>
          </table:table-cell>
          <table:table-cell office:value-type="string" calcext:value-type="string">
            <text:p>Sugested time recipe004</text:p>
          </table:table-cell>
          <table:table-cell office:value-type="date" office:date-value="2014-11-18T10:20:13" calcext:value-type="date">
            <text:p>2014-11-18 10:20:13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cipe005</text:p>
          </table:table-cell>
          <table:table-cell office:value-type="string" calcext:value-type="string">
            <text:p>Description recipe 005</text:p>
          </table:table-cell>
          <table:table-cell office:value-type="date" office:date-value="2014-10-31T10:20:13" calcext:value-type="date">
            <text:p>2014-10-31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5</text:p>
          </table:table-cell>
          <table:table-cell office:value-type="string" calcext:value-type="string">
            <text:p>Sugested time recipe005</text:p>
          </table:table-cell>
          <table:table-cell office:value-type="date" office:date-value="2014-11-19T10:20:13" calcext:value-type="date">
            <text:p>2014-11-19 10:20:13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cipe006</text:p>
          </table:table-cell>
          <table:table-cell office:value-type="string" calcext:value-type="string">
            <text:p>Description recipe 006</text:p>
          </table:table-cell>
          <table:table-cell office:value-type="date" office:date-value="2014-11-01T10:20:13" calcext:value-type="date">
            <text:p>2014-11-01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6</text:p>
          </table:table-cell>
          <table:table-cell office:value-type="string" calcext:value-type="string">
            <text:p>Sugested time recipe006</text:p>
          </table:table-cell>
          <table:table-cell office:value-type="date" office:date-value="2014-11-20T10:20:13" calcext:value-type="date">
            <text:p>2014-11-20 10:20:13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cipe007</text:p>
          </table:table-cell>
          <table:table-cell office:value-type="string" calcext:value-type="string">
            <text:p>Description recipe 007</text:p>
          </table:table-cell>
          <table:table-cell office:value-type="date" office:date-value="2014-11-02T10:20:13" calcext:value-type="date">
            <text:p>2014-11-02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7</text:p>
          </table:table-cell>
          <table:table-cell office:value-type="string" calcext:value-type="string">
            <text:p>Sugested time recipe007</text:p>
          </table:table-cell>
          <table:table-cell office:value-type="date" office:date-value="2014-11-21T10:20:13" calcext:value-type="date">
            <text:p>2014-11-21 10:20:13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cipe008</text:p>
          </table:table-cell>
          <table:table-cell office:value-type="string" calcext:value-type="string">
            <text:p>Description recipe 008</text:p>
          </table:table-cell>
          <table:table-cell office:value-type="date" office:date-value="2014-11-03T10:20:13" calcext:value-type="date">
            <text:p>2014-11-03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8</text:p>
          </table:table-cell>
          <table:table-cell office:value-type="string" calcext:value-type="string">
            <text:p>Sugested time recipe008</text:p>
          </table:table-cell>
          <table:table-cell office:value-type="date" office:date-value="2014-11-22T10:20:13" calcext:value-type="date">
            <text:p>2014-11-22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cipe009</text:p>
          </table:table-cell>
          <table:table-cell office:value-type="string" calcext:value-type="string">
            <text:p>Description recipe 009</text:p>
          </table:table-cell>
          <table:table-cell office:value-type="date" office:date-value="2014-11-04T10:20:13" calcext:value-type="date">
            <text:p>2014-11-04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9</text:p>
          </table:table-cell>
          <table:table-cell office:value-type="string" calcext:value-type="string">
            <text:p>Sugested time recipe009</text:p>
          </table:table-cell>
          <table:table-cell office:value-type="date" office:date-value="2014-11-23T10:20:13" calcext:value-type="date">
            <text:p>2014-11-23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cipe010</text:p>
          </table:table-cell>
          <table:table-cell office:value-type="string" calcext:value-type="string">
            <text:p>Description recipe 010</text:p>
          </table:table-cell>
          <table:table-cell office:value-type="date" office:date-value="2014-11-05T10:20:13" calcext:value-type="date">
            <text:p>2014-11-05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0</text:p>
          </table:table-cell>
          <table:table-cell office:value-type="string" calcext:value-type="string">
            <text:p>Sugested time recipe010</text:p>
          </table:table-cell>
          <table:table-cell office:value-type="date" office:date-value="2014-11-24T10:20:13" calcext:value-type="date">
            <text:p>2014-11-24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cipe011</text:p>
          </table:table-cell>
          <table:table-cell office:value-type="string" calcext:value-type="string">
            <text:p>Description recipe 011</text:p>
          </table:table-cell>
          <table:table-cell office:value-type="date" office:date-value="2014-11-06T10:20:13" calcext:value-type="date">
            <text:p>2014-11-06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1</text:p>
          </table:table-cell>
          <table:table-cell office:value-type="string" calcext:value-type="string">
            <text:p>Sugested time recipe011</text:p>
          </table:table-cell>
          <table:table-cell office:value-type="date" office:date-value="2014-11-25T10:20:13" calcext:value-type="date">
            <text:p>2014-11-25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cipe012</text:p>
          </table:table-cell>
          <table:table-cell office:value-type="string" calcext:value-type="string">
            <text:p>Description recipe 012</text:p>
          </table:table-cell>
          <table:table-cell office:value-type="date" office:date-value="2014-11-07T10:20:13" calcext:value-type="date">
            <text:p>2014-11-07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2</text:p>
          </table:table-cell>
          <table:table-cell office:value-type="string" calcext:value-type="string">
            <text:p>Sugested time recipe012</text:p>
          </table:table-cell>
          <table:table-cell office:value-type="date" office:date-value="2014-11-26T10:20:13" calcext:value-type="date">
            <text:p>2014-11-26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cipe013</text:p>
          </table:table-cell>
          <table:table-cell office:value-type="string" calcext:value-type="string">
            <text:p>Description recipe 013</text:p>
          </table:table-cell>
          <table:table-cell office:value-type="date" office:date-value="2014-11-08T10:20:13" calcext:value-type="date">
            <text:p>2014-11-08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3</text:p>
          </table:table-cell>
          <table:table-cell office:value-type="string" calcext:value-type="string">
            <text:p>Sugested time recipe013</text:p>
          </table:table-cell>
          <table:table-cell office:value-type="date" office:date-value="2014-11-27T10:20:13" calcext:value-type="date">
            <text:p>2014-11-27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cipe014</text:p>
          </table:table-cell>
          <table:table-cell office:value-type="string" calcext:value-type="string">
            <text:p>Description recipe 014</text:p>
          </table:table-cell>
          <table:table-cell office:value-type="date" office:date-value="2014-11-09T10:20:13" calcext:value-type="date">
            <text:p>2014-11-09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4</text:p>
          </table:table-cell>
          <table:table-cell office:value-type="string" calcext:value-type="string">
            <text:p>Sugested time recipe014</text:p>
          </table:table-cell>
          <table:table-cell office:value-type="date" office:date-value="2014-11-28T10:20:13" calcext:value-type="date">
            <text:p>2014-11-28 10:20:13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cipe015</text:p>
          </table:table-cell>
          <table:table-cell office:value-type="string" calcext:value-type="string">
            <text:p>Description recipe 015</text:p>
          </table:table-cell>
          <table:table-cell office:value-type="date" office:date-value="2014-11-10T10:20:13" calcext:value-type="date">
            <text:p>2014-11-10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5</text:p>
          </table:table-cell>
          <table:table-cell office:value-type="string" calcext:value-type="string">
            <text:p>Sugested time recipe015</text:p>
          </table:table-cell>
          <table:table-cell office:value-type="date" office:date-value="2014-11-29T10:20:13" calcext:value-type="date">
            <text:p>2014-11-29 10:20:13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cipe016</text:p>
          </table:table-cell>
          <table:table-cell office:value-type="string" calcext:value-type="string">
            <text:p>Description recipe 016</text:p>
          </table:table-cell>
          <table:table-cell office:value-type="date" office:date-value="2014-11-11T10:20:13" calcext:value-type="date">
            <text:p>2014-11-11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6</text:p>
          </table:table-cell>
          <table:table-cell office:value-type="string" calcext:value-type="string">
            <text:p>Sugested time recipe016</text:p>
          </table:table-cell>
          <table:table-cell office:value-type="date" office:date-value="2014-11-30T10:20:13" calcext:value-type="date">
            <text:p>2014-11-30 10:20:13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cipe017</text:p>
          </table:table-cell>
          <table:table-cell office:value-type="string" calcext:value-type="string">
            <text:p>Description recipe 017</text:p>
          </table:table-cell>
          <table:table-cell office:value-type="date" office:date-value="2014-11-12T10:20:13" calcext:value-type="date">
            <text:p>2014-11-12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7</text:p>
          </table:table-cell>
          <table:table-cell office:value-type="string" calcext:value-type="string">
            <text:p>Sugested time recipe017</text:p>
          </table:table-cell>
          <table:table-cell office:value-type="date" office:date-value="2014-12-01T10:20:13" calcext:value-type="date">
            <text:p>2014-12-01 10:20:13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cipe018</text:p>
          </table:table-cell>
          <table:table-cell office:value-type="string" calcext:value-type="string">
            <text:p>Description recipe 018</text:p>
          </table:table-cell>
          <table:table-cell office:value-type="date" office:date-value="2014-11-13T10:20:13" calcext:value-type="date">
            <text:p>2014-11-13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8</text:p>
          </table:table-cell>
          <table:table-cell office:value-type="string" calcext:value-type="string">
            <text:p>Sugested time recipe018</text:p>
          </table:table-cell>
          <table:table-cell office:value-type="date" office:date-value="2014-12-02T10:20:13" calcext:value-type="date">
            <text:p>2014-12-02 10:20:13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ecipe019</text:p>
          </table:table-cell>
          <table:table-cell office:value-type="string" calcext:value-type="string">
            <text:p>Description recipe 019</text:p>
          </table:table-cell>
          <table:table-cell office:value-type="date" office:date-value="2014-11-14T10:20:13" calcext:value-type="date">
            <text:p>2014-11-14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9</text:p>
          </table:table-cell>
          <table:table-cell office:value-type="string" calcext:value-type="string">
            <text:p>Sugested time recipe019</text:p>
          </table:table-cell>
          <table:table-cell office:value-type="date" office:date-value="2014-12-03T10:20:13" calcext:value-type="date">
            <text:p>2014-12-03 10:20:13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cipe020</text:p>
          </table:table-cell>
          <table:table-cell office:value-type="string" calcext:value-type="string">
            <text:p>Description recipe 020</text:p>
          </table:table-cell>
          <table:table-cell office:value-type="date" office:date-value="2014-11-15T10:20:13" calcext:value-type="date">
            <text:p>2014-11-15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20</text:p>
          </table:table-cell>
          <table:table-cell office:value-type="string" calcext:value-type="string">
            <text:p>Sugested time recipe020</text:p>
          </table:table-cell>
          <table:table-cell office:value-type="date" office:date-value="2014-12-04T10:20:13" calcext:value-type="date">
            <text:p>2014-12-04 10:20:13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step" table:style-name="ta1">
        <table:table-column table:style-name="co45" table:default-cell-style-name="Default"/>
        <table:table-column table:style-name="co46" table:default-cell-style-name="Default"/>
        <table:table-column table:style-name="co38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recipe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CONCATENATE(&quot;Section: &quot;;[.B2];&quot; Recipe: &quot;;[.D2])" office:value-type="string" office:string-value="Section: 1 Recipe: 1" calcext:value-type="string">
            <text:p>Section: 1 Recipe: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CONCATENATE(&quot;Section: &quot;;[.B3];&quot; Recipe: &quot;;[.D3])" office:value-type="string" office:string-value="Section: 2 Recipe: 1" calcext:value-type="string">
            <text:p>Section: 2 Recipe: 1</text:p>
          </table:table-cell>
          <table:table-cell table:formula="of:=IF([.B3]&gt;[.B2];[.D2];[.D2]+1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CONCATENATE(&quot;Section: &quot;;[.B4];&quot; Recipe: &quot;;[.D4])" office:value-type="string" office:string-value="Section: 3 Recipe: 1" calcext:value-type="string">
            <text:p>Section: 3 Recipe: 1</text:p>
          </table:table-cell>
          <table:table-cell table:formula="of:=IF([.B4]&gt;[.B3];[.D3];[.D3]+1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CONCATENATE(&quot;Section: &quot;;[.B5];&quot; Recipe: &quot;;[.D5])" office:value-type="string" office:string-value="Section: 4 Recipe: 1" calcext:value-type="string">
            <text:p>Section: 4 Recipe: 1</text:p>
          </table:table-cell>
          <table:table-cell table:formula="of:=IF([.B5]&gt;[.B4];[.D4];[.D4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6];&quot; Recipe: &quot;;[.D6])" office:value-type="string" office:string-value="Section: 1 Recipe: 2" calcext:value-type="string">
            <text:p>Section: 1 Recipe: 2</text:p>
          </table:table-cell>
          <table:table-cell table:formula="of:=IF([.B6]&gt;[.B5];[.D5];[.D5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7];&quot; Recipe: &quot;;[.D7])" office:value-type="string" office:string-value="Section: 2 Recipe: 2" calcext:value-type="string">
            <text:p>Section: 2 Recipe: 2</text:p>
          </table:table-cell>
          <table:table-cell table:formula="of:=IF([.B7]&gt;[.B6];[.D6];[.D6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CONCATENATE(&quot;Section: &quot;;[.B8];&quot; Recipe: &quot;;[.D8])" office:value-type="string" office:string-value="Section: 3 Recipe: 2" calcext:value-type="string">
            <text:p>Section: 3 Recipe: 2</text:p>
          </table:table-cell>
          <table:table-cell table:formula="of:=IF([.B8]&gt;[.B7];[.D7];[.D7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9];&quot; Recipe: &quot;;[.D9])" office:value-type="string" office:string-value="Section: 1 Recipe: 3" calcext:value-type="string">
            <text:p>Section: 1 Recipe: 3</text:p>
          </table:table-cell>
          <table:table-cell table:formula="of:=IF([.B9]&gt;[.B8];[.D8];[.D8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10];&quot; Recipe: &quot;;[.D10])" office:value-type="string" office:string-value="Section: 2 Recipe: 3" calcext:value-type="string">
            <text:p>Section: 2 Recipe: 3</text:p>
          </table:table-cell>
          <table:table-cell table:formula="of:=IF([.B10]&gt;[.B9];[.D9];[.D9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11];&quot; Recipe: &quot;;[.D11])" office:value-type="string" office:string-value="Section: 1 Recipe: 4" calcext:value-type="string">
            <text:p>Section: 1 Recipe: 4</text:p>
          </table:table-cell>
          <table:table-cell table:formula="of:=IF([.B11]&gt;[.B10];[.D10];[.D10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12];&quot; Recipe: &quot;;[.D12])" office:value-type="string" office:string-value="Section: 2 Recipe: 4" calcext:value-type="string">
            <text:p>Section: 2 Recipe: 4</text:p>
          </table:table-cell>
          <table:table-cell table:formula="of:=IF([.B12]&gt;[.B11];[.D11];[.D11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CONCATENATE(&quot;Section: &quot;;[.B13];&quot; Recipe: &quot;;[.D13])" office:value-type="string" office:string-value="Section: 3 Recipe: 4" calcext:value-type="string">
            <text:p>Section: 3 Recipe: 4</text:p>
          </table:table-cell>
          <table:table-cell table:formula="of:=IF([.B13]&gt;[.B12];[.D12];[.D12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CONCATENATE(&quot;Section: &quot;;[.B14];&quot; Recipe: &quot;;[.D14])" office:value-type="string" office:string-value="Section: 4 Recipe: 4" calcext:value-type="string">
            <text:p>Section: 4 Recipe: 4</text:p>
          </table:table-cell>
          <table:table-cell table:formula="of:=IF([.B14]&gt;[.B13];[.D13];[.D13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CONCATENATE(&quot;Section: &quot;;[.B15];&quot; Recipe: &quot;;[.D15])" office:value-type="string" office:string-value="Section: 5 Recipe: 4" calcext:value-type="string">
            <text:p>Section: 5 Recipe: 4</text:p>
          </table:table-cell>
          <table:table-cell table:formula="of:=IF([.B15]&gt;[.B14];[.D14];[.D14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CONCATENATE(&quot;Section: &quot;;[.B16];&quot; Recipe: &quot;;[.D16])" office:value-type="string" office:string-value="Section: 6 Recipe: 4" calcext:value-type="string">
            <text:p>Section: 6 Recipe: 4</text:p>
          </table:table-cell>
          <table:table-cell table:formula="of:=IF([.B16]&gt;[.B15];[.D15];[.D15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CONCATENATE(&quot;Section: &quot;;[.B17];&quot; Recipe: &quot;;[.D17])" office:value-type="string" office:string-value="Section: 7 Recipe: 4" calcext:value-type="string">
            <text:p>Section: 7 Recipe: 4</text:p>
          </table:table-cell>
          <table:table-cell table:formula="of:=IF([.B17]&gt;[.B16];[.D16];[.D16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CONCATENATE(&quot;Section: &quot;;[.B18];&quot; Recipe: &quot;;[.D18])" office:value-type="string" office:string-value="Section: 8 Recipe: 4" calcext:value-type="string">
            <text:p>Section: 8 Recipe: 4</text:p>
          </table:table-cell>
          <table:table-cell table:formula="of:=IF([.B18]&gt;[.B17];[.D17];[.D17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CONCATENATE(&quot;Section: &quot;;[.B19];&quot; Recipe: &quot;;[.D19])" office:value-type="string" office:string-value="Section: 9 Recipe: 4" calcext:value-type="string">
            <text:p>Section: 9 Recipe: 4</text:p>
          </table:table-cell>
          <table:table-cell table:formula="of:=IF([.B19]&gt;[.B18];[.D18];[.D18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20];&quot; Recipe: &quot;;[.D20])" office:value-type="string" office:string-value="Section: 1 Recipe: 5" calcext:value-type="string">
            <text:p>Section: 1 Recipe: 5</text:p>
          </table:table-cell>
          <table:table-cell table:formula="of:=IF([.B20]&gt;[.B19];[.D19];[.D19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21];&quot; Recipe: &quot;;[.D21])" office:value-type="string" office:string-value="Section: 2 Recipe: 5" calcext:value-type="string">
            <text:p>Section: 2 Recipe: 5</text:p>
          </table:table-cell>
          <table:table-cell table:formula="of:=IF([.B21]&gt;[.B20];[.D20];[.D20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22];&quot; Recipe: &quot;;[.D22])" office:value-type="string" office:string-value="Section: 1 Recipe: 6" calcext:value-type="string">
            <text:p>Section: 1 Recipe: 6</text:p>
          </table:table-cell>
          <table:table-cell table:formula="of:=IF([.B22]&gt;[.B21];[.D21];[.D21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23];&quot; Recipe: &quot;;[.D23])" office:value-type="string" office:string-value="Section: 2 Recipe: 6" calcext:value-type="string">
            <text:p>Section: 2 Recipe: 6</text:p>
          </table:table-cell>
          <table:table-cell table:formula="of:=IF([.B23]&gt;[.B22];[.D22];[.D22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24];&quot; Recipe: &quot;;[.D24])" office:value-type="string" office:string-value="Section: 1 Recipe: 7" calcext:value-type="string">
            <text:p>Section: 1 Recipe: 7</text:p>
          </table:table-cell>
          <table:table-cell table:formula="of:=IF([.B24]&gt;[.B23];[.D23];[.D23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25];&quot; Recipe: &quot;;[.D25])" office:value-type="string" office:string-value="Section: 2 Recipe: 7" calcext:value-type="string">
            <text:p>Section: 2 Recipe: 7</text:p>
          </table:table-cell>
          <table:table-cell table:formula="of:=IF([.B25]&gt;[.B24];[.D24];[.D24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CONCATENATE(&quot;Section: &quot;;[.B26];&quot; Recipe: &quot;;[.D26])" office:value-type="string" office:string-value="Section: 3 Recipe: 7" calcext:value-type="string">
            <text:p>Section: 3 Recipe: 7</text:p>
          </table:table-cell>
          <table:table-cell table:formula="of:=IF([.B26]&gt;[.B25];[.D25];[.D25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27];&quot; Recipe: &quot;;[.D27])" office:value-type="string" office:string-value="Section: 1 Recipe: 8" calcext:value-type="string">
            <text:p>Section: 1 Recipe: 8</text:p>
          </table:table-cell>
          <table:table-cell table:formula="of:=IF([.B27]&gt;[.B26];[.D26];[.D26]+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28];&quot; Recipe: &quot;;[.D28])" office:value-type="string" office:string-value="Section: 2 Recipe: 8" calcext:value-type="string">
            <text:p>Section: 2 Recipe: 8</text:p>
          </table:table-cell>
          <table:table-cell table:formula="of:=IF([.B28]&gt;[.B27];[.D27];[.D27]+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29];&quot; Recipe: &quot;;[.D29])" office:value-type="string" office:string-value="Section: 1 Recipe: 9" calcext:value-type="string">
            <text:p>Section: 1 Recipe: 9</text:p>
          </table:table-cell>
          <table:table-cell table:formula="of:=IF([.B29]&gt;[.B28];[.D28];[.D28]+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30];&quot; Recipe: &quot;;[.D30])" office:value-type="string" office:string-value="Section: 1 Recipe: 10" calcext:value-type="string">
            <text:p>Section: 1 Recipe: 10</text:p>
          </table:table-cell>
          <table:table-cell table:formula="of:=IF([.B30]&gt;[.B29];[.D29];[.D29]+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31];&quot; Recipe: &quot;;[.D31])" office:value-type="string" office:string-value="Section: 1 Recipe: 11" calcext:value-type="string">
            <text:p>Section: 1 Recipe: 11</text:p>
          </table:table-cell>
          <table:table-cell table:formula="of:=IF([.B31]&gt;[.B30];[.D30];[.D30]+1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32];&quot; Recipe: &quot;;[.D32])" office:value-type="string" office:string-value="Section: 1 Recipe: 12" calcext:value-type="string">
            <text:p>Section: 1 Recipe: 12</text:p>
          </table:table-cell>
          <table:table-cell table:formula="of:=IF([.B32]&gt;[.B31];[.D31];[.D31]+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33];&quot; Recipe: &quot;;[.D33])" office:value-type="string" office:string-value="Section: 1 Recipe: 13" calcext:value-type="string">
            <text:p>Section: 1 Recipe: 13</text:p>
          </table:table-cell>
          <table:table-cell table:formula="of:=IF([.B33]&gt;[.B32];[.D32];[.D32]+1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34];&quot; Recipe: &quot;;[.D34])" office:value-type="string" office:string-value="Section: 2 Recipe: 13" calcext:value-type="string">
            <text:p>Section: 2 Recipe: 13</text:p>
          </table:table-cell>
          <table:table-cell table:formula="of:=IF([.B34]&gt;[.B33];[.D33];[.D33]+1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35];&quot; Recipe: &quot;;[.D35])" office:value-type="string" office:string-value="Section: 1 Recipe: 14" calcext:value-type="string">
            <text:p>Section: 1 Recipe: 14</text:p>
          </table:table-cell>
          <table:table-cell table:formula="of:=IF([.B35]&gt;[.B34];[.D34];[.D34]+1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36];&quot; Recipe: &quot;;[.D36])" office:value-type="string" office:string-value="Section: 2 Recipe: 14" calcext:value-type="string">
            <text:p>Section: 2 Recipe: 14</text:p>
          </table:table-cell>
          <table:table-cell table:formula="of:=IF([.B36]&gt;[.B35];[.D35];[.D35]+1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CONCATENATE(&quot;Section: &quot;;[.B37];&quot; Recipe: &quot;;[.D37])" office:value-type="string" office:string-value="Section: 3 Recipe: 14" calcext:value-type="string">
            <text:p>Section: 3 Recipe: 14</text:p>
          </table:table-cell>
          <table:table-cell table:formula="of:=IF([.B37]&gt;[.B36];[.D36];[.D36]+1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38];&quot; Recipe: &quot;;[.D38])" office:value-type="string" office:string-value="Section: 1 Recipe: 15" calcext:value-type="string">
            <text:p>Section: 1 Recipe: 15</text:p>
          </table:table-cell>
          <table:table-cell table:formula="of:=IF([.B38]&gt;[.B37];[.D37];[.D37]+1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39];&quot; Recipe: &quot;;[.D39])" office:value-type="string" office:string-value="Section: 2 Recipe: 15" calcext:value-type="string">
            <text:p>Section: 2 Recipe: 15</text:p>
          </table:table-cell>
          <table:table-cell table:formula="of:=IF([.B39]&gt;[.B38];[.D38];[.D38]+1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CONCATENATE(&quot;Section: &quot;;[.B40];&quot; Recipe: &quot;;[.D40])" office:value-type="string" office:string-value="Section: 3 Recipe: 15" calcext:value-type="string">
            <text:p>Section: 3 Recipe: 15</text:p>
          </table:table-cell>
          <table:table-cell table:formula="of:=IF([.B40]&gt;[.B39];[.D39];[.D39]+1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CONCATENATE(&quot;Section: &quot;;[.B41];&quot; Recipe: &quot;;[.D41])" office:value-type="string" office:string-value="Section: 4 Recipe: 15" calcext:value-type="string">
            <text:p>Section: 4 Recipe: 15</text:p>
          </table:table-cell>
          <table:table-cell table:formula="of:=IF([.B41]&gt;[.B40];[.D40];[.D40]+1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42];&quot; Recipe: &quot;;[.D42])" office:value-type="string" office:string-value="Section: 1 Recipe: 16" calcext:value-type="string">
            <text:p>Section: 1 Recipe: 16</text:p>
          </table:table-cell>
          <table:table-cell table:formula="of:=IF([.B42]&gt;[.B41];[.D41];[.D41]+1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43];&quot; Recipe: &quot;;[.D43])" office:value-type="string" office:string-value="Section: 2 Recipe: 16" calcext:value-type="string">
            <text:p>Section: 2 Recipe: 16</text:p>
          </table:table-cell>
          <table:table-cell table:formula="of:=IF([.B43]&gt;[.B42];[.D42];[.D42]+1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44];&quot; Recipe: &quot;;[.D44])" office:value-type="string" office:string-value="Section: 1 Recipe: 17" calcext:value-type="string">
            <text:p>Section: 1 Recipe: 17</text:p>
          </table:table-cell>
          <table:table-cell table:formula="of:=IF([.B44]&gt;[.B43];[.D43];[.D43]+1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45];&quot; Recipe: &quot;;[.D45])" office:value-type="string" office:string-value="Section: 2 Recipe: 17" calcext:value-type="string">
            <text:p>Section: 2 Recipe: 17</text:p>
          </table:table-cell>
          <table:table-cell table:formula="of:=IF([.B45]&gt;[.B44];[.D44];[.D44]+1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46];&quot; Recipe: &quot;;[.D46])" office:value-type="string" office:string-value="Section: 1 Recipe: 18" calcext:value-type="string">
            <text:p>Section: 1 Recipe: 18</text:p>
          </table:table-cell>
          <table:table-cell table:formula="of:=IF([.B46]&gt;[.B45];[.D45];[.D45]+1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47];&quot; Recipe: &quot;;[.D47])" office:value-type="string" office:string-value="Section: 2 Recipe: 18" calcext:value-type="string">
            <text:p>Section: 2 Recipe: 18</text:p>
          </table:table-cell>
          <table:table-cell table:formula="of:=IF([.B47]&gt;[.B46];[.D46];[.D46]+1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48];&quot; Recipe: &quot;;[.D48])" office:value-type="string" office:string-value="Section: 1 Recipe: 19" calcext:value-type="string">
            <text:p>Section: 1 Recipe: 19</text:p>
          </table:table-cell>
          <table:table-cell table:formula="of:=IF([.B48]&gt;[.B47];[.D47];[.D47]+1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49];&quot; Recipe: &quot;;[.D49])" office:value-type="string" office:string-value="Section: 2 Recipe: 19" calcext:value-type="string">
            <text:p>Section: 2 Recipe: 19</text:p>
          </table:table-cell>
          <table:table-cell table:formula="of:=IF([.B49]&gt;[.B48];[.D48];[.D48]+1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50];&quot; Recipe: &quot;;[.D50])" office:value-type="string" office:string-value="Section: 1 Recipe: 20" calcext:value-type="string">
            <text:p>Section: 1 Recipe: 20</text:p>
          </table:table-cell>
          <table:table-cell table:formula="of:=IF([.B50]&gt;[.B49];[.D49];[.D49]+1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51];&quot; Recipe: &quot;;[.D51])" office:value-type="string" office:string-value="Section: 2 Recipe: 20" calcext:value-type="string">
            <text:p>Section: 2 Recipe: 20</text:p>
          </table:table-cell>
          <table:table-cell table:formula="of:=IF([.B51]&gt;[.B50];[.D50];[.D50]+1)" office:value-type="float" office:value="20" calcext:value-type="float">
            <text:p>20</text:p>
          </table:table-cell>
        </table:table-row>
      </table:table>
      <table:table table:name="ingredient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tep_id</text:p>
          </table:table-cell>
          <table:table-cell office:value-type="string" calcext:value-type="string">
            <text:p>food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g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g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g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g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g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g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g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step_picture" table:style-name="ta1">
        <table:table-column table:style-name="co2" table:default-cell-style-name="Default"/>
        <table:table-column table:style-name="co7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roperties</text:p>
          </table:table-cell>
          <table:table-cell office:value-type="string" calcext:value-type="string">
            <text:p>step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NCATENATE(&quot;Picture of the step &quot;;[.D2])" office:value-type="string" office:string-value="Picture of the step 1" calcext:value-type="string">
            <text:p>Picture of the step 1</text:p>
          </table:table-cell>
          <table:table-cell office:value-type="string" calcext:value-type="string">
            <text:p>emp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NCATENATE(&quot;Picture of the step &quot;;[.D3])" office:value-type="string" office:string-value="Picture of the step 1" calcext:value-type="string">
            <text:p>Picture of the step 1</text:p>
          </table:table-cell>
          <table:table-cell office:value-type="string" calcext:value-type="string">
            <text:p>emp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NCATENATE(&quot;Picture of the step &quot;;[.D4])" office:value-type="string" office:string-value="Picture of the step 1" calcext:value-type="string">
            <text:p>Picture of the step 1</text:p>
          </table:table-cell>
          <table:table-cell office:value-type="string" calcext:value-type="string">
            <text:p>emp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NCATENATE(&quot;Picture of the step &quot;;[.D5])" office:value-type="string" office:string-value="Picture of the step 2" calcext:value-type="string">
            <text:p>Picture of the step 2</text:p>
          </table:table-cell>
          <table:table-cell office:value-type="string" calcext:value-type="string">
            <text:p>emp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NCATENATE(&quot;Picture of the step &quot;;[.D6])" office:value-type="string" office:string-value="Picture of the step 3" calcext:value-type="string">
            <text:p>Picture of the step 3</text:p>
          </table:table-cell>
          <table:table-cell office:value-type="string" calcext:value-type="string">
            <text:p>emp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NCATENATE(&quot;Picture of the step &quot;;[.D7])" office:value-type="string" office:string-value="Picture of the step 2" calcext:value-type="string">
            <text:p>Picture of the step 2</text:p>
          </table:table-cell>
          <table:table-cell office:value-type="string" calcext:value-type="string">
            <text:p>emp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NCATENATE(&quot;Picture of the step &quot;;[.D8])" office:value-type="string" office:string-value="Picture of the step 3" calcext:value-type="string">
            <text:p>Picture of the step 3</text:p>
          </table:table-cell>
          <table:table-cell office:value-type="string" calcext:value-type="string">
            <text:p>emp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NCATENATE(&quot;Picture of the step &quot;;[.D9])" office:value-type="string" office:string-value="Picture of the step 2" calcext:value-type="string">
            <text:p>Picture of the step 2</text:p>
          </table:table-cell>
          <table:table-cell office:value-type="string" calcext:value-type="string">
            <text:p>emp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NCATENATE(&quot;Picture of the step &quot;;[.D10])" office:value-type="string" office:string-value="Picture of the step 2" calcext:value-type="string">
            <text:p>Picture of the step 2</text:p>
          </table:table-cell>
          <table:table-cell office:value-type="string" calcext:value-type="string">
            <text:p>emp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&quot;Picture of the step &quot;;[.D11])" office:value-type="string" office:string-value="Picture of the step 4" calcext:value-type="string">
            <text:p>Picture of the step 4</text:p>
          </table:table-cell>
          <table:table-cell office:value-type="string" calcext:value-type="string">
            <text:p>empt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NCATENATE(&quot;Picture of the step &quot;;[.D12])" office:value-type="string" office:string-value="Picture of the step 5" calcext:value-type="string">
            <text:p>Picture of the step 5</text:p>
          </table:table-cell>
          <table:table-cell office:value-type="string" calcext:value-type="string">
            <text:p>empt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&quot;Picture of the step &quot;;[.D13])" office:value-type="string" office:string-value="Picture of the step 6" calcext:value-type="string">
            <text:p>Picture of the step 6</text:p>
          </table:table-cell>
          <table:table-cell office:value-type="string" calcext:value-type="string">
            <text:p>empt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NCATENATE(&quot;Picture of the step &quot;;[.D14])" office:value-type="string" office:string-value="Picture of the step 7" calcext:value-type="string">
            <text:p>Picture of the step 7</text:p>
          </table:table-cell>
          <table:table-cell office:value-type="string" calcext:value-type="string">
            <text:p>empt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&quot;Picture of the step &quot;;[.D15])" office:value-type="string" office:string-value="Picture of the step 8" calcext:value-type="string">
            <text:p>Picture of the step 8</text:p>
          </table:table-cell>
          <table:table-cell office:value-type="string" calcext:value-type="string">
            <text:p>empt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NCATENATE(&quot;Picture of the step &quot;;[.D16])" office:value-type="string" office:string-value="Picture of the step 9" calcext:value-type="string">
            <text:p>Picture of the step 9</text:p>
          </table:table-cell>
          <table:table-cell office:value-type="string" calcext:value-type="string">
            <text:p>empty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&quot;Picture of the step &quot;;[.D17])" office:value-type="string" office:string-value="Picture of the step 10" calcext:value-type="string">
            <text:p>Picture of the step 10</text:p>
          </table:table-cell>
          <table:table-cell office:value-type="string" calcext:value-type="string">
            <text:p>empt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NCATENATE(&quot;Picture of the step &quot;;[.D18])" office:value-type="string" office:string-value="Picture of the step 1" calcext:value-type="string">
            <text:p>Picture of the step 1</text:p>
          </table:table-cell>
          <table:table-cell office:value-type="string" calcext:value-type="string">
            <text:p>emp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NCATENATE(&quot;Picture of the step &quot;;[.D19])" office:value-type="string" office:string-value="Picture of the step 11" calcext:value-type="string">
            <text:p>Picture of the step 11</text:p>
          </table:table-cell>
          <table:table-cell office:value-type="string" calcext:value-type="string">
            <text:p>empty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NCATENATE(&quot;Picture of the step &quot;;[.D20])" office:value-type="string" office:string-value="Picture of the step 12" calcext:value-type="string">
            <text:p>Picture of the step 12</text:p>
          </table:table-cell>
          <table:table-cell office:value-type="string" calcext:value-type="string">
            <text:p>empty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NCATENATE(&quot;Picture of the step &quot;;[.D21])" office:value-type="string" office:string-value="Picture of the step 13" calcext:value-type="string">
            <text:p>Picture of the step 13</text:p>
          </table:table-cell>
          <table:table-cell office:value-type="string" calcext:value-type="string">
            <text:p>empty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NCATENATE(&quot;Picture of the step &quot;;[.D22])" office:value-type="string" office:string-value="Picture of the step 14" calcext:value-type="string">
            <text:p>Picture of the step 14</text:p>
          </table:table-cell>
          <table:table-cell office:value-type="string" calcext:value-type="string">
            <text:p>empty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NCATENATE(&quot;Picture of the step &quot;;[.D23])" office:value-type="string" office:string-value="Picture of the step 15" calcext:value-type="string">
            <text:p>Picture of the step 15</text:p>
          </table:table-cell>
          <table:table-cell office:value-type="string" calcext:value-type="string">
            <text:p>empty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NCATENATE(&quot;Picture of the step &quot;;[.D24])" office:value-type="string" office:string-value="Picture of the step 16" calcext:value-type="string">
            <text:p>Picture of the step 16</text:p>
          </table:table-cell>
          <table:table-cell office:value-type="string" calcext:value-type="string">
            <text:p>empty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NCATENATE(&quot;Picture of the step &quot;;[.D25])" office:value-type="string" office:string-value="Picture of the step 17" calcext:value-type="string">
            <text:p>Picture of the step 17</text:p>
          </table:table-cell>
          <table:table-cell office:value-type="string" calcext:value-type="string">
            <text:p>empty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NCATENATE(&quot;Picture of the step &quot;;[.D26])" office:value-type="string" office:string-value="Picture of the step 18" calcext:value-type="string">
            <text:p>Picture of the step 18</text:p>
          </table:table-cell>
          <table:table-cell office:value-type="string" calcext:value-type="string">
            <text:p>empty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NCATENATE(&quot;Picture of the step &quot;;[.D27])" office:value-type="string" office:string-value="Picture of the step 19" calcext:value-type="string">
            <text:p>Picture of the step 19</text:p>
          </table:table-cell>
          <table:table-cell office:value-type="string" calcext:value-type="string">
            <text:p>empty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NCATENATE(&quot;Picture of the step &quot;;[.D28])" office:value-type="string" office:string-value="Picture of the step 20" calcext:value-type="string">
            <text:p>Picture of the step 20</text:p>
          </table:table-cell>
          <table:table-cell office:value-type="string" calcext:value-type="string">
            <text:p>empty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NCATENATE(&quot;Picture of the step &quot;;[.D29])" office:value-type="string" office:string-value="Picture of the step 21" calcext:value-type="string">
            <text:p>Picture of the step 21</text:p>
          </table:table-cell>
          <table:table-cell office:value-type="string" calcext:value-type="string">
            <text:p>empty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NCATENATE(&quot;Picture of the step &quot;;[.D30])" office:value-type="string" office:string-value="Picture of the step 21" calcext:value-type="string">
            <text:p>Picture of the step 21</text:p>
          </table:table-cell>
          <table:table-cell office:value-type="string" calcext:value-type="string">
            <text:p>empty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NCATENATE(&quot;Picture of the step &quot;;[.D31])" office:value-type="string" office:string-value="Picture of the step 22" calcext:value-type="string">
            <text:p>Picture of the step 22</text:p>
          </table:table-cell>
          <table:table-cell office:value-type="string" calcext:value-type="string">
            <text:p>empty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NCATENATE(&quot;Picture of the step &quot;;[.D32])" office:value-type="string" office:string-value="Picture of the step 23" calcext:value-type="string">
            <text:p>Picture of the step 23</text:p>
          </table:table-cell>
          <table:table-cell office:value-type="string" calcext:value-type="string">
            <text:p>empty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NCATENATE(&quot;Picture of the step &quot;;[.D33])" office:value-type="string" office:string-value="Picture of the step 24" calcext:value-type="string">
            <text:p>Picture of the step 24</text:p>
          </table:table-cell>
          <table:table-cell office:value-type="string" calcext:value-type="string">
            <text:p>empty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NCATENATE(&quot;Picture of the step &quot;;[.D34])" office:value-type="string" office:string-value="Picture of the step 25" calcext:value-type="string">
            <text:p>Picture of the step 25</text:p>
          </table:table-cell>
          <table:table-cell office:value-type="string" calcext:value-type="string">
            <text:p>empt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NCATENATE(&quot;Picture of the step &quot;;[.D35])" office:value-type="string" office:string-value="Picture of the step 26" calcext:value-type="string">
            <text:p>Picture of the step 26</text:p>
          </table:table-cell>
          <table:table-cell office:value-type="string" calcext:value-type="string">
            <text:p>empty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NCATENATE(&quot;Picture of the step &quot;;[.D36])" office:value-type="string" office:string-value="Picture of the step 22" calcext:value-type="string">
            <text:p>Picture of the step 22</text:p>
          </table:table-cell>
          <table:table-cell office:value-type="string" calcext:value-type="string">
            <text:p>empty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NCATENATE(&quot;Picture of the step &quot;;[.D37])" office:value-type="string" office:string-value="Picture of the step 30" calcext:value-type="string">
            <text:p>Picture of the step 30</text:p>
          </table:table-cell>
          <table:table-cell office:value-type="string" calcext:value-type="string">
            <text:p>empty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NCATENATE(&quot;Picture of the step &quot;;[.D38])" office:value-type="string" office:string-value="Picture of the step 31" calcext:value-type="string">
            <text:p>Picture of the step 31</text:p>
          </table:table-cell>
          <table:table-cell office:value-type="string" calcext:value-type="string">
            <text:p>empty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NCATENATE(&quot;Picture of the step &quot;;[.D39])" office:value-type="string" office:string-value="Picture of the step 32" calcext:value-type="string">
            <text:p>Picture of the step 32</text:p>
          </table:table-cell>
          <table:table-cell office:value-type="string" calcext:value-type="string">
            <text:p>empty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NCATENATE(&quot;Picture of the step &quot;;[.D40])" office:value-type="string" office:string-value="Picture of the step 33" calcext:value-type="string">
            <text:p>Picture of the step 33</text:p>
          </table:table-cell>
          <table:table-cell office:value-type="string" calcext:value-type="string">
            <text:p>empty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NCATENATE(&quot;Picture of the step &quot;;[.D41])" office:value-type="string" office:string-value="Picture of the step 33" calcext:value-type="string">
            <text:p>Picture of the step 33</text:p>
          </table:table-cell>
          <table:table-cell office:value-type="string" calcext:value-type="string">
            <text:p>empty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NCATENATE(&quot;Picture of the step &quot;;[.D42])" office:value-type="string" office:string-value="Picture of the step 33" calcext:value-type="string">
            <text:p>Picture of the step 33</text:p>
          </table:table-cell>
          <table:table-cell office:value-type="string" calcext:value-type="string">
            <text:p>empty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NCATENATE(&quot;Picture of the step &quot;;[.D43])" office:value-type="string" office:string-value="Picture of the step 34" calcext:value-type="string">
            <text:p>Picture of the step 34</text:p>
          </table:table-cell>
          <table:table-cell office:value-type="string" calcext:value-type="string">
            <text:p>empty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NCATENATE(&quot;Picture of the step &quot;;[.D44])" office:value-type="string" office:string-value="Picture of the step 35" calcext:value-type="string">
            <text:p>Picture of the step 35</text:p>
          </table:table-cell>
          <table:table-cell office:value-type="string" calcext:value-type="string">
            <text:p>empty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NCATENATE(&quot;Picture of the step &quot;;[.D45])" office:value-type="string" office:string-value="Picture of the step 36" calcext:value-type="string">
            <text:p>Picture of the step 36</text:p>
          </table:table-cell>
          <table:table-cell office:value-type="string" calcext:value-type="string">
            <text:p>empty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NCATENATE(&quot;Picture of the step &quot;;[.D46])" office:value-type="string" office:string-value="Picture of the step 37" calcext:value-type="string">
            <text:p>Picture of the step 37</text:p>
          </table:table-cell>
          <table:table-cell office:value-type="string" calcext:value-type="string">
            <text:p>empty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NCATENATE(&quot;Picture of the step &quot;;[.D47])" office:value-type="string" office:string-value="Picture of the step 38" calcext:value-type="string">
            <text:p>Picture of the step 38</text:p>
          </table:table-cell>
          <table:table-cell office:value-type="string" calcext:value-type="string">
            <text:p>empty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NCATENATE(&quot;Picture of the step &quot;;[.D48])" office:value-type="string" office:string-value="Picture of the step 39" calcext:value-type="string">
            <text:p>Picture of the step 39</text:p>
          </table:table-cell>
          <table:table-cell office:value-type="string" calcext:value-type="string">
            <text:p>empty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NCATENATE(&quot;Picture of the step &quot;;[.D49])" office:value-type="string" office:string-value="Picture of the step 40" calcext:value-type="string">
            <text:p>Picture of the step 40</text:p>
          </table:table-cell>
          <table:table-cell office:value-type="string" calcext:value-type="string">
            <text:p>empty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NCATENATE(&quot;Picture of the step &quot;;[.D50])" office:value-type="string" office:string-value="Picture of the step 41" calcext:value-type="string">
            <text:p>Picture of the step 41</text:p>
          </table:table-cell>
          <table:table-cell office:value-type="string" calcext:value-type="string">
            <text:p>empty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NCATENATE(&quot;Picture of the step &quot;;[.D51])" office:value-type="string" office:string-value="Picture of the step 43" calcext:value-type="string">
            <text:p>Picture of the step 43</text:p>
          </table:table-cell>
          <table:table-cell office:value-type="string" calcext:value-type="string">
            <text:p>empty</text:p>
          </table:table-cell>
          <table:table-cell office:value-type="float" office:value="43" calcext:value-type="float">
            <text:p>43</text:p>
          </table:table-cell>
        </table:table-row>
      </table:table>
      <table:table table:name="schedule" table:style-name="ta1">
        <table:table-column table:style-name="co2" table:number-columns-repeated="3" table:default-cell-style-name="Default"/>
        <table:table-column table:style-name="co7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3" office:value-type="float" office:value="10" calcext:value-type="float">
            <text:p>10</text:p>
          </table:table-cell>
          <table:table-cell table:formula="of:=CONCATENATE(&quot;Schedule: &quot;;[.A2])" office:value-type="string" office:string-value="Schedule: 1" calcext:value-type="string">
            <text:p>Schedule: 1</text:p>
          </table:table-cell>
          <table:table-cell table:formula="of:=CONCATENATE(&quot;Description of schedule &quot;;[.A2])" office:value-type="string" office:string-value="Description of schedule 1" calcext:value-type="string">
            <text:p>Description of schedule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3" office:value-type="float" office:value="12" calcext:value-type="float">
            <text:p>12</text:p>
          </table:table-cell>
          <table:table-cell table:formula="of:=CONCATENATE(&quot;Schedule: &quot;;[.A3])" office:value-type="string" office:string-value="Schedule: 2" calcext:value-type="string">
            <text:p>Schedule: 2</text:p>
          </table:table-cell>
          <table:table-cell table:formula="of:=CONCATENATE(&quot;Description of schedule &quot;;[.A3])" office:value-type="string" office:string-value="Description of schedule 2" calcext:value-type="string">
            <text:p>Description of schedule 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3" office:value-type="float" office:value="11" calcext:value-type="float">
            <text:p>11</text:p>
          </table:table-cell>
          <table:table-cell table:formula="of:=CONCATENATE(&quot;Schedule: &quot;;[.A4])" office:value-type="string" office:string-value="Schedule: 3" calcext:value-type="string">
            <text:p>Schedule: 3</text:p>
          </table:table-cell>
          <table:table-cell table:formula="of:=CONCATENATE(&quot;Description of schedule &quot;;[.A4])" office:value-type="string" office:string-value="Description of schedule 3" calcext:value-type="string">
            <text:p>Description of schedule 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3" office:value-type="float" office:value="18" calcext:value-type="float">
            <text:p>18</text:p>
          </table:table-cell>
          <table:table-cell table:formula="of:=CONCATENATE(&quot;Schedule: &quot;;[.A5])" office:value-type="string" office:string-value="Schedule: 4" calcext:value-type="string">
            <text:p>Schedule: 4</text:p>
          </table:table-cell>
          <table:table-cell table:formula="of:=CONCATENATE(&quot;Description of schedule &quot;;[.A5])" office:value-type="string" office:string-value="Description of schedule 4" calcext:value-type="string">
            <text:p>Description of schedule 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3" office:value-type="float" office:value="12" calcext:value-type="float">
            <text:p>12</text:p>
          </table:table-cell>
          <table:table-cell table:formula="of:=CONCATENATE(&quot;Schedule: &quot;;[.A6])" office:value-type="string" office:string-value="Schedule: 5" calcext:value-type="string">
            <text:p>Schedule: 5</text:p>
          </table:table-cell>
          <table:table-cell table:formula="of:=CONCATENATE(&quot;Description of schedule &quot;;[.A6])" office:value-type="string" office:string-value="Description of schedule 5" calcext:value-type="string">
            <text:p>Description of schedule 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3" office:value-type="float" office:value="11" calcext:value-type="float">
            <text:p>11</text:p>
          </table:table-cell>
          <table:table-cell table:formula="of:=CONCATENATE(&quot;Schedule: &quot;;[.A7])" office:value-type="string" office:string-value="Schedule: 6" calcext:value-type="string">
            <text:p>Schedule: 6</text:p>
          </table:table-cell>
          <table:table-cell table:formula="of:=CONCATENATE(&quot;Description of schedule &quot;;[.A7])" office:value-type="string" office:string-value="Description of schedule 6" calcext:value-type="string">
            <text:p>Description of schedule 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content-validation-name="val3" office:value-type="float" office:value="13" calcext:value-type="float">
            <text:p>13</text:p>
          </table:table-cell>
          <table:table-cell table:formula="of:=CONCATENATE(&quot;Schedule: &quot;;[.A8])" office:value-type="string" office:string-value="Schedule: 7" calcext:value-type="string">
            <text:p>Schedule: 7</text:p>
          </table:table-cell>
          <table:table-cell table:formula="of:=CONCATENATE(&quot;Description of schedule &quot;;[.A8])" office:value-type="string" office:string-value="Description of schedule 7" calcext:value-type="string">
            <text:p>Description of schedule 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3" office:value-type="float" office:value="15" calcext:value-type="float">
            <text:p>15</text:p>
          </table:table-cell>
          <table:table-cell table:formula="of:=CONCATENATE(&quot;Schedule: &quot;;[.A9])" office:value-type="string" office:string-value="Schedule: 8" calcext:value-type="string">
            <text:p>Schedule: 8</text:p>
          </table:table-cell>
          <table:table-cell table:formula="of:=CONCATENATE(&quot;Description of schedule &quot;;[.A9])" office:value-type="string" office:string-value="Description of schedule 8" calcext:value-type="string">
            <text:p>Description of schedule 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content-validation-name="val3" office:value-type="float" office:value="12" calcext:value-type="float">
            <text:p>12</text:p>
          </table:table-cell>
          <table:table-cell table:formula="of:=CONCATENATE(&quot;Schedule: &quot;;[.A10])" office:value-type="string" office:string-value="Schedule: 9" calcext:value-type="string">
            <text:p>Schedule: 9</text:p>
          </table:table-cell>
          <table:table-cell table:formula="of:=CONCATENATE(&quot;Description of schedule &quot;;[.A10])" office:value-type="string" office:string-value="Description of schedule 9" calcext:value-type="string">
            <text:p>Description of schedule 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3" office:value-type="float" office:value="20" calcext:value-type="float">
            <text:p>20</text:p>
          </table:table-cell>
          <table:table-cell table:formula="of:=CONCATENATE(&quot;Schedule: &quot;;[.A11])" office:value-type="string" office:string-value="Schedule: 10" calcext:value-type="string">
            <text:p>Schedule: 10</text:p>
          </table:table-cell>
          <table:table-cell table:formula="of:=CONCATENATE(&quot;Description of schedule &quot;;[.A11])" office:value-type="string" office:string-value="Description of schedule 10" calcext:value-type="string">
            <text:p>Description of schedule 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content-validation-name="val3" office:value-type="float" office:value="18" calcext:value-type="float">
            <text:p>18</text:p>
          </table:table-cell>
          <table:table-cell table:formula="of:=CONCATENATE(&quot;Schedule: &quot;;[.A12])" office:value-type="string" office:string-value="Schedule: 11" calcext:value-type="string">
            <text:p>Schedule: 11</text:p>
          </table:table-cell>
          <table:table-cell table:formula="of:=CONCATENATE(&quot;Description of schedule &quot;;[.A12])" office:value-type="string" office:string-value="Description of schedule 11" calcext:value-type="string">
            <text:p>Description of schedule 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content-validation-name="val3" office:value-type="float" office:value="19" calcext:value-type="float">
            <text:p>19</text:p>
          </table:table-cell>
          <table:table-cell table:formula="of:=CONCATENATE(&quot;Schedule: &quot;;[.A13])" office:value-type="string" office:string-value="Schedule: 12" calcext:value-type="string">
            <text:p>Schedule: 12</text:p>
          </table:table-cell>
          <table:table-cell table:formula="of:=CONCATENATE(&quot;Description of schedule &quot;;[.A13])" office:value-type="string" office:string-value="Description of schedule 12" calcext:value-type="string">
            <text:p>Description of schedule 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content-validation-name="val3" office:value-type="float" office:value="17" calcext:value-type="float">
            <text:p>17</text:p>
          </table:table-cell>
          <table:table-cell table:formula="of:=CONCATENATE(&quot;Schedule: &quot;;[.A14])" office:value-type="string" office:string-value="Schedule: 13" calcext:value-type="string">
            <text:p>Schedule: 13</text:p>
          </table:table-cell>
          <table:table-cell table:formula="of:=CONCATENATE(&quot;Description of schedule &quot;;[.A14])" office:value-type="string" office:string-value="Description of schedule 13" calcext:value-type="string">
            <text:p>Description of schedule 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content-validation-name="val3" office:value-type="float" office:value="16" calcext:value-type="float">
            <text:p>16</text:p>
          </table:table-cell>
          <table:table-cell table:formula="of:=CONCATENATE(&quot;Schedule: &quot;;[.A15])" office:value-type="string" office:string-value="Schedule: 14" calcext:value-type="string">
            <text:p>Schedule: 14</text:p>
          </table:table-cell>
          <table:table-cell table:formula="of:=CONCATENATE(&quot;Description of schedule &quot;;[.A15])" office:value-type="string" office:string-value="Description of schedule 14" calcext:value-type="string">
            <text:p>Description of schedule 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content-validation-name="val3" office:value-type="float" office:value="15" calcext:value-type="float">
            <text:p>15</text:p>
          </table:table-cell>
          <table:table-cell table:formula="of:=CONCATENATE(&quot;Schedule: &quot;;[.A16])" office:value-type="string" office:string-value="Schedule: 15" calcext:value-type="string">
            <text:p>Schedule: 15</text:p>
          </table:table-cell>
          <table:table-cell table:formula="of:=CONCATENATE(&quot;Description of schedule &quot;;[.A16])" office:value-type="string" office:string-value="Description of schedule 15" calcext:value-type="string">
            <text:p>Description of schedule 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content-validation-name="val3" office:value-type="float" office:value="14" calcext:value-type="float">
            <text:p>14</text:p>
          </table:table-cell>
          <table:table-cell table:formula="of:=CONCATENATE(&quot;Schedule: &quot;;[.A17])" office:value-type="string" office:string-value="Schedule: 16" calcext:value-type="string">
            <text:p>Schedule: 16</text:p>
          </table:table-cell>
          <table:table-cell table:formula="of:=CONCATENATE(&quot;Description of schedule &quot;;[.A17])" office:value-type="string" office:string-value="Description of schedule 16" calcext:value-type="string">
            <text:p>Description of schedule 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content-validation-name="val3" office:value-type="float" office:value="13" calcext:value-type="float">
            <text:p>13</text:p>
          </table:table-cell>
          <table:table-cell table:formula="of:=CONCATENATE(&quot;Schedule: &quot;;[.A18])" office:value-type="string" office:string-value="Schedule: 17" calcext:value-type="string">
            <text:p>Schedule: 17</text:p>
          </table:table-cell>
          <table:table-cell table:formula="of:=CONCATENATE(&quot;Description of schedule &quot;;[.A18])" office:value-type="string" office:string-value="Description of schedule 17" calcext:value-type="string">
            <text:p>Description of schedule 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content-validation-name="val3" office:value-type="float" office:value="12" calcext:value-type="float">
            <text:p>12</text:p>
          </table:table-cell>
          <table:table-cell table:formula="of:=CONCATENATE(&quot;Schedule: &quot;;[.A19])" office:value-type="string" office:string-value="Schedule: 18" calcext:value-type="string">
            <text:p>Schedule: 18</text:p>
          </table:table-cell>
          <table:table-cell table:formula="of:=CONCATENATE(&quot;Description of schedule &quot;;[.A19])" office:value-type="string" office:string-value="Description of schedule 18" calcext:value-type="string">
            <text:p>Description of schedule 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content-validation-name="val3" office:value-type="float" office:value="7" calcext:value-type="float">
            <text:p>7</text:p>
          </table:table-cell>
          <table:table-cell table:formula="of:=CONCATENATE(&quot;Schedule: &quot;;[.A20])" office:value-type="string" office:string-value="Schedule: 19" calcext:value-type="string">
            <text:p>Schedule: 19</text:p>
          </table:table-cell>
          <table:table-cell table:formula="of:=CONCATENATE(&quot;Description of schedule &quot;;[.A20])" office:value-type="string" office:string-value="Description of schedule 19" calcext:value-type="string">
            <text:p>Description of schedule 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content-validation-name="val3" office:value-type="float" office:value="6" calcext:value-type="float">
            <text:p>6</text:p>
          </table:table-cell>
          <table:table-cell table:formula="of:=CONCATENATE(&quot;Schedule: &quot;;[.A21])" office:value-type="string" office:string-value="Schedule: 20" calcext:value-type="string">
            <text:p>Schedule: 20</text:p>
          </table:table-cell>
          <table:table-cell table:formula="of:=CONCATENATE(&quot;Description of schedule &quot;;[.A21])" office:value-type="string" office:string-value="Description of schedule 20" calcext:value-type="string">
            <text:p>Description of schedule 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content-validation-name="val3" office:value-type="float" office:value="5" calcext:value-type="float">
            <text:p>5</text:p>
          </table:table-cell>
          <table:table-cell table:formula="of:=CONCATENATE(&quot;Schedule: &quot;;[.A22])" office:value-type="string" office:string-value="Schedule: 21" calcext:value-type="string">
            <text:p>Schedule: 21</text:p>
          </table:table-cell>
          <table:table-cell table:formula="of:=CONCATENATE(&quot;Description of schedule &quot;;[.A22])" office:value-type="string" office:string-value="Description of schedule 21" calcext:value-type="string">
            <text:p>Description of schedule 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content-validation-name="val3" office:value-type="float" office:value="4" calcext:value-type="float">
            <text:p>4</text:p>
          </table:table-cell>
          <table:table-cell table:formula="of:=CONCATENATE(&quot;Schedule: &quot;;[.A23])" office:value-type="string" office:string-value="Schedule: 22" calcext:value-type="string">
            <text:p>Schedule: 22</text:p>
          </table:table-cell>
          <table:table-cell table:formula="of:=CONCATENATE(&quot;Description of schedule &quot;;[.A23])" office:value-type="string" office:string-value="Description of schedule 22" calcext:value-type="string">
            <text:p>Description of schedule 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content-validation-name="val3" office:value-type="float" office:value="5" calcext:value-type="float">
            <text:p>5</text:p>
          </table:table-cell>
          <table:table-cell table:formula="of:=CONCATENATE(&quot;Schedule: &quot;;[.A24])" office:value-type="string" office:string-value="Schedule: 23" calcext:value-type="string">
            <text:p>Schedule: 23</text:p>
          </table:table-cell>
          <table:table-cell table:formula="of:=CONCATENATE(&quot;Description of schedule &quot;;[.A24])" office:value-type="string" office:string-value="Description of schedule 23" calcext:value-type="string">
            <text:p>Description of schedule 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content-validation-name="val3" office:value-type="float" office:value="6" calcext:value-type="float">
            <text:p>6</text:p>
          </table:table-cell>
          <table:table-cell table:formula="of:=CONCATENATE(&quot;Schedule: &quot;;[.A25])" office:value-type="string" office:string-value="Schedule: 24" calcext:value-type="string">
            <text:p>Schedule: 24</text:p>
          </table:table-cell>
          <table:table-cell table:formula="of:=CONCATENATE(&quot;Description of schedule &quot;;[.A25])" office:value-type="string" office:string-value="Description of schedule 24" calcext:value-type="string">
            <text:p>Description of schedule 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content-validation-name="val3" office:value-type="float" office:value="7" calcext:value-type="float">
            <text:p>7</text:p>
          </table:table-cell>
          <table:table-cell table:formula="of:=CONCATENATE(&quot;Schedule: &quot;;[.A26])" office:value-type="string" office:string-value="Schedule: 25" calcext:value-type="string">
            <text:p>Schedule: 25</text:p>
          </table:table-cell>
          <table:table-cell table:formula="of:=CONCATENATE(&quot;Description of schedule &quot;;[.A26])" office:value-type="string" office:string-value="Description of schedule 25" calcext:value-type="string">
            <text:p>Description of schedule 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content-validation-name="val3" office:value-type="float" office:value="8" calcext:value-type="float">
            <text:p>8</text:p>
          </table:table-cell>
          <table:table-cell table:formula="of:=CONCATENATE(&quot;Schedule: &quot;;[.A27])" office:value-type="string" office:string-value="Schedule: 26" calcext:value-type="string">
            <text:p>Schedule: 26</text:p>
          </table:table-cell>
          <table:table-cell table:formula="of:=CONCATENATE(&quot;Description of schedule &quot;;[.A27])" office:value-type="string" office:string-value="Description of schedule 26" calcext:value-type="string">
            <text:p>Description of schedule 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content-validation-name="val3" office:value-type="float" office:value="6" calcext:value-type="float">
            <text:p>6</text:p>
          </table:table-cell>
          <table:table-cell table:formula="of:=CONCATENATE(&quot;Schedule: &quot;;[.A28])" office:value-type="string" office:string-value="Schedule: 27" calcext:value-type="string">
            <text:p>Schedule: 27</text:p>
          </table:table-cell>
          <table:table-cell table:formula="of:=CONCATENATE(&quot;Description of schedule &quot;;[.A28])" office:value-type="string" office:string-value="Description of schedule 27" calcext:value-type="string">
            <text:p>Description of schedule 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content-validation-name="val3" office:value-type="float" office:value="9" calcext:value-type="float">
            <text:p>9</text:p>
          </table:table-cell>
          <table:table-cell table:formula="of:=CONCATENATE(&quot;Schedule: &quot;;[.A29])" office:value-type="string" office:string-value="Schedule: 28" calcext:value-type="string">
            <text:p>Schedule: 28</text:p>
          </table:table-cell>
          <table:table-cell table:formula="of:=CONCATENATE(&quot;Description of schedule &quot;;[.A29])" office:value-type="string" office:string-value="Description of schedule 28" calcext:value-type="string">
            <text:p>Description of schedule 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content-validation-name="val3" office:value-type="float" office:value="7" calcext:value-type="float">
            <text:p>7</text:p>
          </table:table-cell>
          <table:table-cell table:formula="of:=CONCATENATE(&quot;Schedule: &quot;;[.A30])" office:value-type="string" office:string-value="Schedule: 29" calcext:value-type="string">
            <text:p>Schedule: 29</text:p>
          </table:table-cell>
          <table:table-cell table:formula="of:=CONCATENATE(&quot;Description of schedule &quot;;[.A30])" office:value-type="string" office:string-value="Description of schedule 29" calcext:value-type="string">
            <text:p>Description of schedule 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content-validation-name="val3" office:value-type="float" office:value="3" calcext:value-type="float">
            <text:p>3</text:p>
          </table:table-cell>
          <table:table-cell table:formula="of:=CONCATENATE(&quot;Schedule: &quot;;[.A31])" office:value-type="string" office:string-value="Schedule: 30" calcext:value-type="string">
            <text:p>Schedule: 30</text:p>
          </table:table-cell>
          <table:table-cell table:formula="of:=CONCATENATE(&quot;Description of schedule &quot;;[.A31])" office:value-type="string" office:string-value="Description of schedule 30" calcext:value-type="string">
            <text:p>Description of schedule 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content-validation-name="val3" office:value-type="float" office:value="2" calcext:value-type="float">
            <text:p>2</text:p>
          </table:table-cell>
          <table:table-cell table:formula="of:=CONCATENATE(&quot;Schedule: &quot;;[.A32])" office:value-type="string" office:string-value="Schedule: 31" calcext:value-type="string">
            <text:p>Schedule: 31</text:p>
          </table:table-cell>
          <table:table-cell table:formula="of:=CONCATENATE(&quot;Description of schedule &quot;;[.A32])" office:value-type="string" office:string-value="Description of schedule 31" calcext:value-type="string">
            <text:p>Description of schedule 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content-validation-name="val3" office:value-type="float" office:value="9" calcext:value-type="float">
            <text:p>9</text:p>
          </table:table-cell>
          <table:table-cell table:formula="of:=CONCATENATE(&quot;Schedule: &quot;;[.A33])" office:value-type="string" office:string-value="Schedule: 32" calcext:value-type="string">
            <text:p>Schedule: 32</text:p>
          </table:table-cell>
          <table:table-cell table:formula="of:=CONCATENATE(&quot;Description of schedule &quot;;[.A33])" office:value-type="string" office:string-value="Description of schedule 32" calcext:value-type="string">
            <text:p>Description of schedule 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content-validation-name="val3" office:value-type="float" office:value="5" calcext:value-type="float">
            <text:p>5</text:p>
          </table:table-cell>
          <table:table-cell table:formula="of:=CONCATENATE(&quot;Schedule: &quot;;[.A34])" office:value-type="string" office:string-value="Schedule: 33" calcext:value-type="string">
            <text:p>Schedule: 33</text:p>
          </table:table-cell>
          <table:table-cell table:formula="of:=CONCATENATE(&quot;Description of schedule &quot;;[.A34])" office:value-type="string" office:string-value="Description of schedule 33" calcext:value-type="string">
            <text:p>Description of schedule 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content-validation-name="val3" office:value-type="float" office:value="9" calcext:value-type="float">
            <text:p>9</text:p>
          </table:table-cell>
          <table:table-cell table:formula="of:=CONCATENATE(&quot;Schedule: &quot;;[.A35])" office:value-type="string" office:string-value="Schedule: 34" calcext:value-type="string">
            <text:p>Schedule: 34</text:p>
          </table:table-cell>
          <table:table-cell table:formula="of:=CONCATENATE(&quot;Description of schedule &quot;;[.A35])" office:value-type="string" office:string-value="Description of schedule 34" calcext:value-type="string">
            <text:p>Description of schedule 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content-validation-name="val3" office:value-type="float" office:value="3" calcext:value-type="float">
            <text:p>3</text:p>
          </table:table-cell>
          <table:table-cell table:formula="of:=CONCATENATE(&quot;Schedule: &quot;;[.A36])" office:value-type="string" office:string-value="Schedule: 35" calcext:value-type="string">
            <text:p>Schedule: 35</text:p>
          </table:table-cell>
          <table:table-cell table:formula="of:=CONCATENATE(&quot;Description of schedule &quot;;[.A36])" office:value-type="string" office:string-value="Description of schedule 35" calcext:value-type="string">
            <text:p>Description of schedule 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content-validation-name="val3" office:value-type="float" office:value="5" calcext:value-type="float">
            <text:p>5</text:p>
          </table:table-cell>
          <table:table-cell table:formula="of:=CONCATENATE(&quot;Schedule: &quot;;[.A37])" office:value-type="string" office:string-value="Schedule: 36" calcext:value-type="string">
            <text:p>Schedule: 36</text:p>
          </table:table-cell>
          <table:table-cell table:formula="of:=CONCATENATE(&quot;Description of schedule &quot;;[.A37])" office:value-type="string" office:string-value="Description of schedule 36" calcext:value-type="string">
            <text:p>Description of schedule 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content-validation-name="val3" office:value-type="float" office:value="6" calcext:value-type="float">
            <text:p>6</text:p>
          </table:table-cell>
          <table:table-cell table:formula="of:=CONCATENATE(&quot;Schedule: &quot;;[.A38])" office:value-type="string" office:string-value="Schedule: 37" calcext:value-type="string">
            <text:p>Schedule: 37</text:p>
          </table:table-cell>
          <table:table-cell table:formula="of:=CONCATENATE(&quot;Description of schedule &quot;;[.A38])" office:value-type="string" office:string-value="Description of schedule 37" calcext:value-type="string">
            <text:p>Description of schedule 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content-validation-name="val3" office:value-type="float" office:value="10" calcext:value-type="float">
            <text:p>10</text:p>
          </table:table-cell>
          <table:table-cell table:formula="of:=CONCATENATE(&quot;Schedule: &quot;;[.A39])" office:value-type="string" office:string-value="Schedule: 38" calcext:value-type="string">
            <text:p>Schedule: 38</text:p>
          </table:table-cell>
          <table:table-cell table:formula="of:=CONCATENATE(&quot;Description of schedule &quot;;[.A39])" office:value-type="string" office:string-value="Description of schedule 38" calcext:value-type="string">
            <text:p>Description of schedule 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content-validation-name="val3" office:value-type="float" office:value="11" calcext:value-type="float">
            <text:p>11</text:p>
          </table:table-cell>
          <table:table-cell table:formula="of:=CONCATENATE(&quot;Schedule: &quot;;[.A40])" office:value-type="string" office:string-value="Schedule: 39" calcext:value-type="string">
            <text:p>Schedule: 39</text:p>
          </table:table-cell>
          <table:table-cell table:formula="of:=CONCATENATE(&quot;Description of schedule &quot;;[.A40])" office:value-type="string" office:string-value="Description of schedule 39" calcext:value-type="string">
            <text:p>Description of schedule 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content-validation-name="val3" office:value-type="float" office:value="13" calcext:value-type="float">
            <text:p>13</text:p>
          </table:table-cell>
          <table:table-cell table:formula="of:=CONCATENATE(&quot;Schedule: &quot;;[.A41])" office:value-type="string" office:string-value="Schedule: 40" calcext:value-type="string">
            <text:p>Schedule: 40</text:p>
          </table:table-cell>
          <table:table-cell table:formula="of:=CONCATENATE(&quot;Description of schedule &quot;;[.A41])" office:value-type="string" office:string-value="Description of schedule 40" calcext:value-type="string">
            <text:p>Description of schedule 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content-validation-name="val3" office:value-type="float" office:value="15" calcext:value-type="float">
            <text:p>15</text:p>
          </table:table-cell>
          <table:table-cell table:formula="of:=CONCATENATE(&quot;Schedule: &quot;;[.A42])" office:value-type="string" office:string-value="Schedule: 41" calcext:value-type="string">
            <text:p>Schedule: 41</text:p>
          </table:table-cell>
          <table:table-cell table:formula="of:=CONCATENATE(&quot;Description of schedule &quot;;[.A42])" office:value-type="string" office:string-value="Description of schedule 41" calcext:value-type="string">
            <text:p>Description of schedule 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content-validation-name="val3" office:value-type="float" office:value="16" calcext:value-type="float">
            <text:p>16</text:p>
          </table:table-cell>
          <table:table-cell table:formula="of:=CONCATENATE(&quot;Schedule: &quot;;[.A43])" office:value-type="string" office:string-value="Schedule: 42" calcext:value-type="string">
            <text:p>Schedule: 42</text:p>
          </table:table-cell>
          <table:table-cell table:formula="of:=CONCATENATE(&quot;Description of schedule &quot;;[.A43])" office:value-type="string" office:string-value="Description of schedule 42" calcext:value-type="string">
            <text:p>Description of schedule 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content-validation-name="val3" office:value-type="float" office:value="12" calcext:value-type="float">
            <text:p>12</text:p>
          </table:table-cell>
          <table:table-cell table:formula="of:=CONCATENATE(&quot;Schedule: &quot;;[.A44])" office:value-type="string" office:string-value="Schedule: 43" calcext:value-type="string">
            <text:p>Schedule: 43</text:p>
          </table:table-cell>
          <table:table-cell table:formula="of:=CONCATENATE(&quot;Description of schedule &quot;;[.A44])" office:value-type="string" office:string-value="Description of schedule 43" calcext:value-type="string">
            <text:p>Description of schedule 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content-validation-name="val3" office:value-type="float" office:value="14" calcext:value-type="float">
            <text:p>14</text:p>
          </table:table-cell>
          <table:table-cell table:formula="of:=CONCATENATE(&quot;Schedule: &quot;;[.A45])" office:value-type="string" office:string-value="Schedule: 44" calcext:value-type="string">
            <text:p>Schedule: 44</text:p>
          </table:table-cell>
          <table:table-cell table:formula="of:=CONCATENATE(&quot;Description of schedule &quot;;[.A45])" office:value-type="string" office:string-value="Description of schedule 44" calcext:value-type="string">
            <text:p>Description of schedule 44</text:p>
          </table:table-cell>
        </table:table-row>
      </table:table>
      <table:table table:name="menu" table:style-name="ta1">
        <table:table-column table:style-name="co2" table:default-cell-style-name="Default"/>
        <table:table-column table:style-name="co38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chedule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01-01-01T10:20:13" calcext:value-type="date">
            <text:p>2001-01-01 10:20: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3]&gt;[.B2];[.C2];[.C2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4]&gt;[.B3];[.C3];[.C3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5]&gt;[.B4];[.C4];[.C4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6]&gt;[.B5];[.C5];[.C5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01-01-02T14:20:13.000003" calcext:value-type="date">
            <text:p>2001-01-02 14:20:13</text:p>
          </table:table-cell>
          <table:table-cell table:formula="of:=IF([.B7]&gt;[.B6];[.C6];[.C6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01-01-02T18:20:13.000003" calcext:value-type="date">
            <text:p>2001-01-02 18:20:13</text:p>
          </table:table-cell>
          <table:table-cell table:formula="of:=IF([.B8]&gt;[.B7];[.C7];[.C7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9]&gt;[.B8];[.C8];[.C8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10]&gt;[.B9];[.C9];[.C9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11]&gt;[.B10];[.C10];[.C10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12]&gt;[.B11];[.C11];[.C11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13]&gt;[.B12];[.C12];[.C12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14]&gt;[.B13];[.C13];[.C13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15]&gt;[.B14];[.C14];[.C14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16]&gt;[.B15];[.C15];[.C15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17]&gt;[.B16];[.C16];[.C16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18]&gt;[.B17];[.C17];[.C17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01-01-02T14:20:13.000003" calcext:value-type="date">
            <text:p>2001-01-02 14:20:13</text:p>
          </table:table-cell>
          <table:table-cell table:formula="of:=IF([.B19]&gt;[.B18];[.C18];[.C18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20]&gt;[.B19];[.C19];[.C19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21]&gt;[.B20];[.C20];[.C20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22]&gt;[.B21];[.C21];[.C21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23]&gt;[.B22];[.C22];[.C22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24]&gt;[.B23];[.C23];[.C23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01-01-02T14:20:13.000003" calcext:value-type="date">
            <text:p>2001-01-02 14:20:13</text:p>
          </table:table-cell>
          <table:table-cell table:formula="of:=IF([.B25]&gt;[.B24];[.C24];[.C24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01-01-02T18:20:13.000003" calcext:value-type="date">
            <text:p>2001-01-02 18:20:13</text:p>
          </table:table-cell>
          <table:table-cell table:formula="of:=IF([.B26]&gt;[.B25];[.C25];[.C25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27]&gt;[.B26];[.C26];[.C26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28]&gt;[.B27];[.C27];[.C27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29]&gt;[.B28];[.C28];[.C28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30]&gt;[.B29];[.C29];[.C29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31]&gt;[.B30];[.C30];[.C30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01-01-02T14:20:13.000003" calcext:value-type="date">
            <text:p>2001-01-02 14:20:13</text:p>
          </table:table-cell>
          <table:table-cell table:formula="of:=IF([.B32]&gt;[.B31];[.C31];[.C31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01-01-02T18:20:13.000003" calcext:value-type="date">
            <text:p>2001-01-02 18:20:13</text:p>
          </table:table-cell>
          <table:table-cell table:formula="of:=IF([.B33]&gt;[.B32];[.C32];[.C32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01-01-02T21:20:13" calcext:value-type="date">
            <text:p>2001-01-02 21:20:13</text:p>
          </table:table-cell>
          <table:table-cell table:formula="of:=IF([.B34]&gt;[.B33];[.C33];[.C33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01-01-03T14:20:13" calcext:value-type="date">
            <text:p>2001-01-03 14:20:13</text:p>
          </table:table-cell>
          <table:table-cell table:formula="of:=IF([.B35]&gt;[.B34];[.C34];[.C34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36]&gt;[.B35];[.C35];[.C35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37]&gt;[.B36];[.C36];[.C36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38]&gt;[.B37];[.C37];[.C37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39]&gt;[.B38];[.C38];[.C38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40]&gt;[.B39];[.C39];[.C39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41]&gt;[.B40];[.C40];[.C40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42]&gt;[.B41];[.C41];[.C41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43]&gt;[.B42];[.C42];[.C42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44]&gt;[.B43];[.C43];[.C43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45]&gt;[.B44];[.C44];[.C44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01-01-02T14:20:13.000003" calcext:value-type="date">
            <text:p>2001-01-02 14:20:13</text:p>
          </table:table-cell>
          <table:table-cell table:formula="of:=IF([.B46]&gt;[.B45];[.C45];[.C45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01-01-02T18:20:13.000003" calcext:value-type="date">
            <text:p>2001-01-02 18:20:13</text:p>
          </table:table-cell>
          <table:table-cell table:formula="of:=IF([.B47]&gt;[.B46];[.C46];[.C46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48]&gt;[.B47];[.C47];[.C47]+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49]&gt;[.B48];[.C48];[.C48]+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50]&gt;[.B49];[.C49];[.C49]+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51]&gt;[.B50];[.C50];[.C50]+1)" office:value-type="float" office:value="8" calcext:value-type="float">
            <text:p>8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vent" table:style-name="ta1">
        <table:table-column table:style-name="co2" table:number-columns-repeated="2" table:default-cell-style-name="Default"/>
        <table:table-column table:style-name="co49" table:default-cell-style-name="Default"/>
        <table:table-column table:style-name="co38" table:default-cell-style-name="ce2"/>
        <table:table-column table:style-name="co2" table:default-cell-style-name="Default"/>
        <table:table-column table:style-name="co4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owner_id</text:p>
          </table:table-cell>
          <table:table-cell office:value-type="string" calcext:value-type="string">
            <text:p>social_entity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vent 01</text:p>
          </table:table-cell>
          <table:table-cell office:value-type="string" calcext:value-type="string">
            <text:p>Description of event 01</text:p>
          </table:table-cell>
          <table:table-cell office:value-type="date" office:date-value="2014-11-15T10:20:13" calcext:value-type="date">
            <text:p>2014-11-15 10:20:1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vent 02</text:p>
          </table:table-cell>
          <table:table-cell office:value-type="string" calcext:value-type="string">
            <text:p>Description of event 02</text:p>
          </table:table-cell>
          <table:table-cell office:value-type="date" office:date-value="2014-11-16T10:20:13" calcext:value-type="date">
            <text:p>2014-11-16 10:20:1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vent 03</text:p>
          </table:table-cell>
          <table:table-cell office:value-type="string" calcext:value-type="string">
            <text:p>Description of event 03</text:p>
          </table:table-cell>
          <table:table-cell office:value-type="date" office:date-value="2014-11-17T10:20:13" calcext:value-type="date">
            <text:p>2014-11-17 10:20:1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ent 04</text:p>
          </table:table-cell>
          <table:table-cell office:value-type="string" calcext:value-type="string">
            <text:p>Description of event 04</text:p>
          </table:table-cell>
          <table:table-cell office:value-type="date" office:date-value="2014-11-18T10:20:13" calcext:value-type="date">
            <text:p>2014-11-18 10:20:1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vent 05</text:p>
          </table:table-cell>
          <table:table-cell office:value-type="string" calcext:value-type="string">
            <text:p>Description of event 05</text:p>
          </table:table-cell>
          <table:table-cell office:value-type="date" office:date-value="2014-11-19T10:20:13" calcext:value-type="date">
            <text:p>2014-11-19 10:20:1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vent 06</text:p>
          </table:table-cell>
          <table:table-cell office:value-type="string" calcext:value-type="string">
            <text:p>Description of event 06</text:p>
          </table:table-cell>
          <table:table-cell office:value-type="date" office:date-value="2014-11-20T10:20:13" calcext:value-type="date">
            <text:p>2014-11-20 10:20:13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ent 07</text:p>
          </table:table-cell>
          <table:table-cell office:value-type="string" calcext:value-type="string">
            <text:p>Description of event 07</text:p>
          </table:table-cell>
          <table:table-cell office:value-type="date" office:date-value="2014-11-21T10:20:13" calcext:value-type="date">
            <text:p>2014-11-21 10:20:1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vent 08</text:p>
          </table:table-cell>
          <table:table-cell office:value-type="string" calcext:value-type="string">
            <text:p>Description of event 08</text:p>
          </table:table-cell>
          <table:table-cell office:value-type="date" office:date-value="2014-11-22T10:20:13" calcext:value-type="date">
            <text:p>2014-11-22 10:20:1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vent 09</text:p>
          </table:table-cell>
          <table:table-cell office:value-type="string" calcext:value-type="string">
            <text:p>Description of event 09</text:p>
          </table:table-cell>
          <table:table-cell office:value-type="date" office:date-value="2014-11-23T10:20:13" calcext:value-type="date">
            <text:p>2014-11-23 10:20:13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vent 10</text:p>
          </table:table-cell>
          <table:table-cell office:value-type="string" calcext:value-type="string">
            <text:p>Description of event 10</text:p>
          </table:table-cell>
          <table:table-cell office:value-type="date" office:date-value="2014-11-24T10:20:13" calcext:value-type="date">
            <text:p>2014-11-24 10:20:1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vent 11</text:p>
          </table:table-cell>
          <table:table-cell office:value-type="string" calcext:value-type="string">
            <text:p>Description of event 11</text:p>
          </table:table-cell>
          <table:table-cell office:value-type="date" office:date-value="2014-11-25T10:20:13" calcext:value-type="date">
            <text:p>2014-11-25 10:20:1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vent 12</text:p>
          </table:table-cell>
          <table:table-cell office:value-type="string" calcext:value-type="string">
            <text:p>Description of event 12</text:p>
          </table:table-cell>
          <table:table-cell office:value-type="date" office:date-value="2014-11-26T10:20:13" calcext:value-type="date">
            <text:p>2014-11-26 10:20:1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vent 13</text:p>
          </table:table-cell>
          <table:table-cell office:value-type="string" calcext:value-type="string">
            <text:p>Description of event 13</text:p>
          </table:table-cell>
          <table:table-cell office:value-type="date" office:date-value="2014-11-27T10:20:13" calcext:value-type="date">
            <text:p>2014-11-27 10:20:1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vent 14</text:p>
          </table:table-cell>
          <table:table-cell office:value-type="string" calcext:value-type="string">
            <text:p>Description of event 14</text:p>
          </table:table-cell>
          <table:table-cell office:value-type="date" office:date-value="2014-11-28T10:20:13" calcext:value-type="date">
            <text:p>2014-11-28 10:20:1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vent 15</text:p>
          </table:table-cell>
          <table:table-cell office:value-type="string" calcext:value-type="string">
            <text:p>Description of event 15</text:p>
          </table:table-cell>
          <table:table-cell office:value-type="date" office:date-value="2014-11-29T10:20:13" calcext:value-type="date">
            <text:p>2014-11-29 10:20: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vent 16</text:p>
          </table:table-cell>
          <table:table-cell office:value-type="string" calcext:value-type="string">
            <text:p>Description of event 16</text:p>
          </table:table-cell>
          <table:table-cell office:value-type="date" office:date-value="2014-11-30T10:20:13" calcext:value-type="date">
            <text:p>2014-11-30 10:20:13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vent 17</text:p>
          </table:table-cell>
          <table:table-cell office:value-type="string" calcext:value-type="string">
            <text:p>Description of event 17</text:p>
          </table:table-cell>
          <table:table-cell office:value-type="date" office:date-value="2014-12-01T10:20:13" calcext:value-type="date">
            <text:p>2014-12-01 10:20:13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vent 18</text:p>
          </table:table-cell>
          <table:table-cell office:value-type="string" calcext:value-type="string">
            <text:p>Description of event 18</text:p>
          </table:table-cell>
          <table:table-cell office:value-type="date" office:date-value="2014-12-02T10:20:13" calcext:value-type="date">
            <text:p>2014-12-02 10:20:1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vent 19</text:p>
          </table:table-cell>
          <table:table-cell office:value-type="string" calcext:value-type="string">
            <text:p>Description of event 19</text:p>
          </table:table-cell>
          <table:table-cell office:value-type="date" office:date-value="2014-12-03T10:20:13" calcext:value-type="date">
            <text:p>2014-12-03 10:20:1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vent 20</text:p>
          </table:table-cell>
          <table:table-cell office:value-type="string" calcext:value-type="string">
            <text:p>Description of event 20</text:p>
          </table:table-cell>
          <table:table-cell office:value-type="date" office:date-value="2014-12-04T10:20:13" calcext:value-type="date">
            <text:p>2014-12-04 10:20:13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vote" table:style-name="ta1">
        <table:table-column table:style-name="co2" table:number-columns-repeated="3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s_final</text:p>
          </table:table-cell>
          <table:table-cell office:value-type="string" calcext:value-type="string">
            <text:p>abstain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ompleted_score</text:p>
          </table:table-cell>
          <table:table-cell office:value-type="string" calcext:value-type="string">
            <text:p>recipe_id</text:p>
          </table:table-cell>
          <table:table-cell office:value-type="string" calcext:value-type="string">
            <text:p>user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1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2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3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4</text:p>
          </table:table-cell>
          <table:table-cell office:value-type="string" calcext:value-type="string">
            <text:p>true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5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6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7</text:p>
          </table:table-cell>
          <table:table-cell office:value-type="string" calcext:value-type="string">
            <text:p>false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9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10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11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Comment of vote 12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13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14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Comment of vote 15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Comment of vote 16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ent of vote 17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Comment of vote 1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19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Comment of vote 20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comment" table:style-name="ta1">
        <table:table-column table:style-name="co2" table:default-cell-style-name="Default"/>
        <table:table-column table:style-name="co38" table:default-cell-style-name="ce2"/>
        <table:table-column table:style-name="co52" table:default-cell-style-name="Default"/>
        <table:table-column table:style-name="co2" table:default-cell-style-name="Default"/>
        <table:table-column table:style-name="co44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creation_momen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social_entity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5-02-04T10:20:13" calcext:value-type="date">
            <text:p>2015-02-04 10:20:13</text:p>
          </table:table-cell>
          <table:table-cell office:value-type="string" calcext:value-type="string">
            <text:p>Comment number 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5-02-05T10:20:13" calcext:value-type="date">
            <text:p>2015-02-05 10:20:13</text:p>
          </table:table-cell>
          <table:table-cell office:value-type="string" calcext:value-type="string">
            <text:p>Comment number 0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5-02-06T10:20:13" calcext:value-type="date">
            <text:p>2015-02-06 10:20:13</text:p>
          </table:table-cell>
          <table:table-cell office:value-type="string" calcext:value-type="string">
            <text:p>Comment number 0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5-02-07T10:20:13" calcext:value-type="date">
            <text:p>2015-02-07 10:20:13</text:p>
          </table:table-cell>
          <table:table-cell office:value-type="string" calcext:value-type="string">
            <text:p>Comment number 0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5-02-08T10:20:13" calcext:value-type="date">
            <text:p>2015-02-08 10:20:13</text:p>
          </table:table-cell>
          <table:table-cell office:value-type="string" calcext:value-type="string">
            <text:p>Comment number 0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5-02-09T10:20:13" calcext:value-type="date">
            <text:p>2015-02-09 10:20:13</text:p>
          </table:table-cell>
          <table:table-cell office:value-type="string" calcext:value-type="string">
            <text:p>Comment number 0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5-02-10T10:20:13" calcext:value-type="date">
            <text:p>2015-02-10 10:20:13</text:p>
          </table:table-cell>
          <table:table-cell office:value-type="string" calcext:value-type="string">
            <text:p>Comment number 0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5-02-11T10:20:13" calcext:value-type="date">
            <text:p>2015-02-11 10:20:13</text:p>
          </table:table-cell>
          <table:table-cell office:value-type="string" calcext:value-type="string">
            <text:p>Comment number 0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5-02-12T10:20:13" calcext:value-type="date">
            <text:p>2015-02-12 10:20:13</text:p>
          </table:table-cell>
          <table:table-cell office:value-type="string" calcext:value-type="string">
            <text:p>Comment number 0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5-02-13T10:20:13" calcext:value-type="date">
            <text:p>2015-02-13 10:20:13</text:p>
          </table:table-cell>
          <table:table-cell office:value-type="string" calcext:value-type="string">
            <text:p>Comment number 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5-02-14T10:20:13" calcext:value-type="date">
            <text:p>2015-02-14 10:20:13</text:p>
          </table:table-cell>
          <table:table-cell office:value-type="string" calcext:value-type="string">
            <text:p>Comment number 1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5-02-15T10:20:13" calcext:value-type="date">
            <text:p>2015-02-15 10:20:13</text:p>
          </table:table-cell>
          <table:table-cell office:value-type="string" calcext:value-type="string">
            <text:p>Comment number 1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5-02-16T10:20:13" calcext:value-type="date">
            <text:p>2015-02-16 10:20:13</text:p>
          </table:table-cell>
          <table:table-cell office:value-type="string" calcext:value-type="string">
            <text:p>Comment number 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15-02-17T10:20:13" calcext:value-type="date">
            <text:p>2015-02-17 10:20:13</text:p>
          </table:table-cell>
          <table:table-cell office:value-type="string" calcext:value-type="string">
            <text:p>Comment number 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15-02-18T10:20:13" calcext:value-type="date">
            <text:p>2015-02-18 10:20:13</text:p>
          </table:table-cell>
          <table:table-cell office:value-type="string" calcext:value-type="string">
            <text:p>Comment number 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15-02-19T10:20:13" calcext:value-type="date">
            <text:p>2015-02-19 10:20:13</text:p>
          </table:table-cell>
          <table:table-cell office:value-type="string" calcext:value-type="string">
            <text:p>Comment number 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5-02-20T10:20:13" calcext:value-type="date">
            <text:p>2015-02-20 10:20:13</text:p>
          </table:table-cell>
          <table:table-cell office:value-type="string" calcext:value-type="string">
            <text:p>Comment number 1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15-02-21T10:20:13" calcext:value-type="date">
            <text:p>2015-02-21 10:20:13</text:p>
          </table:table-cell>
          <table:table-cell office:value-type="string" calcext:value-type="string">
            <text:p>Comment number 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15-02-22T10:20:13" calcext:value-type="date">
            <text:p>2015-02-22 10:20:13</text:p>
          </table:table-cell>
          <table:table-cell office:value-type="string" calcext:value-type="string">
            <text:p>Comment number 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15-02-23T10:20:13" calcext:value-type="date">
            <text:p>2015-02-23 10:20:13</text:p>
          </table:table-cell>
          <table:table-cell office:value-type="string" calcext:value-type="string">
            <text:p>Comment number 2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5-02-24T10:20:13" calcext:value-type="date">
            <text:p>2015-02-24 10:20:13</text:p>
          </table:table-cell>
          <table:table-cell office:value-type="string" calcext:value-type="string">
            <text:p>Comment number 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15-02-25T10:20:13" calcext:value-type="date">
            <text:p>2015-02-25 10:20:13</text:p>
          </table:table-cell>
          <table:table-cell office:value-type="string" calcext:value-type="string">
            <text:p>Comment number 2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15-02-26T10:20:13" calcext:value-type="date">
            <text:p>2015-02-26 10:20:13</text:p>
          </table:table-cell>
          <table:table-cell office:value-type="string" calcext:value-type="string">
            <text:p>Comment number 2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15-02-27T10:20:13" calcext:value-type="date">
            <text:p>2015-02-27 10:20:13</text:p>
          </table:table-cell>
          <table:table-cell office:value-type="string" calcext:value-type="string">
            <text:p>Comment number 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15-02-28T10:20:13" calcext:value-type="date">
            <text:p>2015-02-28 10:20:13</text:p>
          </table:table-cell>
          <table:table-cell office:value-type="string" calcext:value-type="string">
            <text:p>Comment number 2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15-03-01T10:20:13" calcext:value-type="date">
            <text:p>2015-03-01 10:20:13</text:p>
          </table:table-cell>
          <table:table-cell office:value-type="string" calcext:value-type="string">
            <text:p>Comment number 2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15-03-02T10:20:13" calcext:value-type="date">
            <text:p>2015-03-02 10:20:13</text:p>
          </table:table-cell>
          <table:table-cell office:value-type="string" calcext:value-type="string">
            <text:p>Comment number 2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15-03-03T10:20:13" calcext:value-type="date">
            <text:p>2015-03-03 10:20:13</text:p>
          </table:table-cell>
          <table:table-cell office:value-type="string" calcext:value-type="string">
            <text:p>Comment number 28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15-03-04T10:20:13" calcext:value-type="date">
            <text:p>2015-03-04 10:20:13</text:p>
          </table:table-cell>
          <table:table-cell office:value-type="string" calcext:value-type="string">
            <text:p>Comment number 29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15-03-05T10:20:13" calcext:value-type="date">
            <text:p>2015-03-05 10:20:13</text:p>
          </table:table-cell>
          <table:table-cell office:value-type="string" calcext:value-type="string">
            <text:p>Comment number 3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15-03-06T10:20:13" calcext:value-type="date">
            <text:p>2015-03-06 10:20:13</text:p>
          </table:table-cell>
          <table:table-cell office:value-type="string" calcext:value-type="string">
            <text:p>Comment number 3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15-03-07T10:20:13" calcext:value-type="date">
            <text:p>2015-03-07 10:20:13</text:p>
          </table:table-cell>
          <table:table-cell office:value-type="string" calcext:value-type="string">
            <text:p>Comment number 3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15-03-08T10:20:13" calcext:value-type="date">
            <text:p>2015-03-08 10:20:13</text:p>
          </table:table-cell>
          <table:table-cell office:value-type="string" calcext:value-type="string">
            <text:p>Comment number 3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15-03-09T10:20:13" calcext:value-type="date">
            <text:p>2015-03-09 10:20:13</text:p>
          </table:table-cell>
          <table:table-cell office:value-type="string" calcext:value-type="string">
            <text:p>Comment number 3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15-03-10T10:20:13" calcext:value-type="date">
            <text:p>2015-03-10 10:20:13</text:p>
          </table:table-cell>
          <table:table-cell office:value-type="string" calcext:value-type="string">
            <text:p>Comment number 35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15-03-11T10:20:13" calcext:value-type="date">
            <text:p>2015-03-11 10:20:13</text:p>
          </table:table-cell>
          <table:table-cell office:value-type="string" calcext:value-type="string">
            <text:p>Comment number 3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15-03-12T10:20:13" calcext:value-type="date">
            <text:p>2015-03-12 10:20:13</text:p>
          </table:table-cell>
          <table:table-cell office:value-type="string" calcext:value-type="string">
            <text:p>Comment number 3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15-03-13T10:20:13" calcext:value-type="date">
            <text:p>2015-03-13 10:20:13</text:p>
          </table:table-cell>
          <table:table-cell office:value-type="string" calcext:value-type="string">
            <text:p>Comment number 3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15-03-14T10:20:13" calcext:value-type="date">
            <text:p>2015-03-14 10:20:13</text:p>
          </table:table-cell>
          <table:table-cell office:value-type="string" calcext:value-type="string">
            <text:p>Comment number 39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15-03-15T10:20:13" calcext:value-type="date">
            <text:p>2015-03-15 10:20:13</text:p>
          </table:table-cell>
          <table:table-cell office:value-type="string" calcext:value-type="string">
            <text:p>Comment number 40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15-03-16T10:20:13" calcext:value-type="date">
            <text:p>2015-03-16 10:20:13</text:p>
          </table:table-cell>
          <table:table-cell office:value-type="string" calcext:value-type="string">
            <text:p>Comment number 4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15-03-17T10:20:13" calcext:value-type="date">
            <text:p>2015-03-17 10:20:13</text:p>
          </table:table-cell>
          <table:table-cell office:value-type="string" calcext:value-type="string">
            <text:p>Comment number 4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15-03-18T10:20:13" calcext:value-type="date">
            <text:p>2015-03-18 10:20:13</text:p>
          </table:table-cell>
          <table:table-cell office:value-type="string" calcext:value-type="string">
            <text:p>Comment number 4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15-03-19T10:20:13" calcext:value-type="date">
            <text:p>2015-03-19 10:20:13</text:p>
          </table:table-cell>
          <table:table-cell office:value-type="string" calcext:value-type="string">
            <text:p>Comment number 44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15-03-20T10:20:13" calcext:value-type="date">
            <text:p>2015-03-20 10:20:13</text:p>
          </table:table-cell>
          <table:table-cell office:value-type="string" calcext:value-type="string">
            <text:p>Comment number 4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15-03-21T10:20:13" calcext:value-type="date">
            <text:p>2015-03-21 10:20:13</text:p>
          </table:table-cell>
          <table:table-cell office:value-type="string" calcext:value-type="string">
            <text:p>Comment number 46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15-03-22T10:20:13" calcext:value-type="date">
            <text:p>2015-03-22 10:20:13</text:p>
          </table:table-cell>
          <table:table-cell office:value-type="string" calcext:value-type="string">
            <text:p>Comment number 47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15-03-23T10:20:13" calcext:value-type="date">
            <text:p>2015-03-23 10:20:13</text:p>
          </table:table-cell>
          <table:table-cell office:value-type="string" calcext:value-type="string">
            <text:p>Comment number 48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15-03-24T10:20:13" calcext:value-type="date">
            <text:p>2015-03-24 10:20:13</text:p>
          </table:table-cell>
          <table:table-cell office:value-type="string" calcext:value-type="string">
            <text:p>Comment number 49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15-03-25T10:20:13" calcext:value-type="date">
            <text:p>2015-03-25 10:20:13</text:p>
          </table:table-cell>
          <table:table-cell office:value-type="string" calcext:value-type="string">
            <text:p>Comment number 5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</table:table-row>
      </table:table>
      <table:table table:name="assessment" table:style-name="ta1">
        <table:table-column table:style-name="co2" table:number-columns-repeated="3" table:default-cell-style-name="Default"/>
        <table:table-column table:style-name="co4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social_entity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</table:table>
      <table:table table:name="competition" table:style-name="ta1">
        <table:table-column table:style-name="co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8" table:default-cell-style-name="ce2"/>
        <table:table-column table:style-name="co55" table:default-cell-style-name="Default"/>
        <table:table-column table:style-name="co38" table:default-cell-style-name="ce2"/>
        <table:table-column table:style-name="co56" table:default-cell-style-name="Default"/>
        <table:table-column table:style-name="co38" table:default-cell-style-name="ce2"/>
        <table:table-column table:style-name="co51" table:default-cell-style-name="Default"/>
        <table:table-column table:style-name="co2" table:number-columns-repeated="2" table:default-cell-style-name="Default"/>
        <table:table-column table:style-name="co4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deadline</text:p>
          </table:table-cell>
          <table:table-cell office:value-type="string" calcext:value-type="string">
            <text:p>rules</text:p>
          </table:table-cell>
          <table:table-cell table:style-name="Default" office:value-type="string" calcext:value-type="string">
            <text:p>inscription_time</text:p>
          </table:table-cell>
          <table:table-cell office:value-type="string" calcext:value-type="string">
            <text:p>max_nrecipes_by_chefs</text:p>
          </table:table-cell>
          <table:table-cell table:style-name="Default" office:value-type="string" calcext:value-type="string">
            <text:p>creation_date</text:p>
          </table:table-cell>
          <table:table-cell office:value-type="string" calcext:value-type="string">
            <text:p>completed_score</text:p>
          </table:table-cell>
          <table:table-cell office:value-type="string" calcext:value-type="string">
            <text:p>public_jury</text:p>
          </table:table-cell>
          <table:table-cell office:value-type="string" calcext:value-type="string">
            <text:p>owner_id</text:p>
          </table:table-cell>
          <table:table-cell office:value-type="string" calcext:value-type="string">
            <text:p>social_entity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petition 01</text:p>
          </table:table-cell>
          <table:table-cell office:value-type="string" calcext:value-type="string">
            <text:p>Description competition 01</text:p>
          </table:table-cell>
          <table:table-cell office:value-type="date" office:date-value="2014-12-03T10:20:13" calcext:value-type="date">
            <text:p>2014-12-03 10:20:13</text:p>
          </table:table-cell>
          <table:table-cell office:value-type="string" calcext:value-type="string">
            <text:p>Rules of competition 01</text:p>
          </table:table-cell>
          <table:table-cell office:value-type="date" office:date-value="2014-11-29T10:20:13" calcext:value-type="date">
            <text:p>2014-11-29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15T10:20:13" calcext:value-type="date">
            <text:p>2014-11-15 10:20:1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etition 02</text:p>
          </table:table-cell>
          <table:table-cell office:value-type="string" calcext:value-type="string">
            <text:p>Description competition 02</text:p>
          </table:table-cell>
          <table:table-cell office:value-type="date" office:date-value="2014-12-04T10:20:13" calcext:value-type="date">
            <text:p>2014-12-04 10:20:13</text:p>
          </table:table-cell>
          <table:table-cell office:value-type="string" calcext:value-type="string">
            <text:p>Rules of competition 02</text:p>
          </table:table-cell>
          <table:table-cell office:value-type="date" office:date-value="2014-11-30T10:20:13" calcext:value-type="date">
            <text:p>2014-11-30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16T10:20:13" calcext:value-type="date">
            <text:p>2014-11-16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petition 03</text:p>
          </table:table-cell>
          <table:table-cell office:value-type="string" calcext:value-type="string">
            <text:p>Description competition 03</text:p>
          </table:table-cell>
          <table:table-cell office:value-type="date" office:date-value="2014-12-05T10:20:13" calcext:value-type="date">
            <text:p>2014-12-05 10:20:13</text:p>
          </table:table-cell>
          <table:table-cell office:value-type="string" calcext:value-type="string">
            <text:p>Rules of competition 03</text:p>
          </table:table-cell>
          <table:table-cell office:value-type="date" office:date-value="2014-12-01T10:20:13" calcext:value-type="date">
            <text:p>2014-12-01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17T10:20:13" calcext:value-type="date">
            <text:p>2014-11-17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petition 04</text:p>
          </table:table-cell>
          <table:table-cell office:value-type="string" calcext:value-type="string">
            <text:p>Description competition 04</text:p>
          </table:table-cell>
          <table:table-cell office:value-type="date" office:date-value="2014-12-06T10:20:13" calcext:value-type="date">
            <text:p>2014-12-06 10:20:13</text:p>
          </table:table-cell>
          <table:table-cell office:value-type="string" calcext:value-type="string">
            <text:p>Rules of competition 04</text:p>
          </table:table-cell>
          <table:table-cell office:value-type="date" office:date-value="2014-12-02T10:20:13" calcext:value-type="date">
            <text:p>2014-12-02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18T10:20:13" calcext:value-type="date">
            <text:p>2014-11-18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petition 05</text:p>
          </table:table-cell>
          <table:table-cell office:value-type="string" calcext:value-type="string">
            <text:p>Description competition 05</text:p>
          </table:table-cell>
          <table:table-cell office:value-type="date" office:date-value="2016-12-03T10:20:13" calcext:value-type="date">
            <text:p>2016-12-03 10:20:13</text:p>
          </table:table-cell>
          <table:table-cell office:value-type="string" calcext:value-type="string">
            <text:p>Rules of competition 05</text:p>
          </table:table-cell>
          <table:table-cell office:value-type="date" office:date-value="2014-12-03T10:20:13" calcext:value-type="date">
            <text:p>2014-12-03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19T10:20:13" calcext:value-type="date">
            <text:p>2014-11-19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mpetition 06</text:p>
          </table:table-cell>
          <table:table-cell office:value-type="string" calcext:value-type="string">
            <text:p>Description competition 06</text:p>
          </table:table-cell>
          <table:table-cell office:value-type="date" office:date-value="2016-12-04T10:20:13" calcext:value-type="date">
            <text:p>2016-12-04 10:20:13</text:p>
          </table:table-cell>
          <table:table-cell office:value-type="string" calcext:value-type="string">
            <text:p>Rules of competition 06</text:p>
          </table:table-cell>
          <table:table-cell office:value-type="date" office:date-value="2016-11-29T10:20:13" calcext:value-type="date">
            <text:p>2016-11-29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20T10:20:13" calcext:value-type="date">
            <text:p>2014-11-20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mpetition 07</text:p>
          </table:table-cell>
          <table:table-cell office:value-type="string" calcext:value-type="string">
            <text:p>Description competition 07</text:p>
          </table:table-cell>
          <table:table-cell office:value-type="date" office:date-value="2016-12-05T10:20:13" calcext:value-type="date">
            <text:p>2016-12-05 10:20:13</text:p>
          </table:table-cell>
          <table:table-cell office:value-type="string" calcext:value-type="string">
            <text:p>Rules of competition 07</text:p>
          </table:table-cell>
          <table:table-cell office:value-type="date" office:date-value="2016-11-30T10:20:13" calcext:value-type="date">
            <text:p>2016-11-30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21T10:20:13" calcext:value-type="date">
            <text:p>2014-11-21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petition 08</text:p>
          </table:table-cell>
          <table:table-cell office:value-type="string" calcext:value-type="string">
            <text:p>Description competition 08</text:p>
          </table:table-cell>
          <table:table-cell office:value-type="date" office:date-value="2016-12-06T10:20:13" calcext:value-type="date">
            <text:p>2016-12-06 10:20:13</text:p>
          </table:table-cell>
          <table:table-cell office:value-type="string" calcext:value-type="string">
            <text:p>Rules of competition 08</text:p>
          </table:table-cell>
          <table:table-cell office:value-type="date" office:date-value="2016-12-01T10:20:13" calcext:value-type="date">
            <text:p>2016-12-01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22T10:20:13" calcext:value-type="date">
            <text:p>2014-11-22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petition 09</text:p>
          </table:table-cell>
          <table:table-cell office:value-type="string" calcext:value-type="string">
            <text:p>Description competition 09</text:p>
          </table:table-cell>
          <table:table-cell office:value-type="date" office:date-value="2016-12-07T10:20:13" calcext:value-type="date">
            <text:p>2016-12-07 10:20:13</text:p>
          </table:table-cell>
          <table:table-cell office:value-type="string" calcext:value-type="string">
            <text:p>Rules of competition 09</text:p>
          </table:table-cell>
          <table:table-cell office:value-type="date" office:date-value="2016-12-02T10:20:13" calcext:value-type="date">
            <text:p>2016-12-02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23T10:20:13" calcext:value-type="date">
            <text:p>2014-11-23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mpetition 10</text:p>
          </table:table-cell>
          <table:table-cell office:value-type="string" calcext:value-type="string">
            <text:p>Description competition 10</text:p>
          </table:table-cell>
          <table:table-cell office:value-type="date" office:date-value="2016-12-08T10:20:13" calcext:value-type="date">
            <text:p>2016-12-08 10:20:13</text:p>
          </table:table-cell>
          <table:table-cell office:value-type="string" calcext:value-type="string">
            <text:p>Rules of competition 10</text:p>
          </table:table-cell>
          <table:table-cell office:value-type="date" office:date-value="2016-12-03T10:20:13" calcext:value-type="date">
            <text:p>2016-12-03 10:20:13</text:p>
          </table:table-cell>
          <table:table-cell office:value-type="float" office:value="1" calcext:value-type="float">
            <text:p>1</text:p>
          </table:table-cell>
          <table:table-cell office:value-type="date" office:date-value="2014-11-24T10:20:13" calcext:value-type="date">
            <text:p>2014-11-24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opinion" table:style-name="ta1">
        <table:table-column table:style-name="co2" table:number-columns-repeated="4" table:default-cell-style-name="Default"/>
        <table:table-column table:style-name="co5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n_value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competition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inion 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inion 0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inion 0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inion 0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pinion 05</text:p>
          </table:table-cell>
          <table:table-cell office:value-type="float" office:value="-5" calcext:value-type="float">
            <text:p>-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inion 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pinion 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pinion 08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pinion 0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pinion 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inion 1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pinion 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pinion 1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pinion 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pinion 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pinion 16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pinion 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pinion 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pinion 1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score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ote_id</text:p>
          </table:table-cell>
          <table:table-cell office:value-type="string" calcext:value-type="string">
            <text:p>opinion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</table:table>
      <table:table table:name="competition_recipe" table:style-name="ta1">
        <table:table-column table:style-name="co2" table:default-cell-style-name="ce5"/>
        <table:table-column table:style-name="co58" table:default-cell-style-name="Default"/>
        <table:table-row table:style-name="ro1">
          <table:table-cell table:style-name="ce4" office:value-type="string" calcext:value-type="string">
            <text:p>recipes_id</text:p>
          </table:table-cell>
          <table:table-cell office:value-type="string" calcext:value-type="string">
            <text:p>competitions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number-rows-repeated="3">
          <table:table-cell table:style-name="ce7"/>
          <table:table-cell/>
        </table:table-row>
        <table:table-row table:style-name="ro1">
          <table:table-cell table:style-name="ce7"/>
          <table:table-cell/>
        </table:table-row>
      </table:table>
      <table:table table:name="competition_user" table:style-name="ta1">
        <table:table-column table:style-name="co51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users_id</text:p>
          </table:table-cell>
          <table:table-cell office:value-type="string" calcext:value-type="string">
            <text:p>competitions_i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event_recipe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ecipes_id</text:p>
          </table:table-cell>
          <table:table-cell office:value-type="string" calcext:value-type="string">
            <text:p>events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</table:table-row>
      </table:table>
      <table:table table:name="event_user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users_id</text:p>
          </table:table-cell>
          <table:table-cell office:value-type="string" calcext:value-type="string">
            <text:p>events_id</text:p>
          </table:table-cell>
        </table:table-row>
        <table:table-row table:style-name="ro1">
          <table:table-cell table:formula="of:=IF([event_recipe.A2]&lt;2;1;IF([event_recipe.A2]&lt;6;2;IF([event_recipe.A2]&lt;14;3;IF([event_recipe.A2]&lt;20;4;5))))" office:value-type="float" office:value="1" calcext:value-type="float">
            <text:p>1</text:p>
          </table:table-cell>
          <table:table-cell table:formula="of:=IF([event_recipe.B2];[event_recipe.B2];&quot;&quot;)" office:value-type="float" office:value="1" calcext:value-type="float">
            <text:p>1</text:p>
          </table:table-cell>
        </table:table-row>
        <table:table-row table:style-name="ro1">
          <table:table-cell table:formula="of:=IF([event_recipe.A3]&lt;2;1;IF([event_recipe.A3]&lt;6;2;IF([event_recipe.A3]&lt;14;3;IF([event_recipe.A3]&lt;20;4;5))))" office:value-type="float" office:value="2" calcext:value-type="float">
            <text:p>2</text:p>
          </table:table-cell>
          <table:table-cell table:formula="of:=IF([event_recipe.B3];[event_recipe.B3];&quot;&quot;)" office:value-type="float" office:value="2" calcext:value-type="float">
            <text:p>2</text:p>
          </table:table-cell>
        </table:table-row>
        <table:table-row table:style-name="ro1">
          <table:table-cell table:formula="of:=IF([event_recipe.A4]&lt;2;1;IF([event_recipe.A4]&lt;6;2;IF([event_recipe.A4]&lt;14;3;IF([event_recipe.A4]&lt;20;4;5))))" office:value-type="float" office:value="2" calcext:value-type="float">
            <text:p>2</text:p>
          </table:table-cell>
          <table:table-cell table:formula="of:=IF([event_recipe.B4];[event_recipe.B4];&quot;&quot;)" office:value-type="float" office:value="3" calcext:value-type="float">
            <text:p>3</text:p>
          </table:table-cell>
        </table:table-row>
        <table:table-row table:style-name="ro1">
          <table:table-cell table:formula="of:=IF([event_recipe.A5]&lt;2;1;IF([event_recipe.A5]&lt;6;2;IF([event_recipe.A5]&lt;14;3;IF([event_recipe.A5]&lt;20;4;5))))" office:value-type="float" office:value="2" calcext:value-type="float">
            <text:p>2</text:p>
          </table:table-cell>
          <table:table-cell table:formula="of:=IF([event_recipe.B5];[event_recipe.B5];&quot;&quot;)" office:value-type="float" office:value="4" calcext:value-type="float">
            <text:p>4</text:p>
          </table:table-cell>
        </table:table-row>
        <table:table-row table:style-name="ro1">
          <table:table-cell table:formula="of:=IF([event_recipe.A6]&lt;2;1;IF([event_recipe.A6]&lt;6;2;IF([event_recipe.A6]&lt;14;3;IF([event_recipe.A6]&lt;20;4;5))))" office:value-type="float" office:value="2" calcext:value-type="float">
            <text:p>2</text:p>
          </table:table-cell>
          <table:table-cell table:formula="of:=IF([event_recipe.B6];[event_recipe.B6];&quot;&quot;)" office:value-type="float" office:value="5" calcext:value-type="float">
            <text:p>5</text:p>
          </table:table-cell>
        </table:table-row>
        <table:table-row table:style-name="ro1">
          <table:table-cell table:formula="of:=IF([event_recipe.A7]&lt;2;1;IF([event_recipe.A7]&lt;6;2;IF([event_recipe.A7]&lt;14;3;IF([event_recipe.A7]&lt;20;4;5))))" office:value-type="float" office:value="3" calcext:value-type="float">
            <text:p>3</text:p>
          </table:table-cell>
          <table:table-cell table:formula="of:=IF([event_recipe.B7];[event_recipe.B7];&quot;&quot;)" office:value-type="float" office:value="6" calcext:value-type="float">
            <text:p>6</text:p>
          </table:table-cell>
        </table:table-row>
        <table:table-row table:style-name="ro1">
          <table:table-cell table:formula="of:=IF([event_recipe.A8]&lt;2;1;IF([event_recipe.A8]&lt;6;2;IF([event_recipe.A8]&lt;14;3;IF([event_recipe.A8]&lt;20;4;5))))" office:value-type="float" office:value="3" calcext:value-type="float">
            <text:p>3</text:p>
          </table:table-cell>
          <table:table-cell table:formula="of:=IF([event_recipe.B8];[event_recipe.B8];&quot;&quot;)" office:value-type="float" office:value="7" calcext:value-type="float">
            <text:p>7</text:p>
          </table:table-cell>
        </table:table-row>
        <table:table-row table:style-name="ro1">
          <table:table-cell table:formula="of:=IF([event_recipe.A9]&lt;2;1;IF([event_recipe.A9]&lt;6;2;IF([event_recipe.A9]&lt;14;3;IF([event_recipe.A9]&lt;20;4;5))))" office:value-type="float" office:value="3" calcext:value-type="float">
            <text:p>3</text:p>
          </table:table-cell>
          <table:table-cell table:formula="of:=IF([event_recipe.B9];[event_recipe.B9];&quot;&quot;)" office:value-type="float" office:value="8" calcext:value-type="float">
            <text:p>8</text:p>
          </table:table-cell>
        </table:table-row>
        <table:table-row table:style-name="ro1">
          <table:table-cell table:formula="of:=IF([event_recipe.A10]&lt;2;1;IF([event_recipe.A10]&lt;6;2;IF([event_recipe.A10]&lt;14;3;IF([event_recipe.A10]&lt;20;4;5))))" office:value-type="float" office:value="3" calcext:value-type="float">
            <text:p>3</text:p>
          </table:table-cell>
          <table:table-cell table:formula="of:=IF([event_recipe.B10];[event_recipe.B10];&quot;&quot;)" office:value-type="float" office:value="9" calcext:value-type="float">
            <text:p>9</text:p>
          </table:table-cell>
        </table:table-row>
        <table:table-row table:style-name="ro1">
          <table:table-cell table:formula="of:=IF([event_recipe.A11]&lt;2;1;IF([event_recipe.A11]&lt;6;2;IF([event_recipe.A11]&lt;14;3;IF([event_recipe.A11]&lt;20;4;5))))" office:value-type="float" office:value="3" calcext:value-type="float">
            <text:p>3</text:p>
          </table:table-cell>
          <table:table-cell table:formula="of:=IF([event_recipe.B11];[event_recipe.B11];&quot;&quot;)" office:value-type="float" office:value="10" calcext:value-type="float">
            <text:p>10</text:p>
          </table:table-cell>
        </table:table-row>
        <table:table-row table:style-name="ro1">
          <table:table-cell table:formula="of:=IF([event_recipe.A12]&lt;2;1;IF([event_recipe.A12]&lt;6;2;IF([event_recipe.A12]&lt;14;3;IF([event_recipe.A12]&lt;20;4;5))))" office:value-type="float" office:value="3" calcext:value-type="float">
            <text:p>3</text:p>
          </table:table-cell>
          <table:table-cell table:formula="of:=IF([event_recipe.B12];[event_recipe.B12];&quot;&quot;)" office:value-type="float" office:value="11" calcext:value-type="float">
            <text:p>11</text:p>
          </table:table-cell>
        </table:table-row>
        <table:table-row table:style-name="ro1">
          <table:table-cell table:formula="of:=IF([event_recipe.A13]&lt;2;1;IF([event_recipe.A13]&lt;6;2;IF([event_recipe.A13]&lt;14;3;IF([event_recipe.A13]&lt;20;4;5))))" office:value-type="float" office:value="3" calcext:value-type="float">
            <text:p>3</text:p>
          </table:table-cell>
          <table:table-cell table:formula="of:=IF([event_recipe.B13];[event_recipe.B13];&quot;&quot;)" office:value-type="float" office:value="12" calcext:value-type="float">
            <text:p>12</text:p>
          </table:table-cell>
        </table:table-row>
        <table:table-row table:style-name="ro1">
          <table:table-cell table:formula="of:=IF([event_recipe.A14]&lt;2;1;IF([event_recipe.A14]&lt;6;2;IF([event_recipe.A14]&lt;14;3;IF([event_recipe.A14]&lt;20;4;5))))" office:value-type="float" office:value="3" calcext:value-type="float">
            <text:p>3</text:p>
          </table:table-cell>
          <table:table-cell table:formula="of:=IF([event_recipe.B14];[event_recipe.B14];&quot;&quot;)" office:value-type="float" office:value="13" calcext:value-type="float">
            <text:p>13</text:p>
          </table:table-cell>
        </table:table-row>
        <table:table-row table:style-name="ro1">
          <table:table-cell table:formula="of:=IF([event_recipe.A15]&lt;2;1;IF([event_recipe.A15]&lt;6;2;IF([event_recipe.A15]&lt;14;3;IF([event_recipe.A15]&lt;20;4;5))))" office:value-type="float" office:value="4" calcext:value-type="float">
            <text:p>4</text:p>
          </table:table-cell>
          <table:table-cell table:formula="of:=IF([event_recipe.B15];[event_recipe.B15];&quot;&quot;)" office:value-type="float" office:value="14" calcext:value-type="float">
            <text:p>14</text:p>
          </table:table-cell>
        </table:table-row>
        <table:table-row table:style-name="ro1">
          <table:table-cell table:formula="of:=IF([event_recipe.A16]&lt;2;1;IF([event_recipe.A16]&lt;6;2;IF([event_recipe.A16]&lt;14;3;IF([event_recipe.A16]&lt;20;4;5))))" office:value-type="float" office:value="4" calcext:value-type="float">
            <text:p>4</text:p>
          </table:table-cell>
          <table:table-cell table:formula="of:=IF([event_recipe.B16];[event_recipe.B16];&quot;&quot;)" office:value-type="float" office:value="15" calcext:value-type="float">
            <text:p>15</text:p>
          </table:table-cell>
        </table:table-row>
        <table:table-row table:style-name="ro1">
          <table:table-cell table:formula="of:=IF([event_recipe.A17]&lt;2;1;IF([event_recipe.A17]&lt;6;2;IF([event_recipe.A17]&lt;14;3;IF([event_recipe.A17]&lt;20;4;5))))" office:value-type="float" office:value="4" calcext:value-type="float">
            <text:p>4</text:p>
          </table:table-cell>
          <table:table-cell table:formula="of:=IF([event_recipe.B17];[event_recipe.B17];&quot;&quot;)" office:value-type="float" office:value="16" calcext:value-type="float">
            <text:p>16</text:p>
          </table:table-cell>
        </table:table-row>
        <table:table-row table:style-name="ro1">
          <table:table-cell table:formula="of:=IF([event_recipe.A18]&lt;2;1;IF([event_recipe.A18]&lt;6;2;IF([event_recipe.A18]&lt;14;3;IF([event_recipe.A18]&lt;20;4;5))))" office:value-type="float" office:value="4" calcext:value-type="float">
            <text:p>4</text:p>
          </table:table-cell>
          <table:table-cell table:formula="of:=IF([event_recipe.B18];[event_recipe.B18];&quot;&quot;)" office:value-type="float" office:value="17" calcext:value-type="float">
            <text:p>17</text:p>
          </table:table-cell>
        </table:table-row>
        <table:table-row table:style-name="ro1">
          <table:table-cell table:formula="of:=IF([event_recipe.A19]&lt;2;1;IF([event_recipe.A19]&lt;6;2;IF([event_recipe.A19]&lt;14;3;IF([event_recipe.A19]&lt;20;4;5))))" office:value-type="float" office:value="4" calcext:value-type="float">
            <text:p>4</text:p>
          </table:table-cell>
          <table:table-cell table:formula="of:=IF([event_recipe.B19];[event_recipe.B19];&quot;&quot;)" office:value-type="float" office:value="18" calcext:value-type="float">
            <text:p>18</text:p>
          </table:table-cell>
        </table:table-row>
        <table:table-row table:style-name="ro1">
          <table:table-cell table:formula="of:=IF([event_recipe.A20]&lt;2;1;IF([event_recipe.A20]&lt;6;2;IF([event_recipe.A20]&lt;14;3;IF([event_recipe.A20]&lt;20;4;5))))" office:value-type="float" office:value="4" calcext:value-type="float">
            <text:p>4</text:p>
          </table:table-cell>
          <table:table-cell table:formula="of:=IF([event_recipe.B20];[event_recipe.B20];&quot;&quot;)" office:value-type="float" office:value="19" calcext:value-type="float">
            <text:p>19</text:p>
          </table:table-cell>
        </table:table-row>
        <table:table-row table:style-name="ro1">
          <table:table-cell table:formula="of:=IF([event_recipe.A21]&lt;2;1;IF([event_recipe.A21]&lt;6;2;IF([event_recipe.A21]&lt;14;3;IF([event_recipe.A21]&lt;20;4;5))))" office:value-type="float" office:value="5" calcext:value-type="float">
            <text:p>5</text:p>
          </table:table-cell>
          <table:table-cell table:formula="of:=IF([event_recipe.B21];[event_recipe.B21];&quot;&quot;)" office:value-type="float" office:value="20" calcext:value-type="float">
            <text:p>20</text:p>
          </table:table-cell>
        </table:table-row>
      </table:table>
      <table:table table:name="menu_recipe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ecipes_id</text:p>
          </table:table-cell>
          <table:table-cell office:value-type="string" calcext:value-type="string">
            <text:p>menus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social_entity_tag" table:style-name="ta1">
        <table:table-column table:style-name="co2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tags_id</text:p>
          </table:table-cell>
          <table:table-cell office:value-type="string" calcext:value-type="string">
            <text:p>social_entitys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social_entity_user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users_id</text:p>
          </table:table-cell>
          <table:table-cell office:value-type="string" calcext:value-type="string">
            <text:p>social_entitys_i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</table:table-row>
      </table:table>
      <table:table table:name="activity_log" table:style-name="ta1">
        <table:table-column table:style-name="co2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38" table:default-cell-style-name="ce2"/>
        <table:table-column table:style-name="co2" table:default-cell-style-name="Default"/>
        <table:table-column table:style-name="co3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of_customer</text:p>
          </table:table-cell>
          <table:table-cell office:value-type="string" calcext:value-type="string">
            <text:p>name_of_customer</text:p>
          </table:table-cell>
          <table:table-cell office:value-type="string" calcext:value-type="string">
            <text:p>picture_url</text:p>
          </table:table-cell>
          <table:table-cell office:value-type="string" calcext:value-type="string">
            <text:p>object_type</text:p>
          </table:table-cell>
          <table:table-cell office:value-type="string" calcext:value-type="string">
            <text:p>verb</text:p>
          </table:table-cell>
          <table:table-cell table:style-name="Default" office:value-type="string" calcext:value-type="string">
            <text:p>mome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a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0-27T10:20:13" calcext:value-type="date">
            <text:p>2014-10-27 10:20:13</text:p>
          </table:table-cell>
          <table:table-cell office:value-type="string" calcext:value-type="string">
            <text:p>recipe001</text:p>
          </table:table-cell>
          <table:table-cell office:value-type="string" calcext:value-type="string">
            <text:p>Description recipe 0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r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0-28T10:20:13" calcext:value-type="date">
            <text:p>2014-10-28 10:20:13</text:p>
          </table:table-cell>
          <table:table-cell office:value-type="string" calcext:value-type="string">
            <text:p>recipe002</text:p>
          </table:table-cell>
          <table:table-cell office:value-type="string" calcext:value-type="string">
            <text:p>Description recipe 0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r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0-29T10:20:13" calcext:value-type="date">
            <text:p>2014-10-29 10:20:13</text:p>
          </table:table-cell>
          <table:table-cell office:value-type="string" calcext:value-type="string">
            <text:p>recipe003</text:p>
          </table:table-cell>
          <table:table-cell office:value-type="string" calcext:value-type="string">
            <text:p>Description recipe 0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r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0-30T10:20:13" calcext:value-type="date">
            <text:p>2014-10-30 10:20:13</text:p>
          </table:table-cell>
          <table:table-cell office:value-type="string" calcext:value-type="string">
            <text:p>recipe004</text:p>
          </table:table-cell>
          <table:table-cell office:value-type="string" calcext:value-type="string">
            <text:p>Description recipe 004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user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0-31T10:20:13" calcext:value-type="date">
            <text:p>2014-10-31 10:20:13</text:p>
          </table:table-cell>
          <table:table-cell office:value-type="string" calcext:value-type="string">
            <text:p>recipe005</text:p>
          </table:table-cell>
          <table:table-cell office:value-type="string" calcext:value-type="string">
            <text:p>Description recipe 005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1T10:20:13" calcext:value-type="date">
            <text:p>2014-11-01 10:20:13</text:p>
          </table:table-cell>
          <table:table-cell office:value-type="string" calcext:value-type="string">
            <text:p>recipe006</text:p>
          </table:table-cell>
          <table:table-cell office:value-type="string" calcext:value-type="string">
            <text:p>Description recipe 00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2T10:20:13" calcext:value-type="date">
            <text:p>2014-11-02 10:20:13</text:p>
          </table:table-cell>
          <table:table-cell office:value-type="string" calcext:value-type="string">
            <text:p>recipe007</text:p>
          </table:table-cell>
          <table:table-cell office:value-type="string" calcext:value-type="string">
            <text:p>Description recipe 00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3T10:20:13" calcext:value-type="date">
            <text:p>2014-11-03 10:20:13</text:p>
          </table:table-cell>
          <table:table-cell office:value-type="string" calcext:value-type="string">
            <text:p>recipe008</text:p>
          </table:table-cell>
          <table:table-cell office:value-type="string" calcext:value-type="string">
            <text:p>Description recipe 00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4T10:20:13" calcext:value-type="date">
            <text:p>2014-11-04 10:20:13</text:p>
          </table:table-cell>
          <table:table-cell office:value-type="string" calcext:value-type="string">
            <text:p>recipe009</text:p>
          </table:table-cell>
          <table:table-cell office:value-type="string" calcext:value-type="string">
            <text:p>Description recipe 00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5T10:20:13" calcext:value-type="date">
            <text:p>2014-11-05 10:20:13</text:p>
          </table:table-cell>
          <table:table-cell office:value-type="string" calcext:value-type="string">
            <text:p>recipe010</text:p>
          </table:table-cell>
          <table:table-cell office:value-type="string" calcext:value-type="string">
            <text:p>Description recipe 0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6T10:20:13" calcext:value-type="date">
            <text:p>2014-11-06 10:20:13</text:p>
          </table:table-cell>
          <table:table-cell office:value-type="string" calcext:value-type="string">
            <text:p>recipe011</text:p>
          </table:table-cell>
          <table:table-cell office:value-type="string" calcext:value-type="string">
            <text:p>Description recipe 0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7T10:20:13" calcext:value-type="date">
            <text:p>2014-11-07 10:20:13</text:p>
          </table:table-cell>
          <table:table-cell office:value-type="string" calcext:value-type="string">
            <text:p>recipe012</text:p>
          </table:table-cell>
          <table:table-cell office:value-type="string" calcext:value-type="string">
            <text:p>Description recipe 0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8T10:20:13" calcext:value-type="date">
            <text:p>2014-11-08 10:20:13</text:p>
          </table:table-cell>
          <table:table-cell office:value-type="string" calcext:value-type="string">
            <text:p>recipe013</text:p>
          </table:table-cell>
          <table:table-cell office:value-type="string" calcext:value-type="string">
            <text:p>Description recipe 0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9T10:20:13" calcext:value-type="date">
            <text:p>2014-11-09 10:20:13</text:p>
          </table:table-cell>
          <table:table-cell office:value-type="string" calcext:value-type="string">
            <text:p>recipe014</text:p>
          </table:table-cell>
          <table:table-cell office:value-type="string" calcext:value-type="string">
            <text:p>Description recipe 0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10T10:20:13" calcext:value-type="date">
            <text:p>2014-11-10 10:20:13</text:p>
          </table:table-cell>
          <table:table-cell office:value-type="string" calcext:value-type="string">
            <text:p>recipe015</text:p>
          </table:table-cell>
          <table:table-cell office:value-type="string" calcext:value-type="string">
            <text:p>Description recipe 0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11T10:20:13" calcext:value-type="date">
            <text:p>2014-11-11 10:20:13</text:p>
          </table:table-cell>
          <table:table-cell office:value-type="string" calcext:value-type="string">
            <text:p>recipe016</text:p>
          </table:table-cell>
          <table:table-cell office:value-type="string" calcext:value-type="string">
            <text:p>Description recipe 0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12T10:20:13" calcext:value-type="date">
            <text:p>2014-11-12 10:20:13</text:p>
          </table:table-cell>
          <table:table-cell office:value-type="string" calcext:value-type="string">
            <text:p>recipe017</text:p>
          </table:table-cell>
          <table:table-cell office:value-type="string" calcext:value-type="string">
            <text:p>Description recipe 0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13T10:20:13" calcext:value-type="date">
            <text:p>2014-11-13 10:20:13</text:p>
          </table:table-cell>
          <table:table-cell office:value-type="string" calcext:value-type="string">
            <text:p>recipe018</text:p>
          </table:table-cell>
          <table:table-cell office:value-type="string" calcext:value-type="string">
            <text:p>Description recipe 0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14T10:20:13" calcext:value-type="date">
            <text:p>2014-11-14 10:20:13</text:p>
          </table:table-cell>
          <table:table-cell office:value-type="string" calcext:value-type="string">
            <text:p>recipe019</text:p>
          </table:table-cell>
          <table:table-cell office:value-type="string" calcext:value-type="string">
            <text:p>Description recipe 0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r00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15T10:20:13" calcext:value-type="date">
            <text:p>2014-11-15 10:20:13</text:p>
          </table:table-cell>
          <table:table-cell office:value-type="string" calcext:value-type="string">
            <text:p>recipe020</text:p>
          </table:table-cell>
          <table:table-cell office:value-type="string" calcext:value-type="string">
            <text:p>Description recipe 0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15T10:20:13" calcext:value-type="date">
            <text:p>2014-11-15 10:20:13</text:p>
          </table:table-cell>
          <table:table-cell office:value-type="string" calcext:value-type="string">
            <text:p>recipe001</text:p>
          </table:table-cell>
          <table:table-cell office:value-type="string" calcext:value-type="string">
            <text:p>Description recipe 0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r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16T10:20:13" calcext:value-type="date">
            <text:p>2014-11-16 10:20:13</text:p>
          </table:table-cell>
          <table:table-cell office:value-type="string" calcext:value-type="string">
            <text:p>recipe002</text:p>
          </table:table-cell>
          <table:table-cell office:value-type="string" calcext:value-type="string">
            <text:p>Description recipe 00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r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17T10:20:13" calcext:value-type="date">
            <text:p>2014-11-17 10:20:13</text:p>
          </table:table-cell>
          <table:table-cell office:value-type="string" calcext:value-type="string">
            <text:p>recipe003</text:p>
          </table:table-cell>
          <table:table-cell office:value-type="string" calcext:value-type="string">
            <text:p>Description recipe 00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r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18T10:20:13" calcext:value-type="date">
            <text:p>2014-11-18 10:20:13</text:p>
          </table:table-cell>
          <table:table-cell office:value-type="string" calcext:value-type="string">
            <text:p>recipe004</text:p>
          </table:table-cell>
          <table:table-cell office:value-type="string" calcext:value-type="string">
            <text:p>Description recipe 00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r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19T10:20:13" calcext:value-type="date">
            <text:p>2014-11-19 10:20:13</text:p>
          </table:table-cell>
          <table:table-cell office:value-type="string" calcext:value-type="string">
            <text:p>recipe005</text:p>
          </table:table-cell>
          <table:table-cell office:value-type="string" calcext:value-type="string">
            <text:p>Description recipe 00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0T10:20:13" calcext:value-type="date">
            <text:p>2014-11-20 10:20:13</text:p>
          </table:table-cell>
          <table:table-cell office:value-type="string" calcext:value-type="string">
            <text:p>recipe006</text:p>
          </table:table-cell>
          <table:table-cell office:value-type="string" calcext:value-type="string">
            <text:p>Description recipe 00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1T10:20:13" calcext:value-type="date">
            <text:p>2014-11-21 10:20:13</text:p>
          </table:table-cell>
          <table:table-cell office:value-type="string" calcext:value-type="string">
            <text:p>recipe007</text:p>
          </table:table-cell>
          <table:table-cell office:value-type="string" calcext:value-type="string">
            <text:p>Description recipe 00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2T10:20:13" calcext:value-type="date">
            <text:p>2014-11-22 10:20:13</text:p>
          </table:table-cell>
          <table:table-cell office:value-type="string" calcext:value-type="string">
            <text:p>recipe008</text:p>
          </table:table-cell>
          <table:table-cell office:value-type="string" calcext:value-type="string">
            <text:p>Description recipe 00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3T10:20:13" calcext:value-type="date">
            <text:p>2014-11-23 10:20:13</text:p>
          </table:table-cell>
          <table:table-cell office:value-type="string" calcext:value-type="string">
            <text:p>recipe009</text:p>
          </table:table-cell>
          <table:table-cell office:value-type="string" calcext:value-type="string">
            <text:p>Description recipe 00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4T10:20:13" calcext:value-type="date">
            <text:p>2014-11-24 10:20:13</text:p>
          </table:table-cell>
          <table:table-cell office:value-type="string" calcext:value-type="string">
            <text:p>recipe010</text:p>
          </table:table-cell>
          <table:table-cell office:value-type="string" calcext:value-type="string">
            <text:p>Description recipe 01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5T10:20:13" calcext:value-type="date">
            <text:p>2014-11-25 10:20:13</text:p>
          </table:table-cell>
          <table:table-cell office:value-type="string" calcext:value-type="string">
            <text:p>recipe011</text:p>
          </table:table-cell>
          <table:table-cell office:value-type="string" calcext:value-type="string">
            <text:p>Description recipe 01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6T10:20:13" calcext:value-type="date">
            <text:p>2014-11-26 10:20:13</text:p>
          </table:table-cell>
          <table:table-cell office:value-type="string" calcext:value-type="string">
            <text:p>recipe012</text:p>
          </table:table-cell>
          <table:table-cell office:value-type="string" calcext:value-type="string">
            <text:p>Description recipe 01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7T10:20:13" calcext:value-type="date">
            <text:p>2014-11-27 10:20:13</text:p>
          </table:table-cell>
          <table:table-cell office:value-type="string" calcext:value-type="string">
            <text:p>recipe013</text:p>
          </table:table-cell>
          <table:table-cell office:value-type="string" calcext:value-type="string">
            <text:p>Description recipe 01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8T10:20:13" calcext:value-type="date">
            <text:p>2014-11-28 10:20:13</text:p>
          </table:table-cell>
          <table:table-cell office:value-type="string" calcext:value-type="string">
            <text:p>recipe014</text:p>
          </table:table-cell>
          <table:table-cell office:value-type="string" calcext:value-type="string">
            <text:p>Description recipe 01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9T10:20:13" calcext:value-type="date">
            <text:p>2014-11-29 10:20:13</text:p>
          </table:table-cell>
          <table:table-cell office:value-type="string" calcext:value-type="string">
            <text:p>recipe015</text:p>
          </table:table-cell>
          <table:table-cell office:value-type="string" calcext:value-type="string">
            <text:p>Description recipe 01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30T10:20:13" calcext:value-type="date">
            <text:p>2014-11-30 10:20:13</text:p>
          </table:table-cell>
          <table:table-cell office:value-type="string" calcext:value-type="string">
            <text:p>recipe016</text:p>
          </table:table-cell>
          <table:table-cell office:value-type="string" calcext:value-type="string">
            <text:p>Description recipe 01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2-01T10:20:13" calcext:value-type="date">
            <text:p>2014-12-01 10:20:13</text:p>
          </table:table-cell>
          <table:table-cell office:value-type="string" calcext:value-type="string">
            <text:p>recipe017</text:p>
          </table:table-cell>
          <table:table-cell office:value-type="string" calcext:value-type="string">
            <text:p>Description recipe 01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2-02T10:20:13" calcext:value-type="date">
            <text:p>2014-12-02 10:20:13</text:p>
          </table:table-cell>
          <table:table-cell office:value-type="string" calcext:value-type="string">
            <text:p>recipe018</text:p>
          </table:table-cell>
          <table:table-cell office:value-type="string" calcext:value-type="string">
            <text:p>Description recipe 01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2-03T10:20:13" calcext:value-type="date">
            <text:p>2014-12-03 10:20:13</text:p>
          </table:table-cell>
          <table:table-cell office:value-type="string" calcext:value-type="string">
            <text:p>recipe019</text:p>
          </table:table-cell>
          <table:table-cell office:value-type="string" calcext:value-type="string">
            <text:p>Description recipe 01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r00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2-04T10:20:13" calcext:value-type="date">
            <text:p>2014-12-04 10:20:13</text:p>
          </table:table-cell>
          <table:table-cell office:value-type="string" calcext:value-type="string">
            <text:p>recipe020</text:p>
          </table:table-cell>
          <table:table-cell office:value-type="string" calcext:value-type="string">
            <text:p>Description recipe 020</text:p>
          </table:table-cell>
          <table:table-cell/>
        </table:table-row>
      </table:table>
      <table:named-expressions>
        <table:named-range table:name="user_id" table:base-cell-address="$users.$A$2" table:cell-range-address="$users.$A$2:.$A$2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date-style style:name="N105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06">
      <number:number number:decimal-places="0" number:min-integer-digits="2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 style:data-style-name="N2" text:time-value="20:25:36.1031862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5T20:30:39.431226010</dc:date>
    <dc:creator>Juanlu </dc:creator>
    <meta:editing-duration>PT5H34M17S</meta:editing-duration>
    <meta:editing-cycles>54</meta:editing-cycles>
    <meta:generator>LibreOffice/4.3.3.2$Linux_X86_64 LibreOffice_project/430m0$Build-2</meta:generator>
    <meta:document-statistic meta:table-count="38" meta:cell-count="5634" meta:object-count="0"/>
  </office:meta>
</office:document-meta>
</file>